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06445" calcext:value-type="float">
            <text:p>0.304064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2859635" calcext:value-type="float">
            <text:p>0.5285963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48276" calcext:value-type="float">
            <text:p>0.86482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2951043" calcext:value-type="float">
            <text:p>1.29510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64635445" calcext:value-type="float">
            <text:p>1.6463544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9610175" calcext:value-type="float">
            <text:p>1.96101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2982629" calcext:value-type="float">
            <text:p>2.29826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62840575" calcext:value-type="float">
            <text:p>2.6284057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94946895" calcext:value-type="float">
            <text:p>2.9494689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2754371" calcext:value-type="float">
            <text:p>3.275437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6144985" calcext:value-type="float">
            <text:p>3.614498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95557445" calcext:value-type="float">
            <text:p>3.9555744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.2729222" calcext:value-type="float">
            <text:p>4.272922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5701537" calcext:value-type="float">
            <text:p>4.570153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87559125" calcext:value-type="float">
            <text:p>4.8755912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18489695" calcext:value-type="float">
            <text:p>5.184896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50258915" calcext:value-type="float">
            <text:p>5.5025891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.82862625" calcext:value-type="float">
            <text:p>5.828626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1546651" calcext:value-type="float">
            <text:p>6.154665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081289" calcext:value-type="float">
            <text:p>6.081289</text:p>
          </table:table-cell>
          <table:table-cell office:value-type="float" office:value="6.49291615" calcext:value-type="float">
            <text:p>6.49291615</text:p>
          </table:table-cell>
          <table:table-cell table:formula="of:=POWER([.C21]-6.75;2)" office:value-type="float" office:value="0.0660921059308225" calcext:value-type="float">
            <text:p>0.0660921059</text:p>
          </table:table-cell>
          <table:table-cell table:formula="of:=SQRT(SUM([.D21:.D120])/100)" office:value-type="float" office:value="0.30093094929064" calcext:value-type="float">
            <text:p>0.30093094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490638" calcext:value-type="float">
            <text:p>4.490638</text:p>
          </table:table-cell>
          <table:table-cell office:value-type="float" office:value="6.5580101" calcext:value-type="float">
            <text:p>6.5580101</text:p>
          </table:table-cell>
          <table:table-cell table:formula="of:=POWER([.C22]-6.75;2)" office:value-type="float" office:value="0.0368601217020101" calcext:value-type="float">
            <text:p>0.03686012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724625" calcext:value-type="float">
            <text:p>6.724625</text:p>
          </table:table-cell>
          <table:table-cell office:value-type="float" office:value="6.71076515" calcext:value-type="float">
            <text:p>6.71076515</text:p>
          </table:table-cell>
          <table:table-cell table:formula="of:=POWER([.C23]-6.75;2)" office:value-type="float" office:value="0.00153937345452248" calcext:value-type="float">
            <text:p>0.001539373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605534" calcext:value-type="float">
            <text:p>8.605534</text:p>
          </table:table-cell>
          <table:table-cell office:value-type="float" office:value="6.726933" calcext:value-type="float">
            <text:p>6.726933</text:p>
          </table:table-cell>
          <table:table-cell table:formula="of:=POWER([.C24]-6.75;2)" office:value-type="float" office:value="0.000532086489000008" calcext:value-type="float">
            <text:p>0.000532086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025003" calcext:value-type="float">
            <text:p>7.025003</text:p>
          </table:table-cell>
          <table:table-cell office:value-type="float" office:value="6.6257941" calcext:value-type="float">
            <text:p>6.6257941</text:p>
          </table:table-cell>
          <table:table-cell table:formula="of:=POWER([.C25]-6.75;2)" office:value-type="float" office:value="0.0154271055948099" calcext:value-type="float">
            <text:p>0.015427105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93261" calcext:value-type="float">
            <text:p>6.293261</text:p>
          </table:table-cell>
          <table:table-cell office:value-type="float" office:value="6.60005445" calcext:value-type="float">
            <text:p>6.60005445</text:p>
          </table:table-cell>
          <table:table-cell table:formula="of:=POWER([.C26]-6.75;2)" office:value-type="float" office:value="0.0224836679648025" calcext:value-type="float">
            <text:p>0.02248366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744908" calcext:value-type="float">
            <text:p>6.744908</text:p>
          </table:table-cell>
          <table:table-cell office:value-type="float" office:value="6.6251132" calcext:value-type="float">
            <text:p>6.6251132</text:p>
          </table:table-cell>
          <table:table-cell table:formula="of:=POWER([.C27]-6.75;2)" office:value-type="float" office:value="0.0155967128142401" calcext:value-type="float">
            <text:p>0.01559671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602857" calcext:value-type="float">
            <text:p>6.602857</text:p>
          </table:table-cell>
          <table:table-cell office:value-type="float" office:value="6.63258995" calcext:value-type="float">
            <text:p>6.63258995</text:p>
          </table:table-cell>
          <table:table-cell table:formula="of:=POWER([.C28]-6.75;2)" office:value-type="float" office:value="0.0137851198410025" calcext:value-type="float">
            <text:p>0.013785119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421264" calcext:value-type="float">
            <text:p>6.421264</text:p>
          </table:table-cell>
          <table:table-cell office:value-type="float" office:value="6.6314626" calcext:value-type="float">
            <text:p>6.6314626</text:p>
          </table:table-cell>
          <table:table-cell table:formula="of:=POWER([.C29]-6.75;2)" office:value-type="float" office:value="0.01405111519876" calcext:value-type="float">
            <text:p>0.01405111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519363" calcext:value-type="float">
            <text:p>6.519363</text:p>
          </table:table-cell>
          <table:table-cell office:value-type="float" office:value="6.6317855" calcext:value-type="float">
            <text:p>6.6317855</text:p>
          </table:table-cell>
          <table:table-cell table:formula="of:=POWER([.C30]-6.75;2)" office:value-type="float" office:value="0.0139746680102499" calcext:value-type="float">
            <text:p>0.0139746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781228" calcext:value-type="float">
            <text:p>6.781228</text:p>
          </table:table-cell>
          <table:table-cell office:value-type="float" office:value="6.6381676" calcext:value-type="float">
            <text:p>6.6381676</text:p>
          </table:table-cell>
          <table:table-cell table:formula="of:=POWER([.C31]-6.75;2)" office:value-type="float" office:value="0.01250648568976" calcext:value-type="float">
            <text:p>0.012506485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821519" calcext:value-type="float">
            <text:p>6.821519</text:p>
          </table:table-cell>
          <table:table-cell office:value-type="float" office:value="6.64588465" calcext:value-type="float">
            <text:p>6.64588465</text:p>
          </table:table-cell>
          <table:table-cell table:formula="of:=POWER([.C32]-6.75;2)" office:value-type="float" office:value="0.0108400061056225" calcext:value-type="float">
            <text:p>0.010840006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346955" calcext:value-type="float">
            <text:p>6.346955</text:p>
          </table:table-cell>
          <table:table-cell office:value-type="float" office:value="6.6515261" calcext:value-type="float">
            <text:p>6.6515261</text:p>
          </table:table-cell>
          <table:table-cell table:formula="of:=POWER([.C33]-6.75;2)" office:value-type="float" office:value="0.00969710898121002" calcext:value-type="float">
            <text:p>0.00969710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94463" calcext:value-type="float">
            <text:p>5.94463</text:p>
          </table:table-cell>
          <table:table-cell office:value-type="float" office:value="6.67760195" calcext:value-type="float">
            <text:p>6.67760195</text:p>
          </table:table-cell>
          <table:table-cell table:formula="of:=POWER([.C34]-6.75;2)" office:value-type="float" office:value="0.00524147764380255" calcext:value-type="float">
            <text:p>0.005241477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108751" calcext:value-type="float">
            <text:p>6.108751</text:p>
          </table:table-cell>
          <table:table-cell office:value-type="float" office:value="6.72280265" calcext:value-type="float">
            <text:p>6.72280265</text:p>
          </table:table-cell>
          <table:table-cell table:formula="of:=POWER([.C35]-6.75;2)" office:value-type="float" office:value="0.000739695847022488" calcext:value-type="float">
            <text:p>0.000739695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186114" calcext:value-type="float">
            <text:p>6.186114</text:p>
          </table:table-cell>
          <table:table-cell office:value-type="float" office:value="6.74913335" calcext:value-type="float">
            <text:p>6.74913335</text:p>
          </table:table-cell>
          <table:table-cell table:formula="of:=POWER([.C36]-6.75;2)" office:value-type="float" office:value="0.000000751082222499754" calcext:value-type="float">
            <text:p>7.51082222499754E-00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353844" calcext:value-type="float">
            <text:p>6.353844</text:p>
          </table:table-cell>
          <table:table-cell office:value-type="float" office:value="6.78517985" calcext:value-type="float">
            <text:p>6.78517985</text:p>
          </table:table-cell>
          <table:table-cell table:formula="of:=POWER([.C37]-6.75;2)" office:value-type="float" office:value="0.00123762184602253" calcext:value-type="float">
            <text:p>0.001237621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520742" calcext:value-type="float">
            <text:p>6.520742</text:p>
          </table:table-cell>
          <table:table-cell office:value-type="float" office:value="6.8343212" calcext:value-type="float">
            <text:p>6.8343212</text:p>
          </table:table-cell>
          <table:table-cell table:formula="of:=POWER([.C38]-6.75;2)" office:value-type="float" office:value="0.00711006476943996" calcext:value-type="float">
            <text:p>0.007110064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520777" calcext:value-type="float">
            <text:p>6.520777</text:p>
          </table:table-cell>
          <table:table-cell office:value-type="float" office:value="6.86764215" calcext:value-type="float">
            <text:p>6.86764215</text:p>
          </table:table-cell>
          <table:table-cell table:formula="of:=POWER([.C39]-6.75;2)" office:value-type="float" office:value="0.0138396754566225" calcext:value-type="float">
            <text:p>0.013839675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765021" calcext:value-type="float">
            <text:p>6.765021</text:p>
          </table:table-cell>
          <table:table-cell office:value-type="float" office:value="6.88427455" calcext:value-type="float">
            <text:p>6.88427455</text:p>
          </table:table-cell>
          <table:table-cell table:formula="of:=POWER([.C40]-6.75;2)" office:value-type="float" office:value="0.0180296547777024" calcext:value-type="float">
            <text:p>0.018029654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383168" calcext:value-type="float">
            <text:p>7.383168</text:p>
          </table:table-cell>
          <table:table-cell office:value-type="float" office:value="6.8855599" calcext:value-type="float">
            <text:p>6.8855599</text:p>
          </table:table-cell>
          <table:table-cell table:formula="of:=POWER([.C41]-6.75;2)" office:value-type="float" office:value="0.0183764864880099" calcext:value-type="float">
            <text:p>0.018376486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545739" calcext:value-type="float">
            <text:p>7.545739</text:p>
          </table:table-cell>
          <table:table-cell office:value-type="float" office:value="6.85348215" calcext:value-type="float">
            <text:p>6.85348215</text:p>
          </table:table-cell>
          <table:table-cell table:formula="of:=POWER([.C42]-6.75;2)" office:value-type="float" office:value="0.0107085553686224" calcext:value-type="float">
            <text:p>0.010708555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047982" calcext:value-type="float">
            <text:p>7.047982</text:p>
          </table:table-cell>
          <table:table-cell office:value-type="float" office:value="6.8060303" calcext:value-type="float">
            <text:p>6.8060303</text:p>
          </table:table-cell>
          <table:table-cell table:formula="of:=POWER([.C43]-6.75;2)" office:value-type="float" office:value="0.00313939451808997" calcext:value-type="float">
            <text:p>0.003139394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582756" calcext:value-type="float">
            <text:p>6.582756</text:p>
          </table:table-cell>
          <table:table-cell office:value-type="float" office:value="6.7744483" calcext:value-type="float">
            <text:p>6.7744483</text:p>
          </table:table-cell>
          <table:table-cell table:formula="of:=POWER([.C44]-6.75;2)" office:value-type="float" office:value="0.000597719372889977" calcext:value-type="float">
            <text:p>0.000597719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51021" calcext:value-type="float">
            <text:p>6.51021</text:p>
          </table:table-cell>
          <table:table-cell office:value-type="float" office:value="6.762387" calcext:value-type="float">
            <text:p>6.762387</text:p>
          </table:table-cell>
          <table:table-cell table:formula="of:=POWER([.C45]-6.75;2)" office:value-type="float" office:value="0.000153437769000009" calcext:value-type="float">
            <text:p>0.000153437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94436" calcext:value-type="float">
            <text:p>6.794436</text:p>
          </table:table-cell>
          <table:table-cell office:value-type="float" office:value="6.78555255" calcext:value-type="float">
            <text:p>6.78555255</text:p>
          </table:table-cell>
          <table:table-cell table:formula="of:=POWER([.C46]-6.75;2)" office:value-type="float" office:value="0.00126398381150252" calcext:value-type="float">
            <text:p>0.001263983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894443" calcext:value-type="float">
            <text:p>6.894443</text:p>
          </table:table-cell>
          <table:table-cell office:value-type="float" office:value="6.82356535" calcext:value-type="float">
            <text:p>6.82356535</text:p>
          </table:table-cell>
          <table:table-cell table:formula="of:=POWER([.C47]-6.75;2)" office:value-type="float" office:value="0.0054118607206225" calcext:value-type="float">
            <text:p>0.005411860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58031" calcext:value-type="float">
            <text:p>6.58031</text:p>
          </table:table-cell>
          <table:table-cell office:value-type="float" office:value="6.84391675" calcext:value-type="float">
            <text:p>6.84391675</text:p>
          </table:table-cell>
          <table:table-cell table:formula="of:=POWER([.C48]-6.75;2)" office:value-type="float" office:value="0.0088203559305625" calcext:value-type="float">
            <text:p>0.008820355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427722" calcext:value-type="float">
            <text:p>6.427722</text:p>
          </table:table-cell>
          <table:table-cell office:value-type="float" office:value="6.83832555" calcext:value-type="float">
            <text:p>6.83832555</text:p>
          </table:table-cell>
          <table:table-cell table:formula="of:=POWER([.C49]-6.75;2)" office:value-type="float" office:value="0.00780140278280257" calcext:value-type="float">
            <text:p>0.007801402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647005" calcext:value-type="float">
            <text:p>6.647005</text:p>
          </table:table-cell>
          <table:table-cell office:value-type="float" office:value="6.8328673" calcext:value-type="float">
            <text:p>6.8328673</text:p>
          </table:table-cell>
          <table:table-cell table:formula="of:=POWER([.C50]-6.75;2)" office:value-type="float" office:value="0.00686698940929003" calcext:value-type="float">
            <text:p>0.00686698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935569" calcext:value-type="float">
            <text:p>6.935569</text:p>
          </table:table-cell>
          <table:table-cell office:value-type="float" office:value="6.84731565" calcext:value-type="float">
            <text:p>6.84731565</text:p>
          </table:table-cell>
          <table:table-cell table:formula="of:=POWER([.C51]-6.75;2)" office:value-type="float" office:value="0.00947033573492243" calcext:value-type="float">
            <text:p>0.009470335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934348" calcext:value-type="float">
            <text:p>6.934348</text:p>
          </table:table-cell>
          <table:table-cell office:value-type="float" office:value="6.8401084" calcext:value-type="float">
            <text:p>6.8401084</text:p>
          </table:table-cell>
          <table:table-cell table:formula="of:=POWER([.C52]-6.75;2)" office:value-type="float" office:value="0.00811952375056002" calcext:value-type="float">
            <text:p>0.008119523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868472" calcext:value-type="float">
            <text:p>6.868472</text:p>
          </table:table-cell>
          <table:table-cell office:value-type="float" office:value="6.8118684" calcext:value-type="float">
            <text:p>6.8118684</text:p>
          </table:table-cell>
          <table:table-cell table:formula="of:=POWER([.C53]-6.75;2)" office:value-type="float" office:value="0.00382769891855998" calcext:value-type="float">
            <text:p>0.003827698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848644" calcext:value-type="float">
            <text:p>6.848644</text:p>
          </table:table-cell>
          <table:table-cell office:value-type="float" office:value="6.78980175" calcext:value-type="float">
            <text:p>6.78980175</text:p>
          </table:table-cell>
          <table:table-cell table:formula="of:=POWER([.C54]-6.75;2)" office:value-type="float" office:value="0.00158417930306247" calcext:value-type="float">
            <text:p>0.001584179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.635365" calcext:value-type="float">
            <text:p>6.635365</text:p>
          </table:table-cell>
          <table:table-cell office:value-type="float" office:value="6.7743642" calcext:value-type="float">
            <text:p>6.7743642</text:p>
          </table:table-cell>
          <table:table-cell table:formula="of:=POWER([.C55]-6.75;2)" office:value-type="float" office:value="0.000593614241639997" calcext:value-type="float">
            <text:p>0.000593614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907044" calcext:value-type="float">
            <text:p>6.907044</text:p>
          </table:table-cell>
          <table:table-cell office:value-type="float" office:value="6.79207675" calcext:value-type="float">
            <text:p>6.79207675</text:p>
          </table:table-cell>
          <table:table-cell table:formula="of:=POWER([.C56]-6.75;2)" office:value-type="float" office:value="0.00177045289056247" calcext:value-type="float">
            <text:p>0.001770452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336671" calcext:value-type="float">
            <text:p>7.336671</text:p>
          </table:table-cell>
          <table:table-cell office:value-type="float" office:value="6.80844315" calcext:value-type="float">
            <text:p>6.80844315</text:p>
          </table:table-cell>
          <table:table-cell table:formula="of:=POWER([.C57]-6.75;2)" office:value-type="float" office:value="0.00341560178192255" calcext:value-type="float">
            <text:p>0.003415601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187161" calcext:value-type="float">
            <text:p>7.187161</text:p>
          </table:table-cell>
          <table:table-cell office:value-type="float" office:value="6.7990264" calcext:value-type="float">
            <text:p>6.7990264</text:p>
          </table:table-cell>
          <table:table-cell table:formula="of:=POWER([.C58]-6.75;2)" office:value-type="float" office:value="0.00240358789695998" calcext:value-type="float">
            <text:p>0.002403587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853425" calcext:value-type="float">
            <text:p>6.853425</text:p>
          </table:table-cell>
          <table:table-cell office:value-type="float" office:value="6.79019705" calcext:value-type="float">
            <text:p>6.79019705</text:p>
          </table:table-cell>
          <table:table-cell table:formula="of:=POWER([.C59]-6.75;2)" office:value-type="float" office:value="0.00161580282870248" calcext:value-type="float">
            <text:p>0.001615802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790728" calcext:value-type="float">
            <text:p>6.790728</text:p>
          </table:table-cell>
          <table:table-cell office:value-type="float" office:value="6.77487605" calcext:value-type="float">
            <text:p>6.77487605</text:p>
          </table:table-cell>
          <table:table-cell table:formula="of:=POWER([.C60]-6.75;2)" office:value-type="float" office:value="0.00061881786360248" calcext:value-type="float">
            <text:p>0.000618817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741613" calcext:value-type="float">
            <text:p>6.741613</text:p>
          </table:table-cell>
          <table:table-cell office:value-type="float" office:value="6.7895746" calcext:value-type="float">
            <text:p>6.7895746</text:p>
          </table:table-cell>
          <table:table-cell table:formula="of:=POWER([.C61]-6.75;2)" office:value-type="float" office:value="0.00156614896515999" calcext:value-type="float">
            <text:p>0.00156614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596702" calcext:value-type="float">
            <text:p>6.596702</text:p>
          </table:table-cell>
          <table:table-cell office:value-type="float" office:value="6.91660715" calcext:value-type="float">
            <text:p>6.91660715</text:p>
          </table:table-cell>
          <table:table-cell table:formula="of:=POWER([.C62]-6.75;2)" office:value-type="float" office:value="0.0277579424311225" calcext:value-type="float">
            <text:p>0.027757942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416342" calcext:value-type="float">
            <text:p>6.416342</text:p>
          </table:table-cell>
          <table:table-cell office:value-type="float" office:value="7.0375938" calcext:value-type="float">
            <text:p>7.0375938</text:p>
          </table:table-cell>
          <table:table-cell table:formula="of:=POWER([.C63]-6.75;2)" office:value-type="float" office:value="0.0827101937984399" calcext:value-type="float">
            <text:p>0.082710193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34153" calcext:value-type="float">
            <text:p>6.34153</text:p>
          </table:table-cell>
          <table:table-cell office:value-type="float" office:value="6.9195004" calcext:value-type="float">
            <text:p>6.9195004</text:p>
          </table:table-cell>
          <table:table-cell table:formula="of:=POWER([.C64]-6.75;2)" office:value-type="float" office:value="0.0287303856001601" calcext:value-type="float">
            <text:p>0.028730385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973521" calcext:value-type="float">
            <text:p>6.973521</text:p>
          </table:table-cell>
          <table:table-cell office:value-type="float" office:value="6.62660295" calcext:value-type="float">
            <text:p>6.62660295</text:p>
          </table:table-cell>
          <table:table-cell table:formula="of:=POWER([.C65]-6.75;2)" office:value-type="float" office:value="0.0152268319487026" calcext:value-type="float">
            <text:p>0.015226831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554692" calcext:value-type="float">
            <text:p>7.554692</text:p>
          </table:table-cell>
          <table:table-cell office:value-type="float" office:value="6.5140548" calcext:value-type="float">
            <text:p>6.5140548</text:p>
          </table:table-cell>
          <table:table-cell table:formula="of:=POWER([.C66]-6.75;2)" office:value-type="float" office:value="0.0556701374030399" calcext:value-type="float">
            <text:p>0.055670137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301471" calcext:value-type="float">
            <text:p>7.301471</text:p>
          </table:table-cell>
          <table:table-cell office:value-type="float" office:value="6.41992355" calcext:value-type="float">
            <text:p>6.41992355</text:p>
          </table:table-cell>
          <table:table-cell table:formula="of:=POWER([.C67]-6.75;2)" office:value-type="float" office:value="0.108950462844602" calcext:value-type="float">
            <text:p>0.108950462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468486" calcext:value-type="float">
            <text:p>6.468486</text:p>
          </table:table-cell>
          <table:table-cell office:value-type="float" office:value="6.33940095" calcext:value-type="float">
            <text:p>6.33940095</text:p>
          </table:table-cell>
          <table:table-cell table:formula="of:=POWER([.C68]-6.75;2)" office:value-type="float" office:value="0.168591579860903" calcext:value-type="float">
            <text:p>0.168591579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318557" calcext:value-type="float">
            <text:p>6.318557</text:p>
          </table:table-cell>
          <table:table-cell office:value-type="float" office:value="6.25361305" calcext:value-type="float">
            <text:p>6.25361305</text:p>
          </table:table-cell>
          <table:table-cell table:formula="of:=POWER([.C69]-6.75;2)" office:value-type="float" office:value="0.246400004130302" calcext:value-type="float">
            <text:p>0.246400004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935972" calcext:value-type="float">
            <text:p>6.935972</text:p>
          </table:table-cell>
          <table:table-cell office:value-type="float" office:value="6.2063802" calcext:value-type="float">
            <text:p>6.2063802</text:p>
          </table:table-cell>
          <table:table-cell table:formula="of:=POWER([.C70]-6.75;2)" office:value-type="float" office:value="0.29552248695204" calcext:value-type="float">
            <text:p>0.29552248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791424" calcext:value-type="float">
            <text:p>6.791424</text:p>
          </table:table-cell>
          <table:table-cell office:value-type="float" office:value="6.2626489" calcext:value-type="float">
            <text:p>6.2626489</text:p>
          </table:table-cell>
          <table:table-cell table:formula="of:=POWER([.C71]-6.75;2)" office:value-type="float" office:value="0.23751109467121" calcext:value-type="float">
            <text:p>0.237511094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369548" calcext:value-type="float">
            <text:p>6.369548</text:p>
          </table:table-cell>
          <table:table-cell office:value-type="float" office:value="6.3737946" calcext:value-type="float">
            <text:p>6.3737946</text:p>
          </table:table-cell>
          <table:table-cell table:formula="of:=POWER([.C72]-6.75;2)" office:value-type="float" office:value="0.14153050298916" calcext:value-type="float">
            <text:p>0.14153050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427139" calcext:value-type="float">
            <text:p>6.427139</text:p>
          </table:table-cell>
          <table:table-cell office:value-type="float" office:value="6.3899772" calcext:value-type="float">
            <text:p>6.3899772</text:p>
          </table:table-cell>
          <table:table-cell table:formula="of:=POWER([.C73]-6.75;2)" office:value-type="float" office:value="0.12961641651984" calcext:value-type="float">
            <text:p>0.129616416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39893" calcext:value-type="float">
            <text:p>6.539893</text:p>
          </table:table-cell>
          <table:table-cell office:value-type="float" office:value="6.3198332" calcext:value-type="float">
            <text:p>6.3198332</text:p>
          </table:table-cell>
          <table:table-cell table:formula="of:=POWER([.C74]-6.75;2)" office:value-type="float" office:value="0.18504347582224" calcext:value-type="float">
            <text:p>0.185043475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989616" calcext:value-type="float">
            <text:p>6.989616</text:p>
          </table:table-cell>
          <table:table-cell office:value-type="float" office:value="6.2810202" calcext:value-type="float">
            <text:p>6.2810202</text:p>
          </table:table-cell>
          <table:table-cell table:formula="of:=POWER([.C75]-6.75;2)" office:value-type="float" office:value="0.21994205280804" calcext:value-type="float">
            <text:p>0.219942052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234372" calcext:value-type="float">
            <text:p>7.234372</text:p>
          </table:table-cell>
          <table:table-cell office:value-type="float" office:value="6.2417178" calcext:value-type="float">
            <text:p>6.2417178</text:p>
          </table:table-cell>
          <table:table-cell table:formula="of:=POWER([.C76]-6.75;2)" office:value-type="float" office:value="0.25835079483684" calcext:value-type="float">
            <text:p>0.258350794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148336" calcext:value-type="float">
            <text:p>7.148336</text:p>
          </table:table-cell>
          <table:table-cell office:value-type="float" office:value="6.2532638" calcext:value-type="float">
            <text:p>6.2532638</text:p>
          </table:table-cell>
          <table:table-cell table:formula="of:=POWER([.C77]-6.75;2)" office:value-type="float" office:value="0.24674685239044" calcext:value-type="float">
            <text:p>0.246746852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010574" calcext:value-type="float">
            <text:p>7.010574</text:p>
          </table:table-cell>
          <table:table-cell office:value-type="float" office:value="6.2502221" calcext:value-type="float">
            <text:p>6.2502221</text:p>
          </table:table-cell>
          <table:table-cell table:formula="of:=POWER([.C78]-6.75;2)" office:value-type="float" office:value="0.24977794932841" calcext:value-type="float">
            <text:p>0.2497779493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547005" calcext:value-type="float">
            <text:p>6.547005</text:p>
          </table:table-cell>
          <table:table-cell office:value-type="float" office:value="6.167013" calcext:value-type="float">
            <text:p>6.167013</text:p>
          </table:table-cell>
          <table:table-cell table:formula="of:=POWER([.C79]-6.75;2)" office:value-type="float" office:value="0.339873842169" calcext:value-type="float">
            <text:p>0.33987384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084699" calcext:value-type="float">
            <text:p>7.084699</text:p>
          </table:table-cell>
          <table:table-cell office:value-type="float" office:value="6.14313815" calcext:value-type="float">
            <text:p>6.14313815</text:p>
          </table:table-cell>
          <table:table-cell table:formula="of:=POWER([.C80]-6.75;2)" office:value-type="float" office:value="0.368281304985422" calcext:value-type="float">
            <text:p>0.36828130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282264" calcext:value-type="float">
            <text:p>9.282264</text:p>
          </table:table-cell>
          <table:table-cell office:value-type="float" office:value="6.117623" calcext:value-type="float">
            <text:p>6.117623</text:p>
          </table:table-cell>
          <table:table-cell table:formula="of:=POWER([.C81]-6.75;2)" office:value-type="float" office:value="0.399900670129" calcext:value-type="float">
            <text:p>0.399900670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016435" calcext:value-type="float">
            <text:p>9.016435</text:p>
          </table:table-cell>
          <table:table-cell office:value-type="float" office:value="5.9646808" calcext:value-type="float">
            <text:p>5.9646808</text:p>
          </table:table-cell>
          <table:table-cell table:formula="of:=POWER([.C82]-6.75;2)" office:value-type="float" office:value="0.61672624588864" calcext:value-type="float">
            <text:p>0.616726245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054474" calcext:value-type="float">
            <text:p>4.054474</text:p>
          </table:table-cell>
          <table:table-cell office:value-type="float" office:value="5.82503005" calcext:value-type="float">
            <text:p>5.82503005</text:p>
          </table:table-cell>
          <table:table-cell table:formula="of:=POWER([.C83]-6.75;2)" office:value-type="float" office:value="0.855569408403002" calcext:value-type="float">
            <text:p>0.855569408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83581" calcext:value-type="float">
            <text:p>0.483581</text:p>
          </table:table-cell>
          <table:table-cell office:value-type="float" office:value="5.93347735" calcext:value-type="float">
            <text:p>5.93347735</text:p>
          </table:table-cell>
          <table:table-cell table:formula="of:=POWER([.C84]-6.75;2)" office:value-type="float" office:value="0.666709237963022" calcext:value-type="float">
            <text:p>0.66670923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722558" calcext:value-type="float">
            <text:p>4.722558</text:p>
          </table:table-cell>
          <table:table-cell office:value-type="float" office:value="6.2204693" calcext:value-type="float">
            <text:p>6.2204693</text:p>
          </table:table-cell>
          <table:table-cell table:formula="of:=POWER([.C85]-6.75;2)" office:value-type="float" office:value="0.28040276224249" calcext:value-type="float">
            <text:p>0.280402762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672067" calcext:value-type="float">
            <text:p>5.672067</text:p>
          </table:table-cell>
          <table:table-cell office:value-type="float" office:value="6.2955124" calcext:value-type="float">
            <text:p>6.2955124</text:p>
          </table:table-cell>
          <table:table-cell table:formula="of:=POWER([.C86]-6.75;2)" office:value-type="float" office:value="0.20655897855376" calcext:value-type="float">
            <text:p>0.206558978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691019" calcext:value-type="float">
            <text:p>5.691019</text:p>
          </table:table-cell>
          <table:table-cell office:value-type="float" office:value="6.3395172" calcext:value-type="float">
            <text:p>6.3395172</text:p>
          </table:table-cell>
          <table:table-cell table:formula="of:=POWER([.C87]-6.75;2)" office:value-type="float" office:value="0.16849612909584" calcext:value-type="float">
            <text:p>0.168496129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752728" calcext:value-type="float">
            <text:p>4.752728</text:p>
          </table:table-cell>
          <table:table-cell office:value-type="float" office:value="6.53014915" calcext:value-type="float">
            <text:p>6.53014915</text:p>
          </table:table-cell>
          <table:table-cell table:formula="of:=POWER([.C88]-6.75;2)" office:value-type="float" office:value="0.0483343962457226" calcext:value-type="float">
            <text:p>0.048334396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3739" calcext:value-type="float">
            <text:p>5.3739</text:p>
          </table:table-cell>
          <table:table-cell office:value-type="float" office:value="6.73022255" calcext:value-type="float">
            <text:p>6.73022255</text:p>
          </table:table-cell>
          <table:table-cell table:formula="of:=POWER([.C89]-6.75;2)" office:value-type="float" office:value="0.000391147528502512" calcext:value-type="float">
            <text:p>0.000391147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061346" calcext:value-type="float">
            <text:p>8.061346</text:p>
          </table:table-cell>
          <table:table-cell office:value-type="float" office:value="6.71740485" calcext:value-type="float">
            <text:p>6.71740485</text:p>
          </table:table-cell>
          <table:table-cell table:formula="of:=POWER([.C90]-6.75;2)" office:value-type="float" office:value="0.00106244380352248" calcext:value-type="float">
            <text:p>0.001062443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014338" calcext:value-type="float">
            <text:p>9.014338</text:p>
          </table:table-cell>
          <table:table-cell office:value-type="float" office:value="6.54266875" calcext:value-type="float">
            <text:p>6.54266875</text:p>
          </table:table-cell>
          <table:table-cell table:formula="of:=POWER([.C91]-6.75;2)" office:value-type="float" office:value="0.0429862472265626" calcext:value-type="float">
            <text:p>0.042986247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6932" calcext:value-type="float">
            <text:p>6.6932</text:p>
          </table:table-cell>
          <table:table-cell office:value-type="float" office:value="6.37608735" calcext:value-type="float">
            <text:p>6.37608735</text:p>
          </table:table-cell>
          <table:table-cell table:formula="of:=POWER([.C92]-6.75;2)" office:value-type="float" office:value="0.139810669830023" calcext:value-type="float">
            <text:p>0.139810669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024259" calcext:value-type="float">
            <text:p>5.024259</text:p>
          </table:table-cell>
          <table:table-cell office:value-type="float" office:value="6.38177325" calcext:value-type="float">
            <text:p>6.38177325</text:p>
          </table:table-cell>
          <table:table-cell table:formula="of:=POWER([.C93]-6.75;2)" office:value-type="float" office:value="0.135590939415562" calcext:value-type="float">
            <text:p>0.135590939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763633" calcext:value-type="float">
            <text:p>5.763633</text:p>
          </table:table-cell>
          <table:table-cell office:value-type="float" office:value="6.4808907" calcext:value-type="float">
            <text:p>6.4808907</text:p>
          </table:table-cell>
          <table:table-cell table:formula="of:=POWER([.C94]-6.75;2)" office:value-type="float" office:value="0.0724198153464901" calcext:value-type="float">
            <text:p>0.072419815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203568" calcext:value-type="float">
            <text:p>6.203568</text:p>
          </table:table-cell>
          <table:table-cell office:value-type="float" office:value="6.4872863" calcext:value-type="float">
            <text:p>6.4872863</text:p>
          </table:table-cell>
          <table:table-cell table:formula="of:=POWER([.C95]-6.75;2)" office:value-type="float" office:value="0.06901848816769" calcext:value-type="float">
            <text:p>0.069018488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465292" calcext:value-type="float">
            <text:p>7.465292</text:p>
          </table:table-cell>
          <table:table-cell office:value-type="float" office:value="6.438878" calcext:value-type="float">
            <text:p>6.438878</text:p>
          </table:table-cell>
          <table:table-cell table:formula="of:=POWER([.C96]-6.75;2)" office:value-type="float" office:value="0.0967968988840001" calcext:value-type="float">
            <text:p>0.096796898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087502" calcext:value-type="float">
            <text:p>7.087502</text:p>
          </table:table-cell>
          <table:table-cell office:value-type="float" office:value="6.388462" calcext:value-type="float">
            <text:p>6.388462</text:p>
          </table:table-cell>
          <table:table-cell table:formula="of:=POWER([.C97]-6.75;2)" office:value-type="float" office:value="0.130709725444" calcext:value-type="float">
            <text:p>0.130709725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346392" calcext:value-type="float">
            <text:p>5.346392</text:p>
          </table:table-cell>
          <table:table-cell office:value-type="float" office:value="6.41437595" calcext:value-type="float">
            <text:p>6.41437595</text:p>
          </table:table-cell>
          <table:table-cell table:formula="of:=POWER([.C98]-6.75;2)" office:value-type="float" office:value="0.112643502938402" calcext:value-type="float">
            <text:p>0.112643502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069508" calcext:value-type="float">
            <text:p>6.069508</text:p>
          </table:table-cell>
          <table:table-cell office:value-type="float" office:value="6.50383175" calcext:value-type="float">
            <text:p>6.50383175</text:p>
          </table:table-cell>
          <table:table-cell table:formula="of:=POWER([.C99]-6.75;2)" office:value-type="float" office:value="0.0605988073080626" calcext:value-type="float">
            <text:p>0.060598807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574396" calcext:value-type="float">
            <text:p>6.574396</text:p>
          </table:table-cell>
          <table:table-cell office:value-type="float" office:value="6.4938253" calcext:value-type="float">
            <text:p>6.4938253</text:p>
          </table:table-cell>
          <table:table-cell table:formula="of:=POWER([.C100]-6.75;2)" office:value-type="float" office:value="0.0656254769200899" calcext:value-type="float">
            <text:p>0.065625476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22342" calcext:value-type="float">
            <text:p>6.22342</text:p>
          </table:table-cell>
          <table:table-cell office:value-type="float" office:value="6.463601" calcext:value-type="float">
            <text:p>6.463601</text:p>
          </table:table-cell>
          <table:table-cell table:formula="of:=POWER([.C101]-6.75;2)" office:value-type="float" office:value="0.0820243872010002" calcext:value-type="float">
            <text:p>0.082024387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22342" calcext:value-type="float">
            <text:p>6.22342</text:p>
          </table:table-cell>
          <table:table-cell office:value-type="float" office:value="6.48676175" calcext:value-type="float">
            <text:p>6.48676175</text:p>
          </table:table-cell>
          <table:table-cell table:formula="of:=POWER([.C102]-6.75;2)" office:value-type="float" office:value="0.0692943762630623" calcext:value-type="float">
            <text:p>0.069294376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22342" calcext:value-type="float">
            <text:p>6.22342</text:p>
          </table:table-cell>
          <table:table-cell office:value-type="float" office:value="6.4984078" calcext:value-type="float">
            <text:p>6.4984078</text:p>
          </table:table-cell>
          <table:table-cell table:formula="of:=POWER([.C103]-6.75;2)" office:value-type="float" office:value="0.0632986351008401" calcext:value-type="float">
            <text:p>0.063298635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22342" calcext:value-type="float">
            <text:p>6.22342</text:p>
          </table:table-cell>
          <table:table-cell office:value-type="float" office:value="6.52305295" calcext:value-type="float">
            <text:p>6.52305295</text:p>
          </table:table-cell>
          <table:table-cell table:formula="of:=POWER([.C104]-6.75;2)" office:value-type="float" office:value="0.0515049635037024" calcext:value-type="float">
            <text:p>0.051504963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22342" calcext:value-type="float">
            <text:p>6.22342</text:p>
          </table:table-cell>
          <table:table-cell office:value-type="float" office:value="6.57479245" calcext:value-type="float">
            <text:p>6.57479245</text:p>
          </table:table-cell>
          <table:table-cell table:formula="of:=POWER([.C105]-6.75;2)" office:value-type="float" office:value="0.0306976855770024" calcext:value-type="float">
            <text:p>0.030697685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52163" calcext:value-type="float">
            <text:p>6.552163</text:p>
          </table:table-cell>
          <table:table-cell office:value-type="float" office:value="6.5980666" calcext:value-type="float">
            <text:p>6.5980666</text:p>
          </table:table-cell>
          <table:table-cell table:formula="of:=POWER([.C106]-6.75;2)" office:value-type="float" office:value="0.02308375803556" calcext:value-type="float">
            <text:p>0.02308375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503658" calcext:value-type="float">
            <text:p>9.503658</text:p>
          </table:table-cell>
          <table:table-cell office:value-type="float" office:value="6.57043995" calcext:value-type="float">
            <text:p>6.57043995</text:p>
          </table:table-cell>
          <table:table-cell table:formula="of:=POWER([.C107]-6.75;2)" office:value-type="float" office:value="0.0322418115560025" calcext:value-type="float">
            <text:p>0.032241811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754196" calcext:value-type="float">
            <text:p>8.754196</text:p>
          </table:table-cell>
          <table:table-cell office:value-type="float" office:value="6.4019382" calcext:value-type="float">
            <text:p>6.4019382</text:p>
          </table:table-cell>
          <table:table-cell table:formula="of:=POWER([.C108]-6.75;2)" office:value-type="float" office:value="0.12114701661924" calcext:value-type="float">
            <text:p>0.121147016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117546" calcext:value-type="float">
            <text:p>5.117546</text:p>
          </table:table-cell>
          <table:table-cell office:value-type="float" office:value="6.28509485" calcext:value-type="float">
            <text:p>6.28509485</text:p>
          </table:table-cell>
          <table:table-cell table:formula="of:=POWER([.C109]-6.75;2)" office:value-type="float" office:value="0.216136798496522" calcext:value-type="float">
            <text:p>0.216136798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566624" calcext:value-type="float">
            <text:p>4.566624</text:p>
          </table:table-cell>
          <table:table-cell office:value-type="float" office:value="6.36044115" calcext:value-type="float">
            <text:p>6.36044115</text:p>
          </table:table-cell>
          <table:table-cell table:formula="of:=POWER([.C110]-6.75;2)" office:value-type="float" office:value="0.151756097613323" calcext:value-type="float">
            <text:p>0.151756097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68271" calcext:value-type="float">
            <text:p>5.68271</text:p>
          </table:table-cell>
          <table:table-cell office:value-type="float" office:value="6.48942615" calcext:value-type="float">
            <text:p>6.48942615</text:p>
          </table:table-cell>
          <table:table-cell table:formula="of:=POWER([.C111]-6.75;2)" office:value-type="float" office:value="0.0678987313038226" calcext:value-type="float">
            <text:p>0.0678987313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806918" calcext:value-type="float">
            <text:p>6.806918</text:p>
          </table:table-cell>
          <table:table-cell office:value-type="float" office:value="6.5723569" calcext:value-type="float">
            <text:p>6.5723569</text:p>
          </table:table-cell>
          <table:table-cell table:formula="of:=POWER([.C112]-6.75;2)" office:value-type="float" office:value="0.03155707097761" calcext:value-type="float">
            <text:p>0.03155707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006608" calcext:value-type="float">
            <text:p>7.006608</text:p>
          </table:table-cell>
          <table:table-cell office:value-type="float" office:value="6.57975225" calcext:value-type="float">
            <text:p>6.57975225</text:p>
          </table:table-cell>
          <table:table-cell table:formula="of:=POWER([.C113]-6.75;2)" office:value-type="float" office:value="0.0289842963800624" calcext:value-type="float">
            <text:p>0.028984296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891545" calcext:value-type="float">
            <text:p>5.891545</text:p>
          </table:table-cell>
          <table:table-cell office:value-type="float" office:value="6.5697001" calcext:value-type="float">
            <text:p>6.5697001</text:p>
          </table:table-cell>
          <table:table-cell table:formula="of:=POWER([.C114]-6.75;2)" office:value-type="float" office:value="0.0325080539400099" calcext:value-type="float">
            <text:p>0.032508053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235402" calcext:value-type="float">
            <text:p>5.235402</text:p>
          </table:table-cell>
          <table:table-cell office:value-type="float" office:value="6.61276575" calcext:value-type="float">
            <text:p>6.61276575</text:p>
          </table:table-cell>
          <table:table-cell table:formula="of:=POWER([.C115]-6.75;2)" office:value-type="float" office:value="0.0188332393730624" calcext:value-type="float">
            <text:p>0.018833239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456972" calcext:value-type="float">
            <text:p>6.456972</text:p>
          </table:table-cell>
          <table:table-cell office:value-type="float" office:value="6.66790145" calcext:value-type="float">
            <text:p>6.66790145</text:p>
          </table:table-cell>
          <table:table-cell table:formula="of:=POWER([.C116]-6.75;2)" office:value-type="float" office:value="0.00674017191210243" calcext:value-type="float">
            <text:p>0.006740171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605781" calcext:value-type="float">
            <text:p>7.605781</text:p>
          </table:table-cell>
          <table:table-cell office:value-type="float" office:value="6.65921015" calcext:value-type="float">
            <text:p>6.65921015</text:p>
          </table:table-cell>
          <table:table-cell table:formula="of:=POWER([.C117]-6.75;2)" office:value-type="float" office:value="0.00824279686302253" calcext:value-type="float">
            <text:p>0.008242796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135508" calcext:value-type="float">
            <text:p>7.135508</text:p>
          </table:table-cell>
          <table:table-cell office:value-type="float" office:value="6.6077126" calcext:value-type="float">
            <text:p>6.6077126</text:p>
          </table:table-cell>
          <table:table-cell table:formula="of:=POWER([.C118]-6.75;2)" office:value-type="float" office:value="0.02024570419876" calcext:value-type="float">
            <text:p>0.020245704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869379" calcext:value-type="float">
            <text:p>5.869379</text:p>
          </table:table-cell>
          <table:table-cell office:value-type="float" office:value="6.5805369" calcext:value-type="float">
            <text:p>6.5805369</text:p>
          </table:table-cell>
          <table:table-cell table:formula="of:=POWER([.C119]-6.75;2)" office:value-type="float" office:value="0.0287177422616099" calcext:value-type="float">
            <text:p>0.028717742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96991" calcext:value-type="float">
            <text:p>5.96991</text:p>
          </table:table-cell>
          <table:table-cell office:value-type="float" office:value="6.6206423" calcext:value-type="float">
            <text:p>6.6206423</text:p>
          </table:table-cell>
          <table:table-cell table:formula="of:=POWER([.C120]-6.75;2)" office:value-type="float" office:value="0.01673341454929" calcext:value-type="float">
            <text:p>0.016733414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686635" calcext:value-type="float">
            <text:p>6.686635</text:p>
          </table:table-cell>
          <table:table-cell office:value-type="float" office:value="6.6726699" calcext:value-type="float">
            <text:p>6.6726699</text:p>
          </table:table-cell>
          <table:table-cell table:formula="of:=POWER([.C121]-6.75;2)" office:value-type="float" office:value="0.00597994436601003" calcext:value-type="float">
            <text:p>0.005979944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456341" calcext:value-type="float">
            <text:p>6.456341</text:p>
          </table:table-cell>
          <table:table-cell office:value-type="float" office:value="6.6875177" calcext:value-type="float">
            <text:p>6.6875177</text:p>
          </table:table-cell>
          <table:table-cell table:formula="of:=POWER([.C122]-6.75;2)" office:value-type="float" office:value="0.00390403781329001" calcext:value-type="float">
            <text:p>0.003904037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16323" calcext:value-type="float">
            <text:p>6.716323</text:p>
          </table:table-cell>
          <table:table-cell office:value-type="float" office:value="6.7023125" calcext:value-type="float">
            <text:p>6.7023125</text:p>
          </table:table-cell>
          <table:table-cell table:formula="of:=POWER([.C123]-6.75;2)" office:value-type="float" office:value="0.00227409765625003" calcext:value-type="float">
            <text:p>0.002274097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.25821" calcext:value-type="float">
            <text:p>7.25821</text:p>
          </table:table-cell>
          <table:table-cell office:value-type="float" office:value="6.71811675" calcext:value-type="float">
            <text:p>6.71811675</text:p>
          </table:table-cell>
          <table:table-cell table:formula="of:=POWER([.C124]-6.75;2)" office:value-type="float" office:value="0.00101654163056249" calcext:value-type="float">
            <text:p>0.001016541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88903" calcext:value-type="float">
            <text:p>6.688903</text:p>
          </table:table-cell>
          <table:table-cell office:value-type="float" office:value="6.7164436" calcext:value-type="float">
            <text:p>6.7164436</text:p>
          </table:table-cell>
          <table:table-cell table:formula="of:=POWER([.C125]-6.75;2)" office:value-type="float" office:value="0.00112603198096001" calcext:value-type="float">
            <text:p>0.00112603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99963" calcext:value-type="float">
            <text:p>5.99963</text:p>
          </table:table-cell>
          <table:table-cell office:value-type="float" office:value="6.72796305" calcext:value-type="float">
            <text:p>6.72796305</text:p>
          </table:table-cell>
          <table:table-cell table:formula="of:=POWER([.C126]-6.75;2)" office:value-type="float" office:value="0.000485627165302517" calcext:value-type="float">
            <text:p>0.000485627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133623" calcext:value-type="float">
            <text:p>6.133623</text:p>
          </table:table-cell>
          <table:table-cell office:value-type="float" office:value="6.76277545" calcext:value-type="float">
            <text:p>6.76277545</text:p>
          </table:table-cell>
          <table:table-cell table:formula="of:=POWER([.C127]-6.75;2)" office:value-type="float" office:value="0.000163212122702509" calcext:value-type="float">
            <text:p>0.000163212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417329" calcext:value-type="float">
            <text:p>6.417329</text:p>
          </table:table-cell>
          <table:table-cell office:value-type="float" office:value="6.7993343" calcext:value-type="float">
            <text:p>6.7993343</text:p>
          </table:table-cell>
          <table:table-cell table:formula="of:=POWER([.C128]-6.75;2)" office:value-type="float" office:value="0.00243387315648999" calcext:value-type="float">
            <text:p>0.002433873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24472" calcext:value-type="float">
            <text:p>6.624472</text:p>
          </table:table-cell>
          <table:table-cell office:value-type="float" office:value="6.8227642" calcext:value-type="float">
            <text:p>6.8227642</text:p>
          </table:table-cell>
          <table:table-cell table:formula="of:=POWER([.C129]-6.75;2)" office:value-type="float" office:value="0.00529462880163999" calcext:value-type="float">
            <text:p>0.005294628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146324" calcext:value-type="float">
            <text:p>7.146324</text:p>
          </table:table-cell>
          <table:table-cell office:value-type="float" office:value="6.8252158" calcext:value-type="float">
            <text:p>6.8252158</text:p>
          </table:table-cell>
          <table:table-cell table:formula="of:=POWER([.C130]-6.75;2)" office:value-type="float" office:value="0.00565741656963994" calcext:value-type="float">
            <text:p>0.005657416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341325" calcext:value-type="float">
            <text:p>7.341325</text:p>
          </table:table-cell>
          <table:table-cell office:value-type="float" office:value="6.81665625" calcext:value-type="float">
            <text:p>6.81665625</text:p>
          </table:table-cell>
          <table:table-cell table:formula="of:=POWER([.C131]-6.75;2)" office:value-type="float" office:value="0.00444305566406254" calcext:value-type="float">
            <text:p>0.004443055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954825" calcext:value-type="float">
            <text:p>6.954825</text:p>
          </table:table-cell>
          <table:table-cell office:value-type="float" office:value="6.79006425" calcext:value-type="float">
            <text:p>6.79006425</text:p>
          </table:table-cell>
          <table:table-cell table:formula="of:=POWER([.C132]-6.75;2)" office:value-type="float" office:value="0.00160514412806253" calcext:value-type="float">
            <text:p>0.001605144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805565" calcext:value-type="float">
            <text:p>6.805565</text:p>
          </table:table-cell>
          <table:table-cell office:value-type="float" office:value="6.75386455" calcext:value-type="float">
            <text:p>6.75386455</text:p>
          </table:table-cell>
          <table:table-cell table:formula="of:=POWER([.C133]-6.75;2)" office:value-type="float" office:value="0.0000149347467025023" calcext:value-type="float">
            <text:p>1.49347467025023E-0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52858" calcext:value-type="float">
            <text:p>6.752858</text:p>
          </table:table-cell>
          <table:table-cell office:value-type="float" office:value="6.75402215" calcext:value-type="float">
            <text:p>6.75402215</text:p>
          </table:table-cell>
          <table:table-cell table:formula="of:=POWER([.C134]-6.75;2)" office:value-type="float" office:value="0.0000161776906224996" calcext:value-type="float">
            <text:p>1.61776906224996E-00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338116" calcext:value-type="float">
            <text:p>6.338116</text:p>
          </table:table-cell>
          <table:table-cell office:value-type="float" office:value="6.7882767" calcext:value-type="float">
            <text:p>6.7882767</text:p>
          </table:table-cell>
          <table:table-cell table:formula="of:=POWER([.C135]-6.75;2)" office:value-type="float" office:value="0.00146510576289" calcext:value-type="float">
            <text:p>0.001465105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283146" calcext:value-type="float">
            <text:p>6.283146</text:p>
          </table:table-cell>
          <table:table-cell office:value-type="float" office:value="6.82275295" calcext:value-type="float">
            <text:p>6.82275295</text:p>
          </table:table-cell>
          <table:table-cell table:formula="of:=POWER([.C136]-6.75;2)" office:value-type="float" office:value="0.00529299173370249" calcext:value-type="float">
            <text:p>0.005292991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57583" calcext:value-type="float">
            <text:p>6.57583</text:p>
          </table:table-cell>
          <table:table-cell office:value-type="float" office:value="6.83592955" calcext:value-type="float">
            <text:p>6.83592955</text:p>
          </table:table-cell>
          <table:table-cell table:formula="of:=POWER([.C137]-6.75;2)" office:value-type="float" office:value="0.00738388756320256" calcext:value-type="float">
            <text:p>0.007383887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591994" calcext:value-type="float">
            <text:p>6.591994</text:p>
          </table:table-cell>
          <table:table-cell office:value-type="float" office:value="6.84769685" calcext:value-type="float">
            <text:p>6.84769685</text:p>
          </table:table-cell>
          <table:table-cell table:formula="of:=POWER([.C138]-6.75;2)" office:value-type="float" office:value="0.00954467449992253" calcext:value-type="float">
            <text:p>0.009544674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671487" calcext:value-type="float">
            <text:p>6.671487</text:p>
          </table:table-cell>
          <table:table-cell office:value-type="float" office:value="6.85759485" calcext:value-type="float">
            <text:p>6.85759485</text:p>
          </table:table-cell>
          <table:table-cell table:formula="of:=POWER([.C139]-6.75;2)" office:value-type="float" office:value="0.0115766517465225" calcext:value-type="float">
            <text:p>0.011576651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010462" calcext:value-type="float">
            <text:p>7.010462</text:p>
          </table:table-cell>
          <table:table-cell office:value-type="float" office:value="6.86107575" calcext:value-type="float">
            <text:p>6.86107575</text:p>
          </table:table-cell>
          <table:table-cell table:formula="of:=POWER([.C140]-6.75;2)" office:value-type="float" office:value="0.0123378222380626" calcext:value-type="float">
            <text:p>0.01233782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983591" calcext:value-type="float">
            <text:p>6.983591</text:p>
          </table:table-cell>
          <table:table-cell office:value-type="float" office:value="6.85435865" calcext:value-type="float">
            <text:p>6.85435865</text:p>
          </table:table-cell>
          <table:table-cell table:formula="of:=POWER([.C141]-6.75;2)" office:value-type="float" office:value="0.0108907278298225" calcext:value-type="float">
            <text:p>0.010890727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752237" calcext:value-type="float">
            <text:p>6.752237</text:p>
          </table:table-cell>
          <table:table-cell office:value-type="float" office:value="6.8472871" calcext:value-type="float">
            <text:p>6.8472871</text:p>
          </table:table-cell>
          <table:table-cell table:formula="of:=POWER([.C142]-6.75;2)" office:value-type="float" office:value="0.00946477982640999" calcext:value-type="float">
            <text:p>0.009464779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032408" calcext:value-type="float">
            <text:p>7.032408</text:p>
          </table:table-cell>
          <table:table-cell office:value-type="float" office:value="6.84554185" calcext:value-type="float">
            <text:p>6.84554185</text:p>
          </table:table-cell>
          <table:table-cell table:formula="of:=POWER([.C143]-6.75;2)" office:value-type="float" office:value="0.00912824510142251" calcext:value-type="float">
            <text:p>0.009128245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224747" calcext:value-type="float">
            <text:p>7.224747</text:p>
          </table:table-cell>
          <table:table-cell office:value-type="float" office:value="6.8296236" calcext:value-type="float">
            <text:p>6.8296236</text:p>
          </table:table-cell>
          <table:table-cell table:formula="of:=POWER([.C144]-6.75;2)" office:value-type="float" office:value="0.00633991767695995" calcext:value-type="float">
            <text:p>0.006339917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919292" calcext:value-type="float">
            <text:p>6.919292</text:p>
          </table:table-cell>
          <table:table-cell office:value-type="float" office:value="6.817768" calcext:value-type="float">
            <text:p>6.817768</text:p>
          </table:table-cell>
          <table:table-cell table:formula="of:=POWER([.C145]-6.75;2)" office:value-type="float" office:value="0.00459250182400001" calcext:value-type="float">
            <text:p>0.004592501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95878" calcext:value-type="float">
            <text:p>6.695878</text:p>
          </table:table-cell>
          <table:table-cell office:value-type="float" office:value="6.83193435" calcext:value-type="float">
            <text:p>6.83193435</text:p>
          </table:table-cell>
          <table:table-cell table:formula="of:=POWER([.C146]-6.75;2)" office:value-type="float" office:value="0.00671323770992251" calcext:value-type="float">
            <text:p>0.006713237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8648" calcext:value-type="float">
            <text:p>6.8648</text:p>
          </table:table-cell>
          <table:table-cell office:value-type="float" office:value="6.84167105" calcext:value-type="float">
            <text:p>6.84167105</text:p>
          </table:table-cell>
          <table:table-cell table:formula="of:=POWER([.C147]-6.75;2)" office:value-type="float" office:value="0.00840358140810258" calcext:value-type="float">
            <text:p>0.008403581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885927" calcext:value-type="float">
            <text:p>6.885927</text:p>
          </table:table-cell>
          <table:table-cell office:value-type="float" office:value="6.8153653" calcext:value-type="float">
            <text:p>6.8153653</text:p>
          </table:table-cell>
          <table:table-cell table:formula="of:=POWER([.C148]-6.75;2)" office:value-type="float" office:value="0.00427262244408998" calcext:value-type="float">
            <text:p>0.004272622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73504" calcext:value-type="float">
            <text:p>6.673504</text:p>
          </table:table-cell>
          <table:table-cell office:value-type="float" office:value="6.79108425" calcext:value-type="float">
            <text:p>6.79108425</text:p>
          </table:table-cell>
          <table:table-cell table:formula="of:=POWER([.C149]-6.75;2)" office:value-type="float" office:value="0.00168791559806249" calcext:value-type="float">
            <text:p>0.001687915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975133" calcext:value-type="float">
            <text:p>6.975133</text:p>
          </table:table-cell>
          <table:table-cell office:value-type="float" office:value="6.7936963" calcext:value-type="float">
            <text:p>6.7936963</text:p>
          </table:table-cell>
          <table:table-cell table:formula="of:=POWER([.C150]-6.75;2)" office:value-type="float" office:value="0.00190936663368997" calcext:value-type="float">
            <text:p>0.001909366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09485" calcext:value-type="float">
            <text:p>6.809485</text:p>
          </table:table-cell>
          <table:table-cell office:value-type="float" office:value="6.7658696" calcext:value-type="float">
            <text:p>6.7658696</text:p>
          </table:table-cell>
          <table:table-cell table:formula="of:=POWER([.C151]-6.75;2)" office:value-type="float" office:value="0.000251844204160008" calcext:value-type="float">
            <text:p>0.000251844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230831" calcext:value-type="float">
            <text:p>6.230831</text:p>
          </table:table-cell>
          <table:table-cell office:value-type="float" office:value="6.73185245" calcext:value-type="float">
            <text:p>6.73185245</text:p>
          </table:table-cell>
          <table:table-cell table:formula="of:=POWER([.C152]-6.75;2)" office:value-type="float" office:value="0.000329333571002504" calcext:value-type="float">
            <text:p>0.0003293336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808717" calcext:value-type="float">
            <text:p>6.808717</text:p>
          </table:table-cell>
          <table:table-cell office:value-type="float" office:value="6.7697118" calcext:value-type="float">
            <text:p>6.7697118</text:p>
          </table:table-cell>
          <table:table-cell table:formula="of:=POWER([.C153]-6.75;2)" office:value-type="float" office:value="0.000388555059239985" calcext:value-type="float">
            <text:p>0.000388555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437949" calcext:value-type="float">
            <text:p>7.437949</text:p>
          </table:table-cell>
          <table:table-cell office:value-type="float" office:value="6.7989134" calcext:value-type="float">
            <text:p>6.7989134</text:p>
          </table:table-cell>
          <table:table-cell table:formula="of:=POWER([.C154]-6.75;2)" office:value-type="float" office:value="0.00239252069956" calcext:value-type="float">
            <text:p>0.002392520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027641" calcext:value-type="float">
            <text:p>7.027641</text:p>
          </table:table-cell>
          <table:table-cell office:value-type="float" office:value="6.75471265" calcext:value-type="float">
            <text:p>6.75471265</text:p>
          </table:table-cell>
          <table:table-cell table:formula="of:=POWER([.C155]-6.75;2)" office:value-type="float" office:value="0.0000222090700225009" calcext:value-type="float">
            <text:p>2.22090700225009E-00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46678" calcext:value-type="float">
            <text:p>6.546678</text:p>
          </table:table-cell>
          <table:table-cell office:value-type="float" office:value="6.73178985" calcext:value-type="float">
            <text:p>6.73178985</text:p>
          </table:table-cell>
          <table:table-cell table:formula="of:=POWER([.C156]-6.75;2)" office:value-type="float" office:value="0.000331609563022493" calcext:value-type="float">
            <text:p>0.000331609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811176" calcext:value-type="float">
            <text:p>6.811176</text:p>
          </table:table-cell>
          <table:table-cell office:value-type="float" office:value="6.7741473" calcext:value-type="float">
            <text:p>6.7741473</text:p>
          </table:table-cell>
          <table:table-cell table:formula="of:=POWER([.C157]-6.75;2)" office:value-type="float" office:value="0.000583092097290005" calcext:value-type="float">
            <text:p>0.000583092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89954" calcext:value-type="float">
            <text:p>6.789954</text:p>
          </table:table-cell>
          <table:table-cell office:value-type="float" office:value="6.7830516" calcext:value-type="float">
            <text:p>6.7830516</text:p>
          </table:table-cell>
          <table:table-cell table:formula="of:=POWER([.C158]-6.75;2)" office:value-type="float" office:value="0.00109240826256002" calcext:value-type="float">
            <text:p>0.001092408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41105" calcext:value-type="float">
            <text:p>6.741105</text:p>
          </table:table-cell>
          <table:table-cell office:value-type="float" office:value="6.72695495" calcext:value-type="float">
            <text:p>6.72695495</text:p>
          </table:table-cell>
          <table:table-cell table:formula="of:=POWER([.C159]-6.75;2)" office:value-type="float" office:value="0.000531074329502516" calcext:value-type="float">
            <text:p>0.000531074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87612" calcext:value-type="float">
            <text:p>6.87612</text:p>
          </table:table-cell>
          <table:table-cell office:value-type="float" office:value="6.68656905" calcext:value-type="float">
            <text:p>6.68656905</text:p>
          </table:table-cell>
          <table:table-cell table:formula="of:=POWER([.C160]-6.75;2)" office:value-type="float" office:value="0.00402348541790248" calcext:value-type="float">
            <text:p>0.004023485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84216" calcext:value-type="float">
            <text:p>6.84216</text:p>
          </table:table-cell>
          <table:table-cell office:value-type="float" office:value="6.6970987" calcext:value-type="float">
            <text:p>6.6970987</text:p>
          </table:table-cell>
          <table:table-cell table:formula="of:=POWER([.C161]-6.75;2)" office:value-type="float" office:value="0.00279854754169003" calcext:value-type="float">
            <text:p>0.002798547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17332" calcext:value-type="float">
            <text:p>6.717332</text:p>
          </table:table-cell>
          <table:table-cell office:value-type="float" office:value="6.69832835" calcext:value-type="float">
            <text:p>6.69832835</text:p>
          </table:table-cell>
          <table:table-cell table:formula="of:=POWER([.C162]-6.75;2)" office:value-type="float" office:value="0.00266995941372253" calcext:value-type="float">
            <text:p>0.002669959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14043" calcext:value-type="float">
            <text:p>6.714043</text:p>
          </table:table-cell>
          <table:table-cell office:value-type="float" office:value="6.63917995" calcext:value-type="float">
            <text:p>6.63917995</text:p>
          </table:table-cell>
          <table:table-cell table:formula="of:=POWER([.C163]-6.75;2)" office:value-type="float" office:value="0.0122810834820025" calcext:value-type="float">
            <text:p>0.012281083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987635" calcext:value-type="float">
            <text:p>6.987635</text:p>
          </table:table-cell>
          <table:table-cell office:value-type="float" office:value="6.5264668" calcext:value-type="float">
            <text:p>6.5264668</text:p>
          </table:table-cell>
          <table:table-cell table:formula="of:=POWER([.C164]-6.75;2)" office:value-type="float" office:value="0.0499670915022401" calcext:value-type="float">
            <text:p>0.049967091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202619" calcext:value-type="float">
            <text:p>7.202619</text:p>
          </table:table-cell>
          <table:table-cell office:value-type="float" office:value="6.4652802" calcext:value-type="float">
            <text:p>6.4652802</text:p>
          </table:table-cell>
          <table:table-cell table:formula="of:=POWER([.C165]-6.75;2)" office:value-type="float" office:value="0.0810653645120402" calcext:value-type="float">
            <text:p>0.081065364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90612" calcext:value-type="float">
            <text:p>6.890612</text:p>
          </table:table-cell>
          <table:table-cell office:value-type="float" office:value="6.46002225" calcext:value-type="float">
            <text:p>6.46002225</text:p>
          </table:table-cell>
          <table:table-cell table:formula="of:=POWER([.C166]-6.75;2)" office:value-type="float" office:value="0.0840870954950626" calcext:value-type="float">
            <text:p>0.084087095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338685" calcext:value-type="float">
            <text:p>6.338685</text:p>
          </table:table-cell>
          <table:table-cell office:value-type="float" office:value="6.46595045" calcext:value-type="float">
            <text:p>6.46595045</text:p>
          </table:table-cell>
          <table:table-cell table:formula="of:=POWER([.C167]-6.75;2)" office:value-type="float" office:value="0.0806841468552024" calcext:value-type="float">
            <text:p>0.08068414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400306" calcext:value-type="float">
            <text:p>6.400306</text:p>
          </table:table-cell>
          <table:table-cell office:value-type="float" office:value="6.53795065" calcext:value-type="float">
            <text:p>6.5379506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25745" calcext:value-type="float">
            <text:p>6.725745</text:p>
          </table:table-cell>
          <table:table-cell office:value-type="float" office:value="6.61452635" calcext:value-type="float">
            <text:p>6.6145263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418599" calcext:value-type="float">
            <text:p>6.418599</text:p>
          </table:table-cell>
          <table:table-cell office:value-type="float" office:value="6.56733435" calcext:value-type="float">
            <text:p>6.5673343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129142" calcext:value-type="float">
            <text:p>6.129142</text:p>
          </table:table-cell>
          <table:table-cell office:value-type="float" office:value="6.4509616" calcext:value-type="float">
            <text:p>6.450961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988018" calcext:value-type="float">
            <text:p>6.988018</text:p>
          </table:table-cell>
          <table:table-cell office:value-type="float" office:value="6.4215547" calcext:value-type="float">
            <text:p>6.421554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392749" calcext:value-type="float">
            <text:p>7.392749</text:p>
          </table:table-cell>
          <table:table-cell office:value-type="float" office:value="6.3925568" calcext:value-type="float">
            <text:p>6.392556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553934" calcext:value-type="float">
            <text:p>6.553934</text:p>
          </table:table-cell>
          <table:table-cell office:value-type="float" office:value="6.3763318" calcext:value-type="float">
            <text:p>6.376331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569185" calcext:value-type="float">
            <text:p>6.569185</text:p>
          </table:table-cell>
          <table:table-cell office:value-type="float" office:value="6.4378404" calcext:value-type="float">
            <text:p>6.437840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393827" calcext:value-type="float">
            <text:p>7.393827</text:p>
          </table:table-cell>
          <table:table-cell office:value-type="float" office:value="6.46801135" calcext:value-type="float">
            <text:p>6.4680113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989262" calcext:value-type="float">
            <text:p>6.989262</text:p>
          </table:table-cell>
          <table:table-cell office:value-type="float" office:value="6.3640637" calcext:value-type="float">
            <text:p>6.364063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.668021" calcext:value-type="float">
            <text:p>5.668021</text:p>
          </table:table-cell>
          <table:table-cell office:value-type="float" office:value="6.2803443" calcext:value-type="float">
            <text:p>6.280344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933387" calcext:value-type="float">
            <text:p>5.933387</text:p>
          </table:table-cell>
          <table:table-cell office:value-type="float" office:value="6.3851693" calcext:value-type="float">
            <text:p>6.385169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086713" calcext:value-type="float">
            <text:p>7.086713</text:p>
          </table:table-cell>
          <table:table-cell office:value-type="float" office:value="6.476726" calcext:value-type="float">
            <text:p>6.47672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866753" calcext:value-type="float">
            <text:p>6.866753</text:p>
          </table:table-cell>
          <table:table-cell office:value-type="float" office:value="6.1909717" calcext:value-type="float">
            <text:p>6.190971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534364" calcext:value-type="float">
            <text:p>5.534364</text:p>
          </table:table-cell>
          <table:table-cell office:value-type="float" office:value="6.1837042" calcext:value-type="float">
            <text:p>6.183704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.45978" calcext:value-type="float">
            <text:p>4.45978</text:p>
          </table:table-cell>
          <table:table-cell office:value-type="float" office:value="6.2442854" calcext:value-type="float">
            <text:p>6.244285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763903" calcext:value-type="float">
            <text:p>5.763903</text:p>
          </table:table-cell>
          <table:table-cell office:value-type="float" office:value="6.3471462" calcext:value-type="float">
            <text:p>6.347146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09746" calcext:value-type="float">
            <text:p>7.09746</text:p>
          </table:table-cell>
          <table:table-cell office:value-type="float" office:value="6.3969503" calcext:value-type="float">
            <text:p>6.396950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009176" calcext:value-type="float">
            <text:p>7.009176</text:p>
          </table:table-cell>
          <table:table-cell office:value-type="float" office:value="6.34857415" calcext:value-type="float">
            <text:p>6.3485741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.778689" calcext:value-type="float">
            <text:p>7.778689</text:p>
          </table:table-cell>
          <table:table-cell office:value-type="float" office:value="6.32612565" calcext:value-type="float">
            <text:p>6.3261256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.93182" calcext:value-type="float">
            <text:p>7.93182</text:p>
          </table:table-cell>
          <table:table-cell office:value-type="float" office:value="6.35775805" calcext:value-type="float">
            <text:p>6.3577580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781905" calcext:value-type="float">
            <text:p>5.781905</text:p>
          </table:table-cell>
          <table:table-cell office:value-type="float" office:value="6.37201285" calcext:value-type="float">
            <text:p>6.3720128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091144" calcext:value-type="float">
            <text:p>4.091144</text:p>
          </table:table-cell>
          <table:table-cell office:value-type="float" office:value="6.31330795" calcext:value-type="float">
            <text:p>6.3133079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541004" calcext:value-type="float">
            <text:p>5.541004</text:p>
          </table:table-cell>
          <table:table-cell office:value-type="float" office:value="6.3182118" calcext:value-type="float">
            <text:p>6.318211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40806" calcext:value-type="float">
            <text:p>6.40806</text:p>
          </table:table-cell>
          <table:table-cell office:value-type="float" office:value="6.4034891" calcext:value-type="float">
            <text:p>6.403489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.068249" calcext:value-type="float">
            <text:p>7.068249</text:p>
          </table:table-cell>
          <table:table-cell office:value-type="float" office:value="6.42506115" calcext:value-type="float">
            <text:p>6.4250611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.784106" calcext:value-type="float">
            <text:p>7.784106</text:p>
          </table:table-cell>
          <table:table-cell office:value-type="float" office:value="6.3583107" calcext:value-type="float">
            <text:p>6.358310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.172604" calcext:value-type="float">
            <text:p>7.172604</text:p>
          </table:table-cell>
          <table:table-cell office:value-type="float" office:value="6.2947541" calcext:value-type="float">
            <text:p>6.294754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314874" calcext:value-type="float">
            <text:p>5.314874</text:p>
          </table:table-cell>
          <table:table-cell office:value-type="float" office:value="6.2513269" calcext:value-type="float">
            <text:p>6.251326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314874" calcext:value-type="float">
            <text:p>5.314874</text:p>
          </table:table-cell>
          <table:table-cell office:value-type="float" office:value="6.2862973" calcext:value-type="float">
            <text:p>6.286297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764521" calcext:value-type="float">
            <text:p>7.764521</text:p>
          </table:table-cell>
          <table:table-cell office:value-type="float" office:value="6.3699544" calcext:value-type="float">
            <text:p>6.369954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764521" calcext:value-type="float">
            <text:p>7.764521</text:p>
          </table:table-cell>
          <table:table-cell office:value-type="float" office:value="6.3462906" calcext:value-type="float">
            <text:p>6.346290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371627" calcext:value-type="float">
            <text:p>1.371627</text:p>
          </table:table-cell>
          <table:table-cell office:value-type="float" office:value="6.29224605" calcext:value-type="float">
            <text:p>6.292246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21403" calcext:value-type="float">
            <text:p>6.721403</text:p>
          </table:table-cell>
          <table:table-cell office:value-type="float" office:value="6.5353375" calcext:value-type="float">
            <text:p>6.535337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45988" calcext:value-type="float">
            <text:p>6.745988</text:p>
          </table:table-cell>
          <table:table-cell office:value-type="float" office:value="6.51904365" calcext:value-type="float">
            <text:p>6.5190436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516996" calcext:value-type="float">
            <text:p>6.516996</text:p>
          </table:table-cell>
          <table:table-cell office:value-type="float" office:value="6.4966762" calcext:value-type="float">
            <text:p>6.496676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59985" calcext:value-type="float">
            <text:p>6.759985</text:p>
          </table:table-cell>
          <table:table-cell office:value-type="float" office:value="6.51093725" calcext:value-type="float">
            <text:p>6.5109372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129937" calcext:value-type="float">
            <text:p>6.129937</text:p>
          </table:table-cell>
          <table:table-cell office:value-type="float" office:value="6.558328" calcext:value-type="float">
            <text:p>6.55832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560206" calcext:value-type="float">
            <text:p>6.560206</text:p>
          </table:table-cell>
          <table:table-cell office:value-type="float" office:value="6.6116746" calcext:value-type="float">
            <text:p>6.611674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411337" calcext:value-type="float">
            <text:p>8.411337</text:p>
          </table:table-cell>
          <table:table-cell office:value-type="float" office:value="6.57699805" calcext:value-type="float">
            <text:p>6.5769980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216916" calcext:value-type="float">
            <text:p>8.216916</text:p>
          </table:table-cell>
          <table:table-cell office:value-type="float" office:value="6.44421695" calcext:value-type="float">
            <text:p>6.4442169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607807" calcext:value-type="float">
            <text:p>4.607807</text:p>
          </table:table-cell>
          <table:table-cell office:value-type="float" office:value="6.3681941" calcext:value-type="float">
            <text:p>6.368194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189221" calcext:value-type="float">
            <text:p>4.189221</text:p>
          </table:table-cell>
          <table:table-cell office:value-type="float" office:value="6.48420795" calcext:value-type="float">
            <text:p>6.4842079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24655" calcext:value-type="float">
            <text:p>7.24655</text:p>
          </table:table-cell>
          <table:table-cell office:value-type="float" office:value="6.6110549" calcext:value-type="float">
            <text:p>6.611054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39501" calcext:value-type="float">
            <text:p>6.839501</text:p>
          </table:table-cell>
          <table:table-cell office:value-type="float" office:value="6.59152075" calcext:value-type="float">
            <text:p>6.5915207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73324" calcext:value-type="float">
            <text:p>5.73324</text:p>
          </table:table-cell>
          <table:table-cell office:value-type="float" office:value="6.59555415" calcext:value-type="float">
            <text:p>6.5955541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512974" calcext:value-type="float">
            <text:p>6.512974</text:p>
          </table:table-cell>
          <table:table-cell office:value-type="float" office:value="6.6512393" calcext:value-type="float">
            <text:p>6.651239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30406" calcext:value-type="float">
            <text:p>6.30406</text:p>
          </table:table-cell>
          <table:table-cell office:value-type="float" office:value="6.66086855" calcext:value-type="float">
            <text:p>6.6608685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014282" calcext:value-type="float">
            <text:p>6.014282</text:p>
          </table:table-cell>
          <table:table-cell office:value-type="float" office:value="6.6860787" calcext:value-type="float">
            <text:p>6.686078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988016" calcext:value-type="float">
            <text:p>6.988016</text:p>
          </table:table-cell>
          <table:table-cell office:value-type="float" office:value="6.7329183" calcext:value-type="float">
            <text:p>6.732918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.291245" calcext:value-type="float">
            <text:p>7.291245</text:p>
          </table:table-cell>
          <table:table-cell office:value-type="float" office:value="6.71897205" calcext:value-type="float">
            <text:p>6.71897205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8363" calcext:value-type="float">
            <text:p>6.68363</text:p>
          </table:table-cell>
          <table:table-cell office:value-type="float" office:value="6.69873285" calcext:value-type="float">
            <text:p>6.6987328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233456" calcext:value-type="float">
            <text:p>6.233456</text:p>
          </table:table-cell>
          <table:table-cell office:value-type="float" office:value="6.7168582" calcext:value-type="float">
            <text:p>6.7168582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395526" calcext:value-type="float">
            <text:p>6.395526</text:p>
          </table:table-cell>
          <table:table-cell office:value-type="float" office:value="6.74823415" calcext:value-type="float">
            <text:p>6.7482341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298639" calcext:value-type="float">
            <text:p>6.298639</text:p>
          </table:table-cell>
          <table:table-cell office:value-type="float" office:value="6.7691544" calcext:value-type="float">
            <text:p>6.769154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802217" calcext:value-type="float">
            <text:p>6.802217</text:p>
          </table:table-cell>
          <table:table-cell office:value-type="float" office:value="6.8018992" calcext:value-type="float">
            <text:p>6.801899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7078" calcext:value-type="float">
            <text:p>7.7078</text:p>
          </table:table-cell>
          <table:table-cell office:value-type="float" office:value="6.8053224" calcext:value-type="float">
            <text:p>6.805322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196869" calcext:value-type="float">
            <text:p>7.196869</text:p>
          </table:table-cell>
          <table:table-cell office:value-type="float" office:value="6.7380254" calcext:value-type="float">
            <text:p>6.738025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866675" calcext:value-type="float">
            <text:p>5.866675</text:p>
          </table:table-cell>
          <table:table-cell office:value-type="float" office:value="6.70717145" calcext:value-type="float">
            <text:p>6.7071714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755715" calcext:value-type="float">
            <text:p>5.755715</text:p>
          </table:table-cell>
          <table:table-cell office:value-type="float" office:value="6.76498055" calcext:value-type="float">
            <text:p>6.7649805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96459" calcext:value-type="float">
            <text:p>6.696459</text:p>
          </table:table-cell>
          <table:table-cell office:value-type="float" office:value="6.83142645" calcext:value-type="float">
            <text:p>6.8314264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928084" calcext:value-type="float">
            <text:p>6.928084</text:p>
          </table:table-cell>
          <table:table-cell office:value-type="float" office:value="6.8473512" calcext:value-type="float">
            <text:p>6.847351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2616" calcext:value-type="float">
            <text:p>6.72616</text:p>
          </table:table-cell>
          <table:table-cell office:value-type="float" office:value="6.83420775" calcext:value-type="float">
            <text:p>6.8342077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855867" calcext:value-type="float">
            <text:p>6.855867</text:p>
          </table:table-cell>
          <table:table-cell office:value-type="float" office:value="6.827059" calcext:value-type="float">
            <text:p>6.82705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920169" calcext:value-type="float">
            <text:p>6.920169</text:p>
          </table:table-cell>
          <table:table-cell office:value-type="float" office:value="6.8234457" calcext:value-type="float">
            <text:p>6.823445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46943" calcext:value-type="float">
            <text:p>6.846943</text:p>
          </table:table-cell>
          <table:table-cell office:value-type="float" office:value="6.8378282" calcext:value-type="float">
            <text:p>6.837828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05559" calcext:value-type="float">
            <text:p>6.705559</text:p>
          </table:table-cell>
          <table:table-cell office:value-type="float" office:value="6.8595903" calcext:value-type="float">
            <text:p>6.859590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08263" calcext:value-type="float">
            <text:p>6.808263</text:p>
          </table:table-cell>
          <table:table-cell office:value-type="float" office:value="6.8628705" calcext:value-type="float">
            <text:p>6.862870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951074" calcext:value-type="float">
            <text:p>6.951074</text:p>
          </table:table-cell>
          <table:table-cell office:value-type="float" office:value="6.8457506" calcext:value-type="float">
            <text:p>6.845750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09091" calcext:value-type="float">
            <text:p>6.709091</text:p>
          </table:table-cell>
          <table:table-cell office:value-type="float" office:value="6.8383272" calcext:value-type="float">
            <text:p>6.838327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86461" calcext:value-type="float">
            <text:p>6.886461</text:p>
          </table:table-cell>
          <table:table-cell office:value-type="float" office:value="6.8457524" calcext:value-type="float">
            <text:p>6.8457524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046137" calcext:value-type="float">
            <text:p>7.046137</text:p>
          </table:table-cell>
          <table:table-cell office:value-type="float" office:value="6.81918475" calcext:value-type="float">
            <text:p>6.81918475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60975" calcext:value-type="float">
            <text:p>6.860975</text:p>
          </table:table-cell>
          <table:table-cell office:value-type="float" office:value="6.7815469" calcext:value-type="float">
            <text:p>6.7815469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13931" calcext:value-type="float">
            <text:p>6.813931</text:p>
          </table:table-cell>
          <table:table-cell office:value-type="float" office:value="6.77837815" calcext:value-type="float">
            <text:p>6.77837815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953535" calcext:value-type="float">
            <text:p>6.953535</text:p>
          </table:table-cell>
          <table:table-cell office:value-type="float" office:value="6.7795419" calcext:value-type="float">
            <text:p>6.7795419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70681" calcext:value-type="float">
            <text:p>6.870681</text:p>
          </table:table-cell>
          <table:table-cell office:value-type="float" office:value="6.7758794" calcext:value-type="float">
            <text:p>6.775879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36186" calcext:value-type="float">
            <text:p>6.36186</text:p>
          </table:table-cell>
          <table:table-cell office:value-type="float" office:value="6.77906115" calcext:value-type="float">
            <text:p>6.7790611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7979" calcext:value-type="float">
            <text:p>6.57979</text:p>
          </table:table-cell>
          <table:table-cell office:value-type="float" office:value="6.7844037" calcext:value-type="float">
            <text:p>6.784403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022857" calcext:value-type="float">
            <text:p>7.022857</text:p>
          </table:table-cell>
          <table:table-cell office:value-type="float" office:value="6.786431" calcext:value-type="float">
            <text:p>6.78643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084633" calcext:value-type="float">
            <text:p>7.084633</text:p>
          </table:table-cell>
          <table:table-cell office:value-type="float" office:value="6.7760333" calcext:value-type="float">
            <text:p>6.7760333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014954" calcext:value-type="float">
            <text:p>7.014954</text:p>
          </table:table-cell>
          <table:table-cell office:value-type="float" office:value="6.7431547" calcext:value-type="float">
            <text:p>6.743154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665215" calcext:value-type="float">
            <text:p>6.665215</text:p>
          </table:table-cell>
          <table:table-cell office:value-type="float" office:value="6.70411385" calcext:value-type="float">
            <text:p>6.7041138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583185" calcext:value-type="float">
            <text:p>6.583185</text:p>
          </table:table-cell>
          <table:table-cell office:value-type="float" office:value="6.68251085" calcext:value-type="float">
            <text:p>6.6825108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83601" calcext:value-type="float">
            <text:p>6.783601</text:p>
          </table:table-cell>
          <table:table-cell office:value-type="float" office:value="6.67895715" calcext:value-type="float">
            <text:p>6.67895715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207819" calcext:value-type="float">
            <text:p>7.207819</text:p>
          </table:table-cell>
          <table:table-cell office:value-type="float" office:value="6.707052" calcext:value-type="float">
            <text:p>6.70705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282185" calcext:value-type="float">
            <text:p>7.282185</text:p>
          </table:table-cell>
          <table:table-cell office:value-type="float" office:value="6.7288303" calcext:value-type="float">
            <text:p>6.728830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71163" calcext:value-type="float">
            <text:p>6.771163</text:p>
          </table:table-cell>
          <table:table-cell office:value-type="float" office:value="6.73839115" calcext:value-type="float">
            <text:p>6.7383911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465865" calcext:value-type="float">
            <text:p>6.465865</text:p>
          </table:table-cell>
          <table:table-cell office:value-type="float" office:value="6.746858" calcext:value-type="float">
            <text:p>6.74685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802606" calcext:value-type="float">
            <text:p>6.802606</text:p>
          </table:table-cell>
          <table:table-cell office:value-type="float" office:value="6.6967634" calcext:value-type="float">
            <text:p>6.696763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857595" calcext:value-type="float">
            <text:p>6.857595</text:p>
          </table:table-cell>
          <table:table-cell office:value-type="float" office:value="6.5143504" calcext:value-type="float">
            <text:p>6.514350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355108" calcext:value-type="float">
            <text:p>6.355108</text:p>
          </table:table-cell>
          <table:table-cell office:value-type="float" office:value="6.3658594" calcext:value-type="float">
            <text:p>6.3658594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29338" calcext:value-type="float">
            <text:p>6.29338</text:p>
          </table:table-cell>
          <table:table-cell office:value-type="float" office:value="6.3943256" calcext:value-type="float">
            <text:p>6.394325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976" calcext:value-type="float">
            <text:p>6.7976</text:p>
          </table:table-cell>
          <table:table-cell office:value-type="float" office:value="6.47537065" calcext:value-type="float">
            <text:p>6.4753706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837206" calcext:value-type="float">
            <text:p>6.837206</text:p>
          </table:table-cell>
          <table:table-cell office:value-type="float" office:value="6.50144105" calcext:value-type="float">
            <text:p>6.5014410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880285" calcext:value-type="float">
            <text:p>6.880285</text:p>
          </table:table-cell>
          <table:table-cell office:value-type="float" office:value="6.4824154" calcext:value-type="float">
            <text:p>6.4824154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934316" calcext:value-type="float">
            <text:p>6.934316</text:p>
          </table:table-cell>
          <table:table-cell office:value-type="float" office:value="6.4375556" calcext:value-type="float">
            <text:p>6.437555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468711" calcext:value-type="float">
            <text:p>6.468711</text:p>
          </table:table-cell>
          <table:table-cell office:value-type="float" office:value="6.4094699" calcext:value-type="float">
            <text:p>6.409469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20336" calcext:value-type="float">
            <text:p>6.620336</text:p>
          </table:table-cell>
          <table:table-cell office:value-type="float" office:value="6.38748" calcext:value-type="float">
            <text:p>6.38748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814903" calcext:value-type="float">
            <text:p>6.814903</text:p>
          </table:table-cell>
          <table:table-cell office:value-type="float" office:value="6.3466304" calcext:value-type="float">
            <text:p>6.3466304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427061" calcext:value-type="float">
            <text:p>6.427061</text:p>
          </table:table-cell>
          <table:table-cell office:value-type="float" office:value="6.3032698" calcext:value-type="float">
            <text:p>6.3032698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234137" calcext:value-type="float">
            <text:p>6.234137</text:p>
          </table:table-cell>
          <table:table-cell office:value-type="float" office:value="6.1974328" calcext:value-type="float">
            <text:p>6.1974328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233155" calcext:value-type="float">
            <text:p>6.233155</text:p>
          </table:table-cell>
          <table:table-cell office:value-type="float" office:value="6.06491275" calcext:value-type="float">
            <text:p>6.0649127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512111" calcext:value-type="float">
            <text:p>6.512111</text:p>
          </table:table-cell>
          <table:table-cell office:value-type="float" office:value="6.00766605" calcext:value-type="float">
            <text:p>6.0076660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345498" calcext:value-type="float">
            <text:p>7.345498</text:p>
          </table:table-cell>
          <table:table-cell office:value-type="float" office:value="6.2925905" calcext:value-type="float">
            <text:p>6.2925905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643385" calcext:value-type="float">
            <text:p>7.643385</text:p>
          </table:table-cell>
          <table:table-cell office:value-type="float" office:value="6.5358456" calcext:value-type="float">
            <text:p>6.535845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473402" calcext:value-type="float">
            <text:p>7.473402</text:p>
          </table:table-cell>
          <table:table-cell office:value-type="float" office:value="6.76420635" calcext:value-type="float">
            <text:p>6.76420635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9405" calcext:value-type="float">
            <text:p>6.9405</text:p>
          </table:table-cell>
          <table:table-cell office:value-type="float" office:value="6.64978215" calcext:value-type="float">
            <text:p>6.6497821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463973" calcext:value-type="float">
            <text:p>5.463973</text:p>
          </table:table-cell>
          <table:table-cell office:value-type="float" office:value="6.55624125" calcext:value-type="float">
            <text:p>6.5562412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154346" calcext:value-type="float">
            <text:p>3.154346</text:p>
          </table:table-cell>
          <table:table-cell office:value-type="float" office:value="6.6488538" calcext:value-type="float">
            <text:p>6.648853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887775" calcext:value-type="float">
            <text:p>3.887775</text:p>
          </table:table-cell>
          <table:table-cell office:value-type="float" office:value="6.93665165" calcext:value-type="float">
            <text:p>6.93665165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924432" calcext:value-type="float">
            <text:p>6.924432</text:p>
          </table:table-cell>
          <table:table-cell office:value-type="float" office:value="7.13432115" calcext:value-type="float">
            <text:p>7.1343211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914281" calcext:value-type="float">
            <text:p>7.914281</text:p>
          </table:table-cell>
          <table:table-cell office:value-type="float" office:value="7.09730615" calcext:value-type="float">
            <text:p>7.0973061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319008" calcext:value-type="float">
            <text:p>7.319008</text:p>
          </table:table-cell>
          <table:table-cell office:value-type="float" office:value="6.89063745" calcext:value-type="float">
            <text:p>6.8906374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456693" calcext:value-type="float">
            <text:p>6.456693</text:p>
          </table:table-cell>
          <table:table-cell office:value-type="float" office:value="6.7287719" calcext:value-type="float">
            <text:p>6.7287719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983089" calcext:value-type="float">
            <text:p>5.983089</text:p>
          </table:table-cell>
          <table:table-cell office:value-type="float" office:value="6.7722494" calcext:value-type="float">
            <text:p>6.7722494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372602" calcext:value-type="float">
            <text:p>6.372602</text:p>
          </table:table-cell>
          <table:table-cell office:value-type="float" office:value="6.8921249" calcext:value-type="float">
            <text:p>6.8921249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028913" calcext:value-type="float">
            <text:p>6.028913</text:p>
          </table:table-cell>
          <table:table-cell office:value-type="float" office:value="6.9225738" calcext:value-type="float">
            <text:p>6.9225738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803344" calcext:value-type="float">
            <text:p>5.803344</text:p>
          </table:table-cell>
          <table:table-cell office:value-type="float" office:value="6.90214575" calcext:value-type="float">
            <text:p>6.90214575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947691" calcext:value-type="float">
            <text:p>5.947691</text:p>
          </table:table-cell>
          <table:table-cell office:value-type="float" office:value="6.9006061" calcext:value-type="float">
            <text:p>6.900606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310321" calcext:value-type="float">
            <text:p>4.310321</text:p>
          </table:table-cell>
          <table:table-cell office:value-type="float" office:value="6.92103595" calcext:value-type="float">
            <text:p>6.9210359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583736" calcext:value-type="float">
            <text:p>3.583736</text:p>
          </table:table-cell>
          <table:table-cell office:value-type="float" office:value="7.03730985" calcext:value-type="float">
            <text:p>7.03730985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088221" calcext:value-type="float">
            <text:p>5.088221</text:p>
          </table:table-cell>
          <table:table-cell office:value-type="float" office:value="7.19017275" calcext:value-type="float">
            <text:p>7.1901727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.2106" calcext:value-type="float">
            <text:p>12.2106</text:p>
          </table:table-cell>
          <table:table-cell office:value-type="float" office:value="7.27318885" calcext:value-type="float">
            <text:p>7.2731888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.2106" calcext:value-type="float">
            <text:p>12.2106</text:p>
          </table:table-cell>
          <table:table-cell office:value-type="float" office:value="7.01427285" calcext:value-type="float">
            <text:p>7.0142728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.2106" calcext:value-type="float">
            <text:p>12.2106</text:p>
          </table:table-cell>
          <table:table-cell office:value-type="float" office:value="6.7558483" calcext:value-type="float">
            <text:p>6.755848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184918" calcext:value-type="float">
            <text:p>5.184918</text:p>
          </table:table-cell>
          <table:table-cell office:value-type="float" office:value="6.43875685" calcext:value-type="float">
            <text:p>6.43875685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069682" calcext:value-type="float">
            <text:p>5.069682</text:p>
          </table:table-cell>
          <table:table-cell office:value-type="float" office:value="6.47671965" calcext:value-type="float">
            <text:p>6.4767196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316224" calcext:value-type="float">
            <text:p>7.316224</text:p>
          </table:table-cell>
          <table:table-cell office:value-type="float" office:value="6.5817804" calcext:value-type="float">
            <text:p>6.5817804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910303" calcext:value-type="float">
            <text:p>8.910303</text:p>
          </table:table-cell>
          <table:table-cell office:value-type="float" office:value="6.56513845" calcext:value-type="float">
            <text:p>6.56513845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841165" calcext:value-type="float">
            <text:p>7.841165</text:p>
          </table:table-cell>
          <table:table-cell office:value-type="float" office:value="6.43515605" calcext:value-type="float">
            <text:p>6.4351560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184132" calcext:value-type="float">
            <text:p>6.184132</text:p>
          </table:table-cell>
          <table:table-cell office:value-type="float" office:value="6.36916455" calcext:value-type="float">
            <text:p>6.3691645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780907" calcext:value-type="float">
            <text:p>3.780907</text:p>
          </table:table-cell>
          <table:table-cell office:value-type="float" office:value="6.3943751" calcext:value-type="float">
            <text:p>6.394375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081697" calcext:value-type="float">
            <text:p>4.081697</text:p>
          </table:table-cell>
          <table:table-cell office:value-type="float" office:value="6.53255925" calcext:value-type="float">
            <text:p>6.5325592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326243" calcext:value-type="float">
            <text:p>7.326243</text:p>
          </table:table-cell>
          <table:table-cell office:value-type="float" office:value="6.6701869" calcext:value-type="float">
            <text:p>6.670186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380599" calcext:value-type="float">
            <text:p>8.380599</text:p>
          </table:table-cell>
          <table:table-cell office:value-type="float" office:value="6.6428669" calcext:value-type="float">
            <text:p>6.6428669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98158" calcext:value-type="float">
            <text:p>6.98158</text:p>
          </table:table-cell>
          <table:table-cell office:value-type="float" office:value="6.54730885" calcext:value-type="float">
            <text:p>6.5473088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620352" calcext:value-type="float">
            <text:p>5.620352</text:p>
          </table:table-cell>
          <table:table-cell office:value-type="float" office:value="6.52357415" calcext:value-type="float">
            <text:p>6.5235741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772551" calcext:value-type="float">
            <text:p>5.772551</text:p>
          </table:table-cell>
          <table:table-cell office:value-type="float" office:value="6.5897606" calcext:value-type="float">
            <text:p>6.589760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356288" calcext:value-type="float">
            <text:p>6.356288</text:p>
          </table:table-cell>
          <table:table-cell office:value-type="float" office:value="6.667076" calcext:value-type="float">
            <text:p>6.66707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635799" calcext:value-type="float">
            <text:p>6.635799</text:p>
          </table:table-cell>
          <table:table-cell office:value-type="float" office:value="6.6965556" calcext:value-type="float">
            <text:p>6.696555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640994" calcext:value-type="float">
            <text:p>6.640994</text:p>
          </table:table-cell>
          <table:table-cell office:value-type="float" office:value="6.69978905" calcext:value-type="float">
            <text:p>6.6997890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48543" calcext:value-type="float">
            <text:p>6.748543</text:p>
          </table:table-cell>
          <table:table-cell office:value-type="float" office:value="6.71276815" calcext:value-type="float">
            <text:p>6.7127681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03228" calcext:value-type="float">
            <text:p>7.03228</text:p>
          </table:table-cell>
          <table:table-cell office:value-type="float" office:value="6.7309491" calcext:value-type="float">
            <text:p>6.730949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42109" calcext:value-type="float">
            <text:p>7.042109</text:p>
          </table:table-cell>
          <table:table-cell office:value-type="float" office:value="6.71770885" calcext:value-type="float">
            <text:p>6.7177088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868771" calcext:value-type="float">
            <text:p>5.868771</text:p>
          </table:table-cell>
          <table:table-cell office:value-type="float" office:value="6.6780346" calcext:value-type="float">
            <text:p>6.678034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944174" calcext:value-type="float">
            <text:p>5.944174</text:p>
          </table:table-cell>
          <table:table-cell office:value-type="float" office:value="6.72621715" calcext:value-type="float">
            <text:p>6.7262171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170897" calcext:value-type="float">
            <text:p>7.170897</text:p>
          </table:table-cell>
          <table:table-cell office:value-type="float" office:value="6.8010168" calcext:value-type="float">
            <text:p>6.8010168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983385" calcext:value-type="float">
            <text:p>6.983385</text:p>
          </table:table-cell>
          <table:table-cell office:value-type="float" office:value="6.78971085" calcext:value-type="float">
            <text:p>6.78971085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310655" calcext:value-type="float">
            <text:p>6.310655</text:p>
          </table:table-cell>
          <table:table-cell office:value-type="float" office:value="6.75310105" calcext:value-type="float">
            <text:p>6.7531010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521335" calcext:value-type="float">
            <text:p>6.521335</text:p>
          </table:table-cell>
          <table:table-cell office:value-type="float" office:value="6.7662655" calcext:value-type="float">
            <text:p>6.766265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88343" calcext:value-type="float">
            <text:p>6.688343</text:p>
          </table:table-cell>
          <table:table-cell office:value-type="float" office:value="6.8010056" calcext:value-type="float">
            <text:p>6.801005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54459" calcext:value-type="float">
            <text:p>6.54459</text:p>
          </table:table-cell>
          <table:table-cell office:value-type="float" office:value="6.8267179" calcext:value-type="float">
            <text:p>6.8267179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83425" calcext:value-type="float">
            <text:p>6.83425</text:p>
          </table:table-cell>
          <table:table-cell office:value-type="float" office:value="6.83400895" calcext:value-type="float">
            <text:p>6.8340089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79843" calcext:value-type="float">
            <text:p>6.779843</text:p>
          </table:table-cell>
          <table:table-cell office:value-type="float" office:value="6.8304236" calcext:value-type="float">
            <text:p>6.830423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469438" calcext:value-type="float">
            <text:p>6.469438</text:p>
          </table:table-cell>
          <table:table-cell office:value-type="float" office:value="6.84840235" calcext:value-type="float">
            <text:p>6.84840235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506886" calcext:value-type="float">
            <text:p>6.506886</text:p>
          </table:table-cell>
          <table:table-cell office:value-type="float" office:value="6.86341445" calcext:value-type="float">
            <text:p>6.8634144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944081" calcext:value-type="float">
            <text:p>6.944081</text:p>
          </table:table-cell>
          <table:table-cell office:value-type="float" office:value="6.86275305" calcext:value-type="float">
            <text:p>6.8627530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318859" calcext:value-type="float">
            <text:p>7.318859</text:p>
          </table:table-cell>
          <table:table-cell office:value-type="float" office:value="6.855205" calcext:value-type="float">
            <text:p>6.85520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94588" calcext:value-type="float">
            <text:p>6.94588</text:p>
          </table:table-cell>
          <table:table-cell office:value-type="float" office:value="6.82933015" calcext:value-type="float">
            <text:p>6.8293301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00468" calcext:value-type="float">
            <text:p>6.700468</text:p>
          </table:table-cell>
          <table:table-cell office:value-type="float" office:value="6.81459385" calcext:value-type="float">
            <text:p>6.8145938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900576" calcext:value-type="float">
            <text:p>6.900576</text:p>
          </table:table-cell>
          <table:table-cell office:value-type="float" office:value="6.816328" calcext:value-type="float">
            <text:p>6.81632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112162" calcext:value-type="float">
            <text:p>7.112162</text:p>
          </table:table-cell>
          <table:table-cell office:value-type="float" office:value="6.81319405" calcext:value-type="float">
            <text:p>6.8131940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67475" calcext:value-type="float">
            <text:p>6.767475</text:p>
          </table:table-cell>
          <table:table-cell office:value-type="float" office:value="6.81614685" calcext:value-type="float">
            <text:p>6.8161468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248624" calcext:value-type="float">
            <text:p>6.248624</text:p>
          </table:table-cell>
          <table:table-cell office:value-type="float" office:value="6.8404907" calcext:value-type="float">
            <text:p>6.840490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832422" calcext:value-type="float">
            <text:p>6.832422</text:p>
          </table:table-cell>
          <table:table-cell office:value-type="float" office:value="6.8534749" calcext:value-type="float">
            <text:p>6.8534749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440167" calcext:value-type="float">
            <text:p>7.440167</text:p>
          </table:table-cell>
          <table:table-cell office:value-type="float" office:value="6.82738895" calcext:value-type="float">
            <text:p>6.82738895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944778" calcext:value-type="float">
            <text:p>6.944778</text:p>
          </table:table-cell>
          <table:table-cell office:value-type="float" office:value="6.7948512" calcext:value-type="float">
            <text:p>6.7948512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251189" calcext:value-type="float">
            <text:p>6.251189</text:p>
          </table:table-cell>
          <table:table-cell office:value-type="float" office:value="6.7899361" calcext:value-type="float">
            <text:p>6.789936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573944" calcext:value-type="float">
            <text:p>6.573944</text:p>
          </table:table-cell>
          <table:table-cell office:value-type="float" office:value="6.8190676" calcext:value-type="float">
            <text:p>6.819067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216137" calcext:value-type="float">
            <text:p>7.216137</text:p>
          </table:table-cell>
          <table:table-cell office:value-type="float" office:value="6.83024165" calcext:value-type="float">
            <text:p>6.8302416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202589" calcext:value-type="float">
            <text:p>7.202589</text:p>
          </table:table-cell>
          <table:table-cell office:value-type="float" office:value="6.7998123" calcext:value-type="float">
            <text:p>6.799812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90411" calcext:value-type="float">
            <text:p>6.690411</text:p>
          </table:table-cell>
          <table:table-cell office:value-type="float" office:value="6.75465235" calcext:value-type="float">
            <text:p>6.7546523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62543" calcext:value-type="float">
            <text:p>6.762543</text:p>
          </table:table-cell>
          <table:table-cell office:value-type="float" office:value="6.74818485" calcext:value-type="float">
            <text:p>6.7481848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139418" calcext:value-type="float">
            <text:p>7.139418</text:p>
          </table:table-cell>
          <table:table-cell office:value-type="float" office:value="6.7598757" calcext:value-type="float">
            <text:p>6.759875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6968" calcext:value-type="float">
            <text:p>6.76968</text:p>
          </table:table-cell>
          <table:table-cell office:value-type="float" office:value="6.7677757" calcext:value-type="float">
            <text:p>6.767775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493658" calcext:value-type="float">
            <text:p>6.493658</text:p>
          </table:table-cell>
          <table:table-cell office:value-type="float" office:value="6.77059415" calcext:value-type="float">
            <text:p>6.7705941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9312" calcext:value-type="float">
            <text:p>6.79312</text:p>
          </table:table-cell>
          <table:table-cell office:value-type="float" office:value="6.72216955" calcext:value-type="float">
            <text:p>6.7221695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801362" calcext:value-type="float">
            <text:p>6.801362</text:p>
          </table:table-cell>
          <table:table-cell office:value-type="float" office:value="6.6645509" calcext:value-type="float">
            <text:p>6.6645509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651154" calcext:value-type="float">
            <text:p>6.651154</text:p>
          </table:table-cell>
          <table:table-cell office:value-type="float" office:value="6.67681085" calcext:value-type="float">
            <text:p>6.6768108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35151" calcext:value-type="float">
            <text:p>6.735151</text:p>
          </table:table-cell>
          <table:table-cell office:value-type="float" office:value="6.70726585" calcext:value-type="float">
            <text:p>6.7072658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37897" calcext:value-type="float">
            <text:p>6.837897</text:p>
          </table:table-cell>
          <table:table-cell office:value-type="float" office:value="6.68942735" calcext:value-type="float">
            <text:p>6.6894273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171218" calcext:value-type="float">
            <text:p>7.171218</text:p>
          </table:table-cell>
          <table:table-cell office:value-type="float" office:value="6.62636525" calcext:value-type="float">
            <text:p>6.6263652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254352" calcext:value-type="float">
            <text:p>7.254352</text:p>
          </table:table-cell>
          <table:table-cell office:value-type="float" office:value="6.5632692" calcext:value-type="float">
            <text:p>6.563269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508308" calcext:value-type="float">
            <text:p>6.508308</text:p>
          </table:table-cell>
          <table:table-cell office:value-type="float" office:value="6.57000055" calcext:value-type="float">
            <text:p>6.5700005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310703" calcext:value-type="float">
            <text:p>6.310703</text:p>
          </table:table-cell>
          <table:table-cell office:value-type="float" office:value="6.62946455" calcext:value-type="float">
            <text:p>6.6294645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89412" calcext:value-type="float">
            <text:p>6.789412</text:p>
          </table:table-cell>
          <table:table-cell office:value-type="float" office:value="6.6101359" calcext:value-type="float">
            <text:p>6.6101359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846476" calcext:value-type="float">
            <text:p>6.846476</text:p>
          </table:table-cell>
          <table:table-cell office:value-type="float" office:value="6.55126275" calcext:value-type="float">
            <text:p>6.5512627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833819" calcext:value-type="float">
            <text:p>6.833819</text:p>
          </table:table-cell>
          <table:table-cell office:value-type="float" office:value="6.5206057" calcext:value-type="float">
            <text:p>6.520605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97425" calcext:value-type="float">
            <text:p>6.797425</text:p>
          </table:table-cell>
          <table:table-cell office:value-type="float" office:value="6.48188075" calcext:value-type="float">
            <text:p>6.481880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0755" calcext:value-type="float">
            <text:p>6.60755</text:p>
          </table:table-cell>
          <table:table-cell office:value-type="float" office:value="6.48209625" calcext:value-type="float">
            <text:p>6.4820962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29939" calcext:value-type="float">
            <text:p>6.29939</text:p>
          </table:table-cell>
          <table:table-cell office:value-type="float" office:value="6.45135205" calcext:value-type="float">
            <text:p>6.45135205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561061" calcext:value-type="float">
            <text:p>6.561061</text:p>
          </table:table-cell>
          <table:table-cell office:value-type="float" office:value="6.2885295" calcext:value-type="float">
            <text:p>6.288529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99636" calcext:value-type="float">
            <text:p>6.99636</text:p>
          </table:table-cell>
          <table:table-cell office:value-type="float" office:value="6.27189915" calcext:value-type="float">
            <text:p>6.271899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297418" calcext:value-type="float">
            <text:p>7.297418</text:p>
          </table:table-cell>
          <table:table-cell office:value-type="float" office:value="6.46197185" calcext:value-type="float">
            <text:p>6.4619718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26049" calcext:value-type="float">
            <text:p>6.826049</text:p>
          </table:table-cell>
          <table:table-cell office:value-type="float" office:value="6.60315525" calcext:value-type="float">
            <text:p>6.6031552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525166" calcext:value-type="float">
            <text:p>5.525166</text:p>
          </table:table-cell>
          <table:table-cell office:value-type="float" office:value="6.3872472" calcext:value-type="float">
            <text:p>6.387247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640747" calcext:value-type="float">
            <text:p>5.640747</text:p>
          </table:table-cell>
          <table:table-cell office:value-type="float" office:value="6.527606" calcext:value-type="float">
            <text:p>6.52760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046561" calcext:value-type="float">
            <text:p>7.046561</text:p>
          </table:table-cell>
          <table:table-cell office:value-type="float" office:value="7.00361995" calcext:value-type="float">
            <text:p>7.0036199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260254" calcext:value-type="float">
            <text:p>7.260254</text:p>
          </table:table-cell>
          <table:table-cell office:value-type="float" office:value="7.2808115" calcext:value-type="float">
            <text:p>7.280811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378381" calcext:value-type="float">
            <text:p>6.378381</text:p>
          </table:table-cell>
          <table:table-cell office:value-type="float" office:value="7.2614011" calcext:value-type="float">
            <text:p>7.261401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576655" calcext:value-type="float">
            <text:p>5.576655</text:p>
          </table:table-cell>
          <table:table-cell office:value-type="float" office:value="7.2392783" calcext:value-type="float">
            <text:p>7.2392783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909297" calcext:value-type="float">
            <text:p>5.909297</text:p>
          </table:table-cell>
          <table:table-cell office:value-type="float" office:value="7.268603" calcext:value-type="float">
            <text:p>7.26860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388979" calcext:value-type="float">
            <text:p>7.388979</text:p>
          </table:table-cell>
          <table:table-cell office:value-type="float" office:value="7.14496705" calcext:value-type="float">
            <text:p>7.1449670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697588" calcext:value-type="float">
            <text:p>7.697588</text:p>
          </table:table-cell>
          <table:table-cell office:value-type="float" office:value="6.8883007" calcext:value-type="float">
            <text:p>6.888300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92413" calcext:value-type="float">
            <text:p>5.92413</text:p>
          </table:table-cell>
          <table:table-cell office:value-type="float" office:value="6.8425678" calcext:value-type="float">
            <text:p>6.8425678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611949" calcext:value-type="float">
            <text:p>5.611949</text:p>
          </table:table-cell>
          <table:table-cell office:value-type="float" office:value="6.9600367" calcext:value-type="float">
            <text:p>6.960036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233335" calcext:value-type="float">
            <text:p>6.233335</text:p>
          </table:table-cell>
          <table:table-cell office:value-type="float" office:value="7.03862705" calcext:value-type="float">
            <text:p>7.0386270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05932" calcext:value-type="float">
            <text:p>6.05932</text:p>
          </table:table-cell>
          <table:table-cell office:value-type="float" office:value="7.0489036" calcext:value-type="float">
            <text:p>7.048903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01735" calcext:value-type="float">
            <text:p>6.801735</text:p>
          </table:table-cell>
          <table:table-cell office:value-type="float" office:value="7.06707045" calcext:value-type="float">
            <text:p>7.06707045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992666" calcext:value-type="float">
            <text:p>5.992666</text:p>
          </table:table-cell>
          <table:table-cell office:value-type="float" office:value="7.0285183" calcext:value-type="float">
            <text:p>7.028518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042939" calcext:value-type="float">
            <text:p>3.042939</text:p>
          </table:table-cell>
          <table:table-cell office:value-type="float" office:value="7.00596925" calcext:value-type="float">
            <text:p>7.0059692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228454" calcext:value-type="float">
            <text:p>6.228454</text:p>
          </table:table-cell>
          <table:table-cell office:value-type="float" office:value="7.16690815" calcext:value-type="float">
            <text:p>7.1669081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.797814" calcext:value-type="float">
            <text:p>10.797814</text:p>
          </table:table-cell>
          <table:table-cell office:value-type="float" office:value="7.1919404" calcext:value-type="float">
            <text:p>7.1919404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.121086" calcext:value-type="float">
            <text:p>10.121086</text:p>
          </table:table-cell>
          <table:table-cell office:value-type="float" office:value="6.9975357" calcext:value-type="float">
            <text:p>6.997535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.507888" calcext:value-type="float">
            <text:p>2.507888</text:p>
          </table:table-cell>
          <table:table-cell office:value-type="float" office:value="6.83106005" calcext:value-type="float">
            <text:p>6.83106005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332342" calcext:value-type="float">
            <text:p>8.332342</text:p>
          </table:table-cell>
          <table:table-cell office:value-type="float" office:value="7.0351134" calcext:value-type="float">
            <text:p>7.035113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.161026" calcext:value-type="float">
            <text:p>15.161026</text:p>
          </table:table-cell>
          <table:table-cell office:value-type="float" office:value="6.9510698" calcext:value-type="float">
            <text:p>6.9510698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.590392" calcext:value-type="float">
            <text:p>12.590392</text:p>
          </table:table-cell>
          <table:table-cell office:value-type="float" office:value="6.5326412" calcext:value-type="float">
            <text:p>6.532641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872046" calcext:value-type="float">
            <text:p>6.872046</text:p>
          </table:table-cell>
          <table:table-cell office:value-type="float" office:value="6.23693665" calcext:value-type="float">
            <text:p>6.2369366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935925" calcext:value-type="float">
            <text:p>5.935925</text:p>
          </table:table-cell>
          <table:table-cell office:value-type="float" office:value="6.2100367" calcext:value-type="float">
            <text:p>6.21003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163149" calcext:value-type="float">
            <text:p>6.163149</text:p>
          </table:table-cell>
          <table:table-cell office:value-type="float" office:value="6.24002135" calcext:value-type="float">
            <text:p>6.2400213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436578" calcext:value-type="float">
            <text:p>3.436578</text:p>
          </table:table-cell>
          <table:table-cell office:value-type="float" office:value="6.2735507" calcext:value-type="float">
            <text:p>6.273550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.255652" calcext:value-type="float">
            <text:p>2.255652</text:p>
          </table:table-cell>
          <table:table-cell office:value-type="float" office:value="6.44319975" calcext:value-type="float">
            <text:p>6.4431997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8293" calcext:value-type="float">
            <text:p>6.78293</text:p>
          </table:table-cell>
          <table:table-cell office:value-type="float" office:value="6.66173555" calcext:value-type="float">
            <text:p>6.6617355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273508" calcext:value-type="float">
            <text:p>8.273508</text:p>
          </table:table-cell>
          <table:table-cell office:value-type="float" office:value="6.6397009" calcext:value-type="float">
            <text:p>6.6397009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183756" calcext:value-type="float">
            <text:p>7.183756</text:p>
          </table:table-cell>
          <table:table-cell office:value-type="float" office:value="6.53771605" calcext:value-type="float">
            <text:p>6.5377160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438866" calcext:value-type="float">
            <text:p>6.438866</text:p>
          </table:table-cell>
          <table:table-cell office:value-type="float" office:value="6.500307" calcext:value-type="float">
            <text:p>6.50030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422657" calcext:value-type="float">
            <text:p>6.422657</text:p>
          </table:table-cell>
          <table:table-cell office:value-type="float" office:value="6.521321" calcext:value-type="float">
            <text:p>6.521321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030692" calcext:value-type="float">
            <text:p>6.030692</text:p>
          </table:table-cell>
          <table:table-cell office:value-type="float" office:value="6.5523023" calcext:value-type="float">
            <text:p>6.552302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541685" calcext:value-type="float">
            <text:p>5.541685</text:p>
          </table:table-cell>
          <table:table-cell office:value-type="float" office:value="6.58462885" calcext:value-type="float">
            <text:p>6.5846288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261717" calcext:value-type="float">
            <text:p>6.261717</text:p>
          </table:table-cell>
          <table:table-cell office:value-type="float" office:value="6.65722605" calcext:value-type="float">
            <text:p>6.6572260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29099" calcext:value-type="float">
            <text:p>6.729099</text:p>
          </table:table-cell>
          <table:table-cell office:value-type="float" office:value="6.7167106" calcext:value-type="float">
            <text:p>6.716710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90972" calcext:value-type="float">
            <text:p>6.90972</text:p>
          </table:table-cell>
          <table:table-cell office:value-type="float" office:value="6.72533015" calcext:value-type="float">
            <text:p>6.7253301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91573" calcext:value-type="float">
            <text:p>6.791573</text:p>
          </table:table-cell>
          <table:table-cell office:value-type="float" office:value="6.676813" calcext:value-type="float">
            <text:p>6.67681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588955" calcext:value-type="float">
            <text:p>6.588955</text:p>
          </table:table-cell>
          <table:table-cell office:value-type="float" office:value="6.643382" calcext:value-type="float">
            <text:p>6.64338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5147" calcext:value-type="float">
            <text:p>6.65147</text:p>
          </table:table-cell>
          <table:table-cell office:value-type="float" office:value="6.6655586" calcext:value-type="float">
            <text:p>6.665558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92454" calcext:value-type="float">
            <text:p>6.792454</text:p>
          </table:table-cell>
          <table:table-cell office:value-type="float" office:value="6.70131595" calcext:value-type="float">
            <text:p>6.7013159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76301" calcext:value-type="float">
            <text:p>6.676301</text:p>
          </table:table-cell>
          <table:table-cell office:value-type="float" office:value="6.71474935" calcext:value-type="float">
            <text:p>6.7147493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334047" calcext:value-type="float">
            <text:p>6.334047</text:p>
          </table:table-cell>
          <table:table-cell office:value-type="float" office:value="6.72064455" calcext:value-type="float">
            <text:p>6.7206445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35618" calcext:value-type="float">
            <text:p>6.535618</text:p>
          </table:table-cell>
          <table:table-cell office:value-type="float" office:value="6.74383135" calcext:value-type="float">
            <text:p>6.7438313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33736" calcext:value-type="float">
            <text:p>6.833736</text:p>
          </table:table-cell>
          <table:table-cell office:value-type="float" office:value="6.7533286" calcext:value-type="float">
            <text:p>6.7533286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29559" calcext:value-type="float">
            <text:p>6.829559</text:p>
          </table:table-cell>
          <table:table-cell office:value-type="float" office:value="6.75058785" calcext:value-type="float">
            <text:p>6.7505878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26368" calcext:value-type="float">
            <text:p>6.626368</text:p>
          </table:table-cell>
          <table:table-cell office:value-type="float" office:value="6.76435425" calcext:value-type="float">
            <text:p>6.7643542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342237" calcext:value-type="float">
            <text:p>6.342237</text:p>
          </table:table-cell>
          <table:table-cell office:value-type="float" office:value="6.78405515" calcext:value-type="float">
            <text:p>6.7840551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233811" calcext:value-type="float">
            <text:p>6.233811</text:p>
          </table:table-cell>
          <table:table-cell office:value-type="float" office:value="6.78391765" calcext:value-type="float">
            <text:p>6.7839176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435575" calcext:value-type="float">
            <text:p>6.435575</text:p>
          </table:table-cell>
          <table:table-cell office:value-type="float" office:value="6.7805555" calcext:value-type="float">
            <text:p>6.780555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59146" calcext:value-type="float">
            <text:p>6.859146</text:p>
          </table:table-cell>
          <table:table-cell office:value-type="float" office:value="6.80591965" calcext:value-type="float">
            <text:p>6.8059196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042283" calcext:value-type="float">
            <text:p>7.042283</text:p>
          </table:table-cell>
          <table:table-cell office:value-type="float" office:value="6.8347151" calcext:value-type="float">
            <text:p>6.8347151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77223" calcext:value-type="float">
            <text:p>6.677223</text:p>
          </table:table-cell>
          <table:table-cell office:value-type="float" office:value="6.83095855" calcext:value-type="float">
            <text:p>6.83095855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993629" calcext:value-type="float">
            <text:p>6.993629</text:p>
          </table:table-cell>
          <table:table-cell office:value-type="float" office:value="6.8129693" calcext:value-type="float">
            <text:p>6.8129693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451408" calcext:value-type="float">
            <text:p>7.451408</text:p>
          </table:table-cell>
          <table:table-cell office:value-type="float" office:value="6.79956055" calcext:value-type="float">
            <text:p>6.7995605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90149" calcext:value-type="float">
            <text:p>6.90149</text:p>
          </table:table-cell>
          <table:table-cell office:value-type="float" office:value="6.7967828" calcext:value-type="float">
            <text:p>6.796782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939377" calcext:value-type="float">
            <text:p>5.939377</text:p>
          </table:table-cell>
          <table:table-cell office:value-type="float" office:value="6.8163567" calcext:value-type="float">
            <text:p>6.816356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122953" calcext:value-type="float">
            <text:p>6.122953</text:p>
          </table:table-cell>
          <table:table-cell office:value-type="float" office:value="6.86244255" calcext:value-type="float">
            <text:p>6.8624425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032487" calcext:value-type="float">
            <text:p>7.032487</text:p>
          </table:table-cell>
          <table:table-cell office:value-type="float" office:value="6.88130985" calcext:value-type="float">
            <text:p>6.88130985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366617" calcext:value-type="float">
            <text:p>7.366617</text:p>
          </table:table-cell>
          <table:table-cell office:value-type="float" office:value="6.8550664" calcext:value-type="float">
            <text:p>6.8550664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061122" calcext:value-type="float">
            <text:p>7.061122</text:p>
          </table:table-cell>
          <table:table-cell office:value-type="float" office:value="6.8266015" calcext:value-type="float">
            <text:p>6.826601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94205" calcext:value-type="float">
            <text:p>6.794205</text:p>
          </table:table-cell>
          <table:table-cell office:value-type="float" office:value="6.81431475" calcext:value-type="float">
            <text:p>6.8143147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97783" calcext:value-type="float">
            <text:p>6.797783</text:p>
          </table:table-cell>
          <table:table-cell office:value-type="float" office:value="6.80236665" calcext:value-type="float">
            <text:p>6.80236665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25563" calcext:value-type="float">
            <text:p>6.725563</text:p>
          </table:table-cell>
          <table:table-cell office:value-type="float" office:value="6.767372" calcext:value-type="float">
            <text:p>6.76737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78921" calcext:value-type="float">
            <text:p>6.778921</text:p>
          </table:table-cell>
          <table:table-cell office:value-type="float" office:value="6.74867415" calcext:value-type="float">
            <text:p>6.7486741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104887" calcext:value-type="float">
            <text:p>7.104887</text:p>
          </table:table-cell>
          <table:table-cell office:value-type="float" office:value="6.75824485" calcext:value-type="float">
            <text:p>6.7582448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020386" calcext:value-type="float">
            <text:p>7.020386</text:p>
          </table:table-cell>
          <table:table-cell office:value-type="float" office:value="6.75778665" calcext:value-type="float">
            <text:p>6.7577866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339487" calcext:value-type="float">
            <text:p>6.339487</text:p>
          </table:table-cell>
          <table:table-cell office:value-type="float" office:value="6.75568805" calcext:value-type="float">
            <text:p>6.7556880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166568" calcext:value-type="float">
            <text:p>6.166568</text:p>
          </table:table-cell>
          <table:table-cell office:value-type="float" office:value="6.78168305" calcext:value-type="float">
            <text:p>6.7816830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942858" calcext:value-type="float">
            <text:p>6.942858</text:p>
          </table:table-cell>
          <table:table-cell office:value-type="float" office:value="6.82135875" calcext:value-type="float">
            <text:p>6.8213587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435055" calcext:value-type="float">
            <text:p>7.435055</text:p>
          </table:table-cell>
          <table:table-cell office:value-type="float" office:value="6.80198855" calcext:value-type="float">
            <text:p>6.80198855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967152" calcext:value-type="float">
            <text:p>6.967152</text:p>
          </table:table-cell>
          <table:table-cell office:value-type="float" office:value="6.73066305" calcext:value-type="float">
            <text:p>6.7306630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317438" calcext:value-type="float">
            <text:p>6.317438</text:p>
          </table:table-cell>
          <table:table-cell office:value-type="float" office:value="6.7005853" calcext:value-type="float">
            <text:p>6.700585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25454" calcext:value-type="float">
            <text:p>6.725454</text:p>
          </table:table-cell>
          <table:table-cell office:value-type="float" office:value="6.71286335" calcext:value-type="float">
            <text:p>6.7128633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395853" calcext:value-type="float">
            <text:p>7.395853</text:p>
          </table:table-cell>
          <table:table-cell office:value-type="float" office:value="6.7114215" calcext:value-type="float">
            <text:p>6.711421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292968" calcext:value-type="float">
            <text:p>7.292968</text:p>
          </table:table-cell>
          <table:table-cell office:value-type="float" office:value="6.71019555" calcext:value-type="float">
            <text:p>6.7101955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61094" calcext:value-type="float">
            <text:p>6.861094</text:p>
          </table:table-cell>
          <table:table-cell office:value-type="float" office:value="6.68692015" calcext:value-type="float">
            <text:p>6.6869201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500299" calcext:value-type="float">
            <text:p>6.500299</text:p>
          </table:table-cell>
          <table:table-cell office:value-type="float" office:value="6.5145405" calcext:value-type="float">
            <text:p>6.514540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507618" calcext:value-type="float">
            <text:p>6.507618</text:p>
          </table:table-cell>
          <table:table-cell office:value-type="float" office:value="6.3602006" calcext:value-type="float">
            <text:p>6.3602006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97319" calcext:value-type="float">
            <text:p>6.797319</text:p>
          </table:table-cell>
          <table:table-cell office:value-type="float" office:value="6.4022293" calcext:value-type="float">
            <text:p>6.402229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815387" calcext:value-type="float">
            <text:p>6.815387</text:p>
          </table:table-cell>
          <table:table-cell office:value-type="float" office:value="6.59836385" calcext:value-type="float">
            <text:p>6.5983638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555243" calcext:value-type="float">
            <text:p>6.555243</text:p>
          </table:table-cell>
          <table:table-cell office:value-type="float" office:value="6.66839325" calcext:value-type="float">
            <text:p>6.66839325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09789" calcext:value-type="float">
            <text:p>6.09789</text:p>
          </table:table-cell>
          <table:table-cell office:value-type="float" office:value="6.5287293" calcext:value-type="float">
            <text:p>6.528729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351606" calcext:value-type="float">
            <text:p>6.351606</text:p>
          </table:table-cell>
          <table:table-cell office:value-type="float" office:value="6.4923068" calcext:value-type="float">
            <text:p>6.492306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970335" calcext:value-type="float">
            <text:p>6.970335</text:p>
          </table:table-cell>
          <table:table-cell office:value-type="float" office:value="6.5175636" calcext:value-type="float">
            <text:p>6.517563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095723" calcext:value-type="float">
            <text:p>7.095723</text:p>
          </table:table-cell>
          <table:table-cell office:value-type="float" office:value="6.46978245" calcext:value-type="float">
            <text:p>6.4697824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978414" calcext:value-type="float">
            <text:p>6.978414</text:p>
          </table:table-cell>
          <table:table-cell office:value-type="float" office:value="6.3108051" calcext:value-type="float">
            <text:p>6.310805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859387" calcext:value-type="float">
            <text:p>6.859387</text:p>
          </table:table-cell>
          <table:table-cell office:value-type="float" office:value="6.19258245" calcext:value-type="float">
            <text:p>6.1925824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960082" calcext:value-type="float">
            <text:p>6.960082</text:p>
          </table:table-cell>
          <table:table-cell office:value-type="float" office:value="6.23935625" calcext:value-type="float">
            <text:p>6.23935625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555454" calcext:value-type="float">
            <text:p>6.555454</text:p>
          </table:table-cell>
          <table:table-cell office:value-type="float" office:value="6.33917725" calcext:value-type="float">
            <text:p>6.33917725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008545" calcext:value-type="float">
            <text:p>6.008545</text:p>
          </table:table-cell>
          <table:table-cell office:value-type="float" office:value="6.27528175" calcext:value-type="float">
            <text:p>6.2752817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365597" calcext:value-type="float">
            <text:p>6.365597</text:p>
          </table:table-cell>
          <table:table-cell office:value-type="float" office:value="6.2387317" calcext:value-type="float">
            <text:p>6.238731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562999" calcext:value-type="float">
            <text:p>6.562999</text:p>
          </table:table-cell>
          <table:table-cell office:value-type="float" office:value="6.44217365" calcext:value-type="float">
            <text:p>6.44217365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696617" calcext:value-type="float">
            <text:p>6.696617</text:p>
          </table:table-cell>
          <table:table-cell office:value-type="float" office:value="7.00788885" calcext:value-type="float">
            <text:p>7.0078888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371334" calcext:value-type="float">
            <text:p>7.371334</text:p>
          </table:table-cell>
          <table:table-cell office:value-type="float" office:value="7.67088735" calcext:value-type="float">
            <text:p>7.67088735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82746" calcext:value-type="float">
            <text:p>6.82746</text:p>
          </table:table-cell>
          <table:table-cell office:value-type="float" office:value="8.0311866" calcext:value-type="float">
            <text:p>8.031186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.413501" calcext:value-type="float">
            <text:p>3.413501</text:p>
          </table:table-cell>
          <table:table-cell office:value-type="float" office:value="8.04623035" calcext:value-type="float">
            <text:p>8.0462303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413501" calcext:value-type="float">
            <text:p>3.413501</text:p>
          </table:table-cell>
          <table:table-cell office:value-type="float" office:value="8.07212545" calcext:value-type="float">
            <text:p>8.07212545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348192" calcext:value-type="float">
            <text:p>7.348192</text:p>
          </table:table-cell>
          <table:table-cell office:value-type="float" office:value="8.17713415" calcext:value-type="float">
            <text:p>8.1771341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.72001" calcext:value-type="float">
            <text:p>10.72001</text:p>
          </table:table-cell>
          <table:table-cell office:value-type="float" office:value="8.14661895" calcext:value-type="float">
            <text:p>8.14661895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215975" calcext:value-type="float">
            <text:p>8.215975</text:p>
          </table:table-cell>
          <table:table-cell office:value-type="float" office:value="7.9651886" calcext:value-type="float">
            <text:p>7.9651886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.761964" calcext:value-type="float">
            <text:p>3.761964</text:p>
          </table:table-cell>
          <table:table-cell office:value-type="float" office:value="7.85551795" calcext:value-type="float">
            <text:p>7.8555179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.36944" calcext:value-type="float">
            <text:p>5.36944</text:p>
          </table:table-cell>
          <table:table-cell office:value-type="float" office:value="7.96937715" calcext:value-type="float">
            <text:p>7.9693771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56742" calcext:value-type="float">
            <text:p>6.856742</text:p>
          </table:table-cell>
          <table:table-cell office:value-type="float" office:value="8.0631277" calcext:value-type="float">
            <text:p>8.063127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014712" calcext:value-type="float">
            <text:p>6.014712</text:p>
          </table:table-cell>
          <table:table-cell office:value-type="float" office:value="8.06811705" calcext:value-type="float">
            <text:p>8.0681170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.916176" calcext:value-type="float">
            <text:p>3.916176</text:p>
          </table:table-cell>
          <table:table-cell office:value-type="float" office:value="8.07490035" calcext:value-type="float">
            <text:p>8.07490035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613961" calcext:value-type="float">
            <text:p>4.613961</text:p>
          </table:table-cell>
          <table:table-cell office:value-type="float" office:value="8.1836792" calcext:value-type="float">
            <text:p>8.1836792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794863" calcext:value-type="float">
            <text:p>7.794863</text:p>
          </table:table-cell>
          <table:table-cell office:value-type="float" office:value="8.2542778" calcext:value-type="float">
            <text:p>8.254277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956502" calcext:value-type="float">
            <text:p>8.956502</text:p>
          </table:table-cell>
          <table:table-cell office:value-type="float" office:value="8.1786032" calcext:value-type="float">
            <text:p>8.1786032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277544" calcext:value-type="float">
            <text:p>5.277544</text:p>
          </table:table-cell>
          <table:table-cell office:value-type="float" office:value="8.0569799" calcext:value-type="float">
            <text:p>8.0569799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277544" calcext:value-type="float">
            <text:p>5.277544</text:p>
          </table:table-cell>
          <table:table-cell office:value-type="float" office:value="8.135889" calcext:value-type="float">
            <text:p>8.135889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.434436" calcext:value-type="float">
            <text:p>10.434436</text:p>
          </table:table-cell>
          <table:table-cell office:value-type="float" office:value="8.21795535" calcext:value-type="float">
            <text:p>8.2179553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7.877303" calcext:value-type="float">
            <text:p>17.877303</text:p>
          </table:table-cell>
          <table:table-cell office:value-type="float" office:value="8.0180514" calcext:value-type="float">
            <text:p>8.018051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9.956587" calcext:value-type="float">
            <text:p>19.956587</text:p>
          </table:table-cell>
          <table:table-cell office:value-type="float" office:value="7.45656775" calcext:value-type="float">
            <text:p>7.45656775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.577319" calcext:value-type="float">
            <text:p>14.577319</text:p>
          </table:table-cell>
          <table:table-cell office:value-type="float" office:value="6.8068623" calcext:value-type="float">
            <text:p>6.8068623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128335" calcext:value-type="float">
            <text:p>7.128335</text:p>
          </table:table-cell>
          <table:table-cell office:value-type="float" office:value="6.39301465" calcext:value-type="float">
            <text:p>6.3930146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931403" calcext:value-type="float">
            <text:p>3.931403</text:p>
          </table:table-cell>
          <table:table-cell office:value-type="float" office:value="6.328878" calcext:value-type="float">
            <text:p>6.32887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513675" calcext:value-type="float">
            <text:p>5.513675</text:p>
          </table:table-cell>
          <table:table-cell office:value-type="float" office:value="6.45542165" calcext:value-type="float">
            <text:p>6.4554216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37888" calcext:value-type="float">
            <text:p>6.737888</text:p>
          </table:table-cell>
          <table:table-cell office:value-type="float" office:value="6.5432301" calcext:value-type="float">
            <text:p>6.543230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091403" calcext:value-type="float">
            <text:p>7.091403</text:p>
          </table:table-cell>
          <table:table-cell office:value-type="float" office:value="6.56179425" calcext:value-type="float">
            <text:p>6.5617942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022562" calcext:value-type="float">
            <text:p>6.022562</text:p>
          </table:table-cell>
          <table:table-cell office:value-type="float" office:value="6.5312486" calcext:value-type="float">
            <text:p>6.5312486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039148" calcext:value-type="float">
            <text:p>6.039148</text:p>
          </table:table-cell>
          <table:table-cell office:value-type="float" office:value="6.5455808" calcext:value-type="float">
            <text:p>6.545580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244451" calcext:value-type="float">
            <text:p>7.244451</text:p>
          </table:table-cell>
          <table:table-cell office:value-type="float" office:value="6.5807084" calcext:value-type="float">
            <text:p>6.5807084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956529" calcext:value-type="float">
            <text:p>6.956529</text:p>
          </table:table-cell>
          <table:table-cell office:value-type="float" office:value="6.5671196" calcext:value-type="float">
            <text:p>6.5671196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150378" calcext:value-type="float">
            <text:p>6.150378</text:p>
          </table:table-cell>
          <table:table-cell office:value-type="float" office:value="6.5495279" calcext:value-type="float">
            <text:p>6.5495279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091753" calcext:value-type="float">
            <text:p>6.091753</text:p>
          </table:table-cell>
          <table:table-cell office:value-type="float" office:value="6.56620465" calcext:value-type="float">
            <text:p>6.56620465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025933" calcext:value-type="float">
            <text:p>6.025933</text:p>
          </table:table-cell>
          <table:table-cell office:value-type="float" office:value="6.60391595" calcext:value-type="float">
            <text:p>6.6039159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281371" calcext:value-type="float">
            <text:p>6.281371</text:p>
          </table:table-cell>
          <table:table-cell office:value-type="float" office:value="6.66670795" calcext:value-type="float">
            <text:p>6.6667079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24036" calcext:value-type="float">
            <text:p>6.524036</text:p>
          </table:table-cell>
          <table:table-cell office:value-type="float" office:value="6.7194264" calcext:value-type="float">
            <text:p>6.719426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855726" calcext:value-type="float">
            <text:p>6.855726</text:p>
          </table:table-cell>
          <table:table-cell office:value-type="float" office:value="6.7426874" calcext:value-type="float">
            <text:p>6.742687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918871" calcext:value-type="float">
            <text:p>6.918871</text:p>
          </table:table-cell>
          <table:table-cell office:value-type="float" office:value="6.71157805" calcext:value-type="float">
            <text:p>6.7115780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436357" calcext:value-type="float">
            <text:p>6.436357</text:p>
          </table:table-cell>
          <table:table-cell office:value-type="float" office:value="6.67440075" calcext:value-type="float">
            <text:p>6.6744007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4763" calcext:value-type="float">
            <text:p>6.64763</text:p>
          </table:table-cell>
          <table:table-cell office:value-type="float" office:value="6.69314235" calcext:value-type="float">
            <text:p>6.6931423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962478" calcext:value-type="float">
            <text:p>6.962478</text:p>
          </table:table-cell>
          <table:table-cell office:value-type="float" office:value="6.69455115" calcext:value-type="float">
            <text:p>6.69455115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300366" calcext:value-type="float">
            <text:p>6.300366</text:p>
          </table:table-cell>
          <table:table-cell office:value-type="float" office:value="6.67267015" calcext:value-type="float">
            <text:p>6.67267015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845602" calcext:value-type="float">
            <text:p>5.845602</text:p>
          </table:table-cell>
          <table:table-cell office:value-type="float" office:value="6.72153635" calcext:value-type="float">
            <text:p>6.7215363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462276" calcext:value-type="float">
            <text:p>6.462276</text:p>
          </table:table-cell>
          <table:table-cell office:value-type="float" office:value="6.80057505" calcext:value-type="float">
            <text:p>6.800575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269844" calcext:value-type="float">
            <text:p>7.269844</text:p>
          </table:table-cell>
          <table:table-cell office:value-type="float" office:value="6.7947273" calcext:value-type="float">
            <text:p>6.794727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109171" calcext:value-type="float">
            <text:p>7.109171</text:p>
          </table:table-cell>
          <table:table-cell office:value-type="float" office:value="6.7439731" calcext:value-type="float">
            <text:p>6.7439731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48049" calcext:value-type="float">
            <text:p>6.48049</text:p>
          </table:table-cell>
          <table:table-cell office:value-type="float" office:value="6.75646315" calcext:value-type="float">
            <text:p>6.7564631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309206" calcext:value-type="float">
            <text:p>6.309206</text:p>
          </table:table-cell>
          <table:table-cell office:value-type="float" office:value="6.8057737" calcext:value-type="float">
            <text:p>6.805773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417" calcext:value-type="float">
            <text:p>6.7417</text:p>
          </table:table-cell>
          <table:table-cell office:value-type="float" office:value="6.82548125" calcext:value-type="float">
            <text:p>6.82548125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972675" calcext:value-type="float">
            <text:p>6.972675</text:p>
          </table:table-cell>
          <table:table-cell office:value-type="float" office:value="6.8147431" calcext:value-type="float">
            <text:p>6.8147431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04695" calcext:value-type="float">
            <text:p>6.604695</text:p>
          </table:table-cell>
          <table:table-cell office:value-type="float" office:value="6.81069235" calcext:value-type="float">
            <text:p>6.81069235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483913" calcext:value-type="float">
            <text:p>6.483913</text:p>
          </table:table-cell>
          <table:table-cell office:value-type="float" office:value="6.82881215" calcext:value-type="float">
            <text:p>6.8288121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845979" calcext:value-type="float">
            <text:p>6.845979</text:p>
          </table:table-cell>
          <table:table-cell office:value-type="float" office:value="6.842416" calcext:value-type="float">
            <text:p>6.842416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281773" calcext:value-type="float">
            <text:p>7.281773</text:p>
          </table:table-cell>
          <table:table-cell office:value-type="float" office:value="6.8431727" calcext:value-type="float">
            <text:p>6.843172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33574" calcext:value-type="float">
            <text:p>7.33574</text:p>
          </table:table-cell>
          <table:table-cell office:value-type="float" office:value="6.82923195" calcext:value-type="float">
            <text:p>6.8292319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989256" calcext:value-type="float">
            <text:p>6.989256</text:p>
          </table:table-cell>
          <table:table-cell office:value-type="float" office:value="6.8079414" calcext:value-type="float">
            <text:p>6.807941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233539" calcext:value-type="float">
            <text:p>6.233539</text:p>
          </table:table-cell>
          <table:table-cell office:value-type="float" office:value="6.79183735" calcext:value-type="float">
            <text:p>6.7918373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175325" calcext:value-type="float">
            <text:p>6.175325</text:p>
          </table:table-cell>
          <table:table-cell office:value-type="float" office:value="6.797307" calcext:value-type="float">
            <text:p>6.79730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11189" calcext:value-type="float">
            <text:p>6.811189</text:p>
          </table:table-cell>
          <table:table-cell office:value-type="float" office:value="6.8225637" calcext:value-type="float">
            <text:p>6.8225637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675806" calcext:value-type="float">
            <text:p>6.675806</text:p>
          </table:table-cell>
          <table:table-cell office:value-type="float" office:value="6.8317078" calcext:value-type="float">
            <text:p>6.8317078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524858" calcext:value-type="float">
            <text:p>6.524858</text:p>
          </table:table-cell>
          <table:table-cell office:value-type="float" office:value="6.83928895" calcext:value-type="float">
            <text:p>6.83928895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27769" calcext:value-type="float">
            <text:p>7.27769</text:p>
          </table:table-cell>
          <table:table-cell office:value-type="float" office:value="6.85245225" calcext:value-type="float">
            <text:p>6.8524522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426376" calcext:value-type="float">
            <text:p>7.426376</text:p>
          </table:table-cell>
          <table:table-cell office:value-type="float" office:value="6.8308845" calcext:value-type="float">
            <text:p>6.830884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345321" calcext:value-type="float">
            <text:p>6.345321</text:p>
          </table:table-cell>
          <table:table-cell office:value-type="float" office:value="6.8199847" calcext:value-type="float">
            <text:p>6.819984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25476" calcext:value-type="float">
            <text:p>6.25476</text:p>
          </table:table-cell>
          <table:table-cell office:value-type="float" office:value="6.86020545" calcext:value-type="float">
            <text:p>6.86020545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358972" calcext:value-type="float">
            <text:p>7.358972</text:p>
          </table:table-cell>
          <table:table-cell office:value-type="float" office:value="6.8703048" calcext:value-type="float">
            <text:p>6.8703048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466701" calcext:value-type="float">
            <text:p>7.466701</text:p>
          </table:table-cell>
          <table:table-cell office:value-type="float" office:value="6.8157661" calcext:value-type="float">
            <text:p>6.8157661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03357" calcext:value-type="float">
            <text:p>6.703357</text:p>
          </table:table-cell>
          <table:table-cell office:value-type="float" office:value="6.7669359" calcext:value-type="float">
            <text:p>6.7669359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526937" calcext:value-type="float">
            <text:p>6.526937</text:p>
          </table:table-cell>
          <table:table-cell office:value-type="float" office:value="6.7582081" calcext:value-type="float">
            <text:p>6.758208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89166" calcext:value-type="float">
            <text:p>6.89166</text:p>
          </table:table-cell>
          <table:table-cell office:value-type="float" office:value="6.7654756" calcext:value-type="float">
            <text:p>6.7654756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967091" calcext:value-type="float">
            <text:p>6.967091</text:p>
          </table:table-cell>
          <table:table-cell office:value-type="float" office:value="6.7591822" calcext:value-type="float">
            <text:p>6.7591822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5599" calcext:value-type="float">
            <text:p>6.75599</text:p>
          </table:table-cell>
          <table:table-cell office:value-type="float" office:value="6.7397132" calcext:value-type="float">
            <text:p>6.7397132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861113" calcext:value-type="float">
            <text:p>6.861113</text:p>
          </table:table-cell>
          <table:table-cell office:value-type="float" office:value="6.7380916" calcext:value-type="float">
            <text:p>6.7380916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002958" calcext:value-type="float">
            <text:p>7.002958</text:p>
          </table:table-cell>
          <table:table-cell office:value-type="float" office:value="6.7430841" calcext:value-type="float">
            <text:p>6.743084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909929" calcext:value-type="float">
            <text:p>6.909929</text:p>
          </table:table-cell>
          <table:table-cell office:value-type="float" office:value="6.7158705" calcext:value-type="float">
            <text:p>6.7158705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67175" calcext:value-type="float">
            <text:p>6.667175</text:p>
          </table:table-cell>
          <table:table-cell office:value-type="float" office:value="6.6803489" calcext:value-type="float">
            <text:p>6.6803489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342932" calcext:value-type="float">
            <text:p>6.342932</text:p>
          </table:table-cell>
          <table:table-cell office:value-type="float" office:value="6.65821965" calcext:value-type="float">
            <text:p>6.65821965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80459" calcext:value-type="float">
            <text:p>6.680459</text:p>
          </table:table-cell>
          <table:table-cell office:value-type="float" office:value="6.65963615" calcext:value-type="float">
            <text:p>6.6596361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994071" calcext:value-type="float">
            <text:p>6.994071</text:p>
          </table:table-cell>
          <table:table-cell office:value-type="float" office:value="6.6761769" calcext:value-type="float">
            <text:p>6.6761769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27429" calcext:value-type="float">
            <text:p>6.827429</text:p>
          </table:table-cell>
          <table:table-cell office:value-type="float" office:value="6.67532105" calcext:value-type="float">
            <text:p>6.6753210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88124" calcext:value-type="float">
            <text:p>6.788124</text:p>
          </table:table-cell>
          <table:table-cell office:value-type="float" office:value="6.64053685" calcext:value-type="float">
            <text:p>6.6405368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846335" calcext:value-type="float">
            <text:p>6.846335</text:p>
          </table:table-cell>
          <table:table-cell office:value-type="float" office:value="6.5997074" calcext:value-type="float">
            <text:p>6.5997074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20838" calcext:value-type="float">
            <text:p>7.20838</text:p>
          </table:table-cell>
          <table:table-cell office:value-type="float" office:value="6.583388" calcext:value-type="float">
            <text:p>6.58338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149736" calcext:value-type="float">
            <text:p>7.149736</text:p>
          </table:table-cell>
          <table:table-cell office:value-type="float" office:value="6.54945685" calcext:value-type="float">
            <text:p>6.5494568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456747" calcext:value-type="float">
            <text:p>6.456747</text:p>
          </table:table-cell>
          <table:table-cell office:value-type="float" office:value="6.53108125" calcext:value-type="float">
            <text:p>6.5310812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268198" calcext:value-type="float">
            <text:p>6.268198</text:p>
          </table:table-cell>
          <table:table-cell office:value-type="float" office:value="6.58281565" calcext:value-type="float">
            <text:p>6.58281565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490097" calcext:value-type="float">
            <text:p>6.490097</text:p>
          </table:table-cell>
          <table:table-cell office:value-type="float" office:value="6.6157971" calcext:value-type="float">
            <text:p>6.615797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528801" calcext:value-type="float">
            <text:p>6.528801</text:p>
          </table:table-cell>
          <table:table-cell office:value-type="float" office:value="6.53242215" calcext:value-type="float">
            <text:p>6.53242215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672287" calcext:value-type="float">
            <text:p>6.672287</text:p>
          </table:table-cell>
          <table:table-cell office:value-type="float" office:value="6.4165485" calcext:value-type="float">
            <text:p>6.416548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65792" calcext:value-type="float">
            <text:p>6.765792</text:p>
          </table:table-cell>
          <table:table-cell office:value-type="float" office:value="6.3910917" calcext:value-type="float">
            <text:p>6.391091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577711" calcext:value-type="float">
            <text:p>6.577711</text:p>
          </table:table-cell>
          <table:table-cell office:value-type="float" office:value="6.31676895" calcext:value-type="float">
            <text:p>6.31676895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23558" calcext:value-type="float">
            <text:p>6.723558</text:p>
          </table:table-cell>
          <table:table-cell office:value-type="float" office:value="6.1314414" calcext:value-type="float">
            <text:p>6.1314414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960963" calcext:value-type="float">
            <text:p>6.960963</text:p>
          </table:table-cell>
          <table:table-cell office:value-type="float" office:value="6.23639215" calcext:value-type="float">
            <text:p>6.2363921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458686" calcext:value-type="float">
            <text:p>6.458686</text:p>
          </table:table-cell>
          <table:table-cell office:value-type="float" office:value="6.8192512" calcext:value-type="float">
            <text:p>6.819251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199497" calcext:value-type="float">
            <text:p>6.199497</text:p>
          </table:table-cell>
          <table:table-cell office:value-type="float" office:value="7.4272241" calcext:value-type="float">
            <text:p>7.4272241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22459" calcext:value-type="float">
            <text:p>6.22459</text:p>
          </table:table-cell>
          <table:table-cell office:value-type="float" office:value="7.5907945" calcext:value-type="float">
            <text:p>7.5907945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371262" calcext:value-type="float">
            <text:p>6.371262</text:p>
          </table:table-cell>
          <table:table-cell office:value-type="float" office:value="7.9255041" calcext:value-type="float">
            <text:p>7.9255041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011274" calcext:value-type="float">
            <text:p>7.011274</text:p>
          </table:table-cell>
          <table:table-cell office:value-type="float" office:value="7.9754268" calcext:value-type="float">
            <text:p>7.9754268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976954" calcext:value-type="float">
            <text:p>6.976954</text:p>
          </table:table-cell>
          <table:table-cell office:value-type="float" office:value="7.9933489" calcext:value-type="float">
            <text:p>7.9933489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131745" calcext:value-type="float">
            <text:p>6.131745</text:p>
          </table:table-cell>
          <table:table-cell office:value-type="float" office:value="7.9244552" calcext:value-type="float">
            <text:p>7.924455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971535" calcext:value-type="float">
            <text:p>5.971535</text:p>
          </table:table-cell>
          <table:table-cell office:value-type="float" office:value="7.93789625" calcext:value-type="float">
            <text:p>7.9378962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519947" calcext:value-type="float">
            <text:p>6.519947</text:p>
          </table:table-cell>
          <table:table-cell office:value-type="float" office:value="7.96995385" calcext:value-type="float">
            <text:p>7.96995385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529757" calcext:value-type="float">
            <text:p>6.529757</text:p>
          </table:table-cell>
          <table:table-cell office:value-type="float" office:value="8.01426255" calcext:value-type="float">
            <text:p>8.0142625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82224" calcext:value-type="float">
            <text:p>6.782224</text:p>
          </table:table-cell>
          <table:table-cell office:value-type="float" office:value="8.03137025" calcext:value-type="float">
            <text:p>8.0313702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491435" calcext:value-type="float">
            <text:p>7.491435</text:p>
          </table:table-cell>
          <table:table-cell office:value-type="float" office:value="7.98472945" calcext:value-type="float">
            <text:p>7.9847294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927827" calcext:value-type="float">
            <text:p>6.927827</text:p>
          </table:table-cell>
          <table:table-cell office:value-type="float" office:value="7.9199699" calcext:value-type="float">
            <text:p>7.9199699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822598" calcext:value-type="float">
            <text:p>4.822598</text:p>
          </table:table-cell>
          <table:table-cell office:value-type="float" office:value="7.9794789" calcext:value-type="float">
            <text:p>7.9794789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211328" calcext:value-type="float">
            <text:p>4.211328</text:p>
          </table:table-cell>
          <table:table-cell office:value-type="float" office:value="8.1239191" calcext:value-type="float">
            <text:p>8.123919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163151" calcext:value-type="float">
            <text:p>6.163151</text:p>
          </table:table-cell>
          <table:table-cell office:value-type="float" office:value="8.0954189" calcext:value-type="float">
            <text:p>8.0954189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279337" calcext:value-type="float">
            <text:p>5.279337</text:p>
          </table:table-cell>
          <table:table-cell office:value-type="float" office:value="8.02795275" calcext:value-type="float">
            <text:p>8.02795275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87116" calcext:value-type="float">
            <text:p>2.87116</text:p>
          </table:table-cell>
          <table:table-cell office:value-type="float" office:value="8.129829" calcext:value-type="float">
            <text:p>8.129829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822573" calcext:value-type="float">
            <text:p>8.822573</text:p>
          </table:table-cell>
          <table:table-cell office:value-type="float" office:value="8.344499" calcext:value-type="float">
            <text:p>8.344499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8.618144" calcext:value-type="float">
            <text:p>18.618144</text:p>
          </table:table-cell>
          <table:table-cell office:value-type="float" office:value="8.23340065" calcext:value-type="float">
            <text:p>8.23340065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.618144" calcext:value-type="float">
            <text:p>18.618144</text:p>
          </table:table-cell>
          <table:table-cell office:value-type="float" office:value="7.60655205" calcext:value-type="float">
            <text:p>7.6065520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.470905" calcext:value-type="float">
            <text:p>9.470905</text:p>
          </table:table-cell>
          <table:table-cell office:value-type="float" office:value="6.95458425" calcext:value-type="float">
            <text:p>6.9545842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.918782" calcext:value-type="float">
            <text:p>12.918782</text:p>
          </table:table-cell>
          <table:table-cell office:value-type="float" office:value="6.7828643" calcext:value-type="float">
            <text:p>6.782864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369716" calcext:value-type="float">
            <text:p>7.369716</text:p>
          </table:table-cell>
          <table:table-cell office:value-type="float" office:value="6.4958066" calcext:value-type="float">
            <text:p>6.4958066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369716" calcext:value-type="float">
            <text:p>7.369716</text:p>
          </table:table-cell>
          <table:table-cell office:value-type="float" office:value="6.50436405" calcext:value-type="float">
            <text:p>6.5043640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59908" calcext:value-type="float">
            <text:p>5.59908</text:p>
          </table:table-cell>
          <table:table-cell office:value-type="float" office:value="6.4908248" calcext:value-type="float">
            <text:p>6.490824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400566" calcext:value-type="float">
            <text:p>6.400566</text:p>
          </table:table-cell>
          <table:table-cell office:value-type="float" office:value="6.525902" calcext:value-type="float">
            <text:p>6.525902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12687" calcext:value-type="float">
            <text:p>6.612687</text:p>
          </table:table-cell>
          <table:table-cell office:value-type="float" office:value="6.5072562" calcext:value-type="float">
            <text:p>6.507256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406121" calcext:value-type="float">
            <text:p>7.406121</text:p>
          </table:table-cell>
          <table:table-cell office:value-type="float" office:value="6.50197515" calcext:value-type="float">
            <text:p>6.5019751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71911" calcext:value-type="float">
            <text:p>6.871911</text:p>
          </table:table-cell>
          <table:table-cell office:value-type="float" office:value="6.46498945" calcext:value-type="float">
            <text:p>6.46498945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849408" calcext:value-type="float">
            <text:p>5.849408</text:p>
          </table:table-cell>
          <table:table-cell office:value-type="float" office:value="6.4646766" calcext:value-type="float">
            <text:p>6.4646766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196244" calcext:value-type="float">
            <text:p>6.196244</text:p>
          </table:table-cell>
          <table:table-cell office:value-type="float" office:value="6.52995315" calcext:value-type="float">
            <text:p>6.5299531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118007" calcext:value-type="float">
            <text:p>8.118007</text:p>
          </table:table-cell>
          <table:table-cell office:value-type="float" office:value="6.56106245" calcext:value-type="float">
            <text:p>6.5610624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711402" calcext:value-type="float">
            <text:p>7.711402</text:p>
          </table:table-cell>
          <table:table-cell office:value-type="float" office:value="6.4818585" calcext:value-type="float">
            <text:p>6.4818585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641324" calcext:value-type="float">
            <text:p>3.641324</text:p>
          </table:table-cell>
          <table:table-cell office:value-type="float" office:value="6.43783505" calcext:value-type="float">
            <text:p>6.4378350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813828" calcext:value-type="float">
            <text:p>4.813828</text:p>
          </table:table-cell>
          <table:table-cell office:value-type="float" office:value="6.60504465" calcext:value-type="float">
            <text:p>6.6050446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316862" calcext:value-type="float">
            <text:p>7.316862</text:p>
          </table:table-cell>
          <table:table-cell office:value-type="float" office:value="6.6944134" calcext:value-type="float">
            <text:p>6.6944134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16456" calcext:value-type="float">
            <text:p>7.16456</text:p>
          </table:table-cell>
          <table:table-cell office:value-type="float" office:value="6.64762035" calcext:value-type="float">
            <text:p>6.64762035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00606" calcext:value-type="float">
            <text:p>6.600606</text:p>
          </table:table-cell>
          <table:table-cell office:value-type="float" office:value="6.62273185" calcext:value-type="float">
            <text:p>6.62273185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081172" calcext:value-type="float">
            <text:p>6.081172</text:p>
          </table:table-cell>
          <table:table-cell office:value-type="float" office:value="6.6375275" calcext:value-type="float">
            <text:p>6.637527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578788" calcext:value-type="float">
            <text:p>5.578788</text:p>
          </table:table-cell>
          <table:table-cell office:value-type="float" office:value="6.69343385" calcext:value-type="float">
            <text:p>6.6934338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036506" calcext:value-type="float">
            <text:p>6.036506</text:p>
          </table:table-cell>
          <table:table-cell office:value-type="float" office:value="6.7630875" calcext:value-type="float">
            <text:p>6.7630875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177628" calcext:value-type="float">
            <text:p>7.177628</text:p>
          </table:table-cell>
          <table:table-cell office:value-type="float" office:value="6.7926739" calcext:value-type="float">
            <text:p>6.7926739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540865" calcext:value-type="float">
            <text:p>7.540865</text:p>
          </table:table-cell>
          <table:table-cell office:value-type="float" office:value="6.7853482" calcext:value-type="float">
            <text:p>6.7853482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098931" calcext:value-type="float">
            <text:p>7.098931</text:p>
          </table:table-cell>
          <table:table-cell office:value-type="float" office:value="6.74869455" calcext:value-type="float">
            <text:p>6.7486945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300624" calcext:value-type="float">
            <text:p>6.300624</text:p>
          </table:table-cell>
          <table:table-cell office:value-type="float" office:value="6.72094915" calcext:value-type="float">
            <text:p>6.7209491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02765" calcext:value-type="float">
            <text:p>6.02765</text:p>
          </table:table-cell>
          <table:table-cell office:value-type="float" office:value="6.7617158" calcext:value-type="float">
            <text:p>6.7617158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07066" calcext:value-type="float">
            <text:p>6.507066</text:p>
          </table:table-cell>
          <table:table-cell office:value-type="float" office:value="6.8132759" calcext:value-type="float">
            <text:p>6.8132759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66407" calcext:value-type="float">
            <text:p>6.666407</text:p>
          </table:table-cell>
          <table:table-cell office:value-type="float" office:value="6.8175828" calcext:value-type="float">
            <text:p>6.8175828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865654" calcext:value-type="float">
            <text:p>6.865654</text:p>
          </table:table-cell>
          <table:table-cell office:value-type="float" office:value="6.815059" calcext:value-type="float">
            <text:p>6.815059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154939" calcext:value-type="float">
            <text:p>7.154939</text:p>
          </table:table-cell>
          <table:table-cell office:value-type="float" office:value="6.8144227" calcext:value-type="float">
            <text:p>6.814422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1843" calcext:value-type="float">
            <text:p>6.81843</text:p>
          </table:table-cell>
          <table:table-cell office:value-type="float" office:value="6.81474215" calcext:value-type="float">
            <text:p>6.81474215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533928" calcext:value-type="float">
            <text:p>6.533928</text:p>
          </table:table-cell>
          <table:table-cell office:value-type="float" office:value="6.8329516" calcext:value-type="float">
            <text:p>6.8329516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830933" calcext:value-type="float">
            <text:p>6.830933</text:p>
          </table:table-cell>
          <table:table-cell office:value-type="float" office:value="6.83728935" calcext:value-type="float">
            <text:p>6.83728935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985516" calcext:value-type="float">
            <text:p>6.985516</text:p>
          </table:table-cell>
          <table:table-cell office:value-type="float" office:value="6.80155055" calcext:value-type="float">
            <text:p>6.8015505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601203" calcext:value-type="float">
            <text:p>6.601203</text:p>
          </table:table-cell>
          <table:table-cell office:value-type="float" office:value="6.77989465" calcext:value-type="float">
            <text:p>6.7798946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381001" calcext:value-type="float">
            <text:p>6.381001</text:p>
          </table:table-cell>
          <table:table-cell office:value-type="float" office:value="6.8112823" calcext:value-type="float">
            <text:p>6.8112823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66679" calcext:value-type="float">
            <text:p>6.66679</text:p>
          </table:table-cell>
          <table:table-cell office:value-type="float" office:value="6.8488947" calcext:value-type="float">
            <text:p>6.8488947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896519" calcext:value-type="float">
            <text:p>6.896519</text:p>
          </table:table-cell>
          <table:table-cell office:value-type="float" office:value="6.8593635" calcext:value-type="float">
            <text:p>6.859363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199299" calcext:value-type="float">
            <text:p>7.199299</text:p>
          </table:table-cell>
          <table:table-cell office:value-type="float" office:value="6.86870925" calcext:value-type="float">
            <text:p>6.8687092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971861" calcext:value-type="float">
            <text:p>6.971861</text:p>
          </table:table-cell>
          <table:table-cell office:value-type="float" office:value="6.84653185" calcext:value-type="float">
            <text:p>6.8465318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28234" calcext:value-type="float">
            <text:p>6.628234</text:p>
          </table:table-cell>
          <table:table-cell office:value-type="float" office:value="6.8083747" calcext:value-type="float">
            <text:p>6.808374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031114" calcext:value-type="float">
            <text:p>7.031114</text:p>
          </table:table-cell>
          <table:table-cell office:value-type="float" office:value="6.7992445" calcext:value-type="float">
            <text:p>6.7992445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807792" calcext:value-type="float">
            <text:p>6.807792</text:p>
          </table:table-cell>
          <table:table-cell office:value-type="float" office:value="6.79602135" calcext:value-type="float">
            <text:p>6.7960213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44023" calcext:value-type="float">
            <text:p>6.544023</text:p>
          </table:table-cell>
          <table:table-cell office:value-type="float" office:value="6.80316215" calcext:value-type="float">
            <text:p>6.80316215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115957" calcext:value-type="float">
            <text:p>7.115957</text:p>
          </table:table-cell>
          <table:table-cell office:value-type="float" office:value="6.8122638" calcext:value-type="float">
            <text:p>6.8122638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058852" calcext:value-type="float">
            <text:p>7.058852</text:p>
          </table:table-cell>
          <table:table-cell office:value-type="float" office:value="6.78993445" calcext:value-type="float">
            <text:p>6.7899344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93204" calcext:value-type="float">
            <text:p>6.593204</text:p>
          </table:table-cell>
          <table:table-cell office:value-type="float" office:value="6.75776435" calcext:value-type="float">
            <text:p>6.7577643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615931" calcext:value-type="float">
            <text:p>6.615931</text:p>
          </table:table-cell>
          <table:table-cell office:value-type="float" office:value="6.7399601" calcext:value-type="float">
            <text:p>6.7399601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852928" calcext:value-type="float">
            <text:p>6.852928</text:p>
          </table:table-cell>
          <table:table-cell office:value-type="float" office:value="6.73692705" calcext:value-type="float">
            <text:p>6.7369270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161328" calcext:value-type="float">
            <text:p>7.161328</text:p>
          </table:table-cell>
          <table:table-cell office:value-type="float" office:value="6.7494191" calcext:value-type="float">
            <text:p>6.749419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182619" calcext:value-type="float">
            <text:p>7.182619</text:p>
          </table:table-cell>
          <table:table-cell office:value-type="float" office:value="6.7378541" calcext:value-type="float">
            <text:p>6.737854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620683" calcext:value-type="float">
            <text:p>6.620683</text:p>
          </table:table-cell>
          <table:table-cell office:value-type="float" office:value="6.6804515" calcext:value-type="float">
            <text:p>6.680451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116157" calcext:value-type="float">
            <text:p>6.116157</text:p>
          </table:table-cell>
          <table:table-cell office:value-type="float" office:value="6.6947785" calcext:value-type="float">
            <text:p>6.694778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552398" calcext:value-type="float">
            <text:p>6.552398</text:p>
          </table:table-cell>
          <table:table-cell office:value-type="float" office:value="6.77894475" calcext:value-type="float">
            <text:p>6.7789447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228956" calcext:value-type="float">
            <text:p>7.228956</text:p>
          </table:table-cell>
          <table:table-cell office:value-type="float" office:value="6.7910682" calcext:value-type="float">
            <text:p>6.7910682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133249" calcext:value-type="float">
            <text:p>7.133249</text:p>
          </table:table-cell>
          <table:table-cell office:value-type="float" office:value="6.6957474" calcext:value-type="float">
            <text:p>6.695747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76166" calcext:value-type="float">
            <text:p>6.876166</text:p>
          </table:table-cell>
          <table:table-cell office:value-type="float" office:value="6.5824412" calcext:value-type="float">
            <text:p>6.5824412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083434" calcext:value-type="float">
            <text:p>7.083434</text:p>
          </table:table-cell>
          <table:table-cell office:value-type="float" office:value="6.50676235" calcext:value-type="float">
            <text:p>6.5067623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55751" calcext:value-type="float">
            <text:p>6.755751</text:p>
          </table:table-cell>
          <table:table-cell office:value-type="float" office:value="6.52288105" calcext:value-type="float">
            <text:p>6.5228810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208718" calcext:value-type="float">
            <text:p>6.208718</text:p>
          </table:table-cell>
          <table:table-cell office:value-type="float" office:value="6.58885055" calcext:value-type="float">
            <text:p>6.5888505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4563" calcext:value-type="float">
            <text:p>6.44563</text:p>
          </table:table-cell>
          <table:table-cell office:value-type="float" office:value="6.56549045" calcext:value-type="float">
            <text:p>6.5654904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966651" calcext:value-type="float">
            <text:p>6.966651</text:p>
          </table:table-cell>
          <table:table-cell office:value-type="float" office:value="6.51968665" calcext:value-type="float">
            <text:p>6.51968665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950608" calcext:value-type="float">
            <text:p>6.950608</text:p>
          </table:table-cell>
          <table:table-cell office:value-type="float" office:value="6.5101338" calcext:value-type="float">
            <text:p>6.5101338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26056" calcext:value-type="float">
            <text:p>6.726056</text:p>
          </table:table-cell>
          <table:table-cell office:value-type="float" office:value="6.4808006" calcext:value-type="float">
            <text:p>6.4808006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6937" calcext:value-type="float">
            <text:p>6.66937</text:p>
          </table:table-cell>
          <table:table-cell office:value-type="float" office:value="6.50388855" calcext:value-type="float">
            <text:p>6.50388855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41545" calcext:value-type="float">
            <text:p>6.41545</text:p>
          </table:table-cell>
          <table:table-cell office:value-type="float" office:value="6.56080475" calcext:value-type="float">
            <text:p>6.5608047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237119" calcext:value-type="float">
            <text:p>6.237119</text:p>
          </table:table-cell>
          <table:table-cell office:value-type="float" office:value="6.6114032" calcext:value-type="float">
            <text:p>6.6114032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55527" calcext:value-type="float">
            <text:p>6.55527</text:p>
          </table:table-cell>
          <table:table-cell office:value-type="float" office:value="6.6384226" calcext:value-type="float">
            <text:p>6.6384226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102769" calcext:value-type="float">
            <text:p>7.102769</text:p>
          </table:table-cell>
          <table:table-cell office:value-type="float" office:value="6.47782015" calcext:value-type="float">
            <text:p>6.47782015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930028" calcext:value-type="float">
            <text:p>6.930028</text:p>
          </table:table-cell>
          <table:table-cell office:value-type="float" office:value="6.28984275" calcext:value-type="float">
            <text:p>6.2898427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034567" calcext:value-type="float">
            <text:p>6.034567</text:p>
          </table:table-cell>
          <table:table-cell office:value-type="float" office:value="6.1105024" calcext:value-type="float">
            <text:p>6.1105024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907223" calcext:value-type="float">
            <text:p>6.907223</text:p>
          </table:table-cell>
          <table:table-cell office:value-type="float" office:value="6.14562285" calcext:value-type="float">
            <text:p>6.1456228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799482" calcext:value-type="float">
            <text:p>7.799482</text:p>
          </table:table-cell>
          <table:table-cell office:value-type="float" office:value="6.5287967" calcext:value-type="float">
            <text:p>6.528796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94867" calcext:value-type="float">
            <text:p>6.794867</text:p>
          </table:table-cell>
          <table:table-cell office:value-type="float" office:value="34.98742435" calcext:value-type="float">
            <text:p>34.9874243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32254" calcext:value-type="float">
            <text:p>5.32254</text:p>
          </table:table-cell>
          <table:table-cell office:value-type="float" office:value="35.0950454" calcext:value-type="float">
            <text:p>35.0950454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867125" calcext:value-type="float">
            <text:p>4.867125</text:p>
          </table:table-cell>
          <table:table-cell office:value-type="float" office:value="35.2762828" calcext:value-type="float">
            <text:p>35.2762828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362589" calcext:value-type="float">
            <text:p>5.362589</text:p>
          </table:table-cell>
          <table:table-cell office:value-type="float" office:value="35.48029095" calcext:value-type="float">
            <text:p>35.4802909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405808" calcext:value-type="float">
            <text:p>7.405808</text:p>
          </table:table-cell>
          <table:table-cell office:value-type="float" office:value="35.6595259" calcext:value-type="float">
            <text:p>35.6595259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075141" calcext:value-type="float">
            <text:p>8.075141</text:p>
          </table:table-cell>
          <table:table-cell office:value-type="float" office:value="35.9950407" calcext:value-type="float">
            <text:p>35.995040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741516" calcext:value-type="float">
            <text:p>5.741516</text:p>
          </table:table-cell>
          <table:table-cell office:value-type="float" office:value="36.403731" calcext:value-type="float">
            <text:p>36.403731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529554" calcext:value-type="float">
            <text:p>5.529554</text:p>
          </table:table-cell>
          <table:table-cell office:value-type="float" office:value="36.68996935" calcext:value-type="float">
            <text:p>36.6899693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75594" calcext:value-type="float">
            <text:p>6.775594</text:p>
          </table:table-cell>
          <table:table-cell office:value-type="float" office:value="36.7852689" calcext:value-type="float">
            <text:p>36.7852689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363944" calcext:value-type="float">
            <text:p>6.363944</text:p>
          </table:table-cell>
          <table:table-cell office:value-type="float" office:value="36.7847672" calcext:value-type="float">
            <text:p>36.7847672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187815" calcext:value-type="float">
            <text:p>7.187815</text:p>
          </table:table-cell>
          <table:table-cell office:value-type="float" office:value="36.82211245" calcext:value-type="float">
            <text:p>36.82211245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807694" calcext:value-type="float">
            <text:p>7.807694</text:p>
          </table:table-cell>
          <table:table-cell office:value-type="float" office:value="36.77864445" calcext:value-type="float">
            <text:p>36.77864445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427419" calcext:value-type="float">
            <text:p>7.427419</text:p>
          </table:table-cell>
          <table:table-cell office:value-type="float" office:value="36.66419245" calcext:value-type="float">
            <text:p>36.6641924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77507" calcext:value-type="float">
            <text:p>6.777507</text:p>
          </table:table-cell>
          <table:table-cell office:value-type="float" office:value="36.6049242" calcext:value-type="float">
            <text:p>36.6049242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343221" calcext:value-type="float">
            <text:p>3.343221</text:p>
          </table:table-cell>
          <table:table-cell office:value-type="float" office:value="36.61545305" calcext:value-type="float">
            <text:p>36.6154530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343221" calcext:value-type="float">
            <text:p>3.343221</text:p>
          </table:table-cell>
          <table:table-cell office:value-type="float" office:value="36.8109778" calcext:value-type="float">
            <text:p>36.8109778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343221" calcext:value-type="float">
            <text:p>3.343221</text:p>
          </table:table-cell>
          <table:table-cell office:value-type="float" office:value="36.9671936" calcext:value-type="float">
            <text:p>36.9671936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36976" calcext:value-type="float">
            <text:p>6.736976</text:p>
          </table:table-cell>
          <table:table-cell office:value-type="float" office:value="37.0889994" calcext:value-type="float">
            <text:p>37.0889994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.5707" calcext:value-type="float">
            <text:p>14.5707</text:p>
          </table:table-cell>
          <table:table-cell office:value-type="float" office:value="37.0542657" calcext:value-type="float">
            <text:p>37.054265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76.972035" calcext:value-type="float">
            <text:p>576.972035</text:p>
          </table:table-cell>
          <table:table-cell office:value-type="float" office:value="36.64882425" calcext:value-type="float">
            <text:p>36.64882425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947288" calcext:value-type="float">
            <text:p>8.947288</text:p>
          </table:table-cell>
          <table:table-cell office:value-type="float" office:value="8.1431687" calcext:value-type="float">
            <text:p>8.143168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947288" calcext:value-type="float">
            <text:p>8.947288</text:p>
          </table:table-cell>
          <table:table-cell office:value-type="float" office:value="8.0257419" calcext:value-type="float">
            <text:p>8.0257419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947288" calcext:value-type="float">
            <text:p>8.947288</text:p>
          </table:table-cell>
          <table:table-cell office:value-type="float" office:value="7.89297535" calcext:value-type="float">
            <text:p>7.89297535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947288" calcext:value-type="float">
            <text:p>8.947288</text:p>
          </table:table-cell>
          <table:table-cell office:value-type="float" office:value="7.7779233" calcext:value-type="float">
            <text:p>7.7779233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.116104" calcext:value-type="float">
            <text:p>14.116104</text:p>
          </table:table-cell>
          <table:table-cell office:value-type="float" office:value="7.69057125" calcext:value-type="float">
            <text:p>7.69057125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6.248947" calcext:value-type="float">
            <text:p>16.248947</text:p>
          </table:table-cell>
          <table:table-cell office:value-type="float" office:value="7.3392997" calcext:value-type="float">
            <text:p>7.3392997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1.466283" calcext:value-type="float">
            <text:p>11.466283</text:p>
          </table:table-cell>
          <table:table-cell office:value-type="float" office:value="6.84510145" calcext:value-type="float">
            <text:p>6.8451014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435545" calcext:value-type="float">
            <text:p>7.435545</text:p>
          </table:table-cell>
          <table:table-cell office:value-type="float" office:value="6.57054845" calcext:value-type="float">
            <text:p>6.5705484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6556" calcext:value-type="float">
            <text:p>6.76556</text:p>
          </table:table-cell>
          <table:table-cell office:value-type="float" office:value="6.5234373" calcext:value-type="float">
            <text:p>6.5234373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110849" calcext:value-type="float">
            <text:p>7.110849</text:p>
          </table:table-cell>
          <table:table-cell office:value-type="float" office:value="6.5307501" calcext:value-type="float">
            <text:p>6.5307501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318455" calcext:value-type="float">
            <text:p>6.318455</text:p>
          </table:table-cell>
          <table:table-cell office:value-type="float" office:value="6.5309955" calcext:value-type="float">
            <text:p>6.5309955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518654" calcext:value-type="float">
            <text:p>5.518654</text:p>
          </table:table-cell>
          <table:table-cell office:value-type="float" office:value="6.5785715" calcext:value-type="float">
            <text:p>6.5785715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242054" calcext:value-type="float">
            <text:p>6.242054</text:p>
          </table:table-cell>
          <table:table-cell office:value-type="float" office:value="6.64889715" calcext:value-type="float">
            <text:p>6.6488971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988084" calcext:value-type="float">
            <text:p>6.988084</text:p>
          </table:table-cell>
          <table:table-cell office:value-type="float" office:value="6.65629855" calcext:value-type="float">
            <text:p>6.6562985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253716" calcext:value-type="float">
            <text:p>7.253716</text:p>
          </table:table-cell>
          <table:table-cell office:value-type="float" office:value="6.63557935" calcext:value-type="float">
            <text:p>6.63557935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467537" calcext:value-type="float">
            <text:p>6.467537</text:p>
          </table:table-cell>
          <table:table-cell office:value-type="float" office:value="6.6174962" calcext:value-type="float">
            <text:p>6.6174962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.779337" calcext:value-type="float">
            <text:p>5.779337</text:p>
          </table:table-cell>
          <table:table-cell office:value-type="float" office:value="6.6282692" calcext:value-type="float">
            <text:p>6.6282692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042302" calcext:value-type="float">
            <text:p>6.042302</text:p>
          </table:table-cell>
          <table:table-cell office:value-type="float" office:value="6.66547695" calcext:value-type="float">
            <text:p>6.6654769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461871" calcext:value-type="float">
            <text:p>6.461871</text:p>
          </table:table-cell>
          <table:table-cell office:value-type="float" office:value="6.7142016" calcext:value-type="float">
            <text:p>6.7142016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858924" calcext:value-type="float">
            <text:p>6.858924</text:p>
          </table:table-cell>
          <table:table-cell office:value-type="float" office:value="6.7569336" calcext:value-type="float">
            <text:p>6.7569336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98752" calcext:value-type="float">
            <text:p>6.598752</text:p>
          </table:table-cell>
          <table:table-cell office:value-type="float" office:value="6.7564888" calcext:value-type="float">
            <text:p>6.7564888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291957" calcext:value-type="float">
            <text:p>6.291957</text:p>
          </table:table-cell>
          <table:table-cell office:value-type="float" office:value="6.75391095" calcext:value-type="float">
            <text:p>6.7539109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46247" calcext:value-type="float">
            <text:p>6.646247</text:p>
          </table:table-cell>
          <table:table-cell office:value-type="float" office:value="6.79436155" calcext:value-type="float">
            <text:p>6.7943615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200247" calcext:value-type="float">
            <text:p>7.200247</text:p>
          </table:table-cell>
          <table:table-cell office:value-type="float" office:value="6.81464985" calcext:value-type="float">
            <text:p>6.81464985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090673" calcext:value-type="float">
            <text:p>7.090673</text:p>
          </table:table-cell>
          <table:table-cell office:value-type="float" office:value="6.77841575" calcext:value-type="float">
            <text:p>6.77841575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364982" calcext:value-type="float">
            <text:p>6.364982</text:p>
          </table:table-cell>
          <table:table-cell office:value-type="float" office:value="6.7493442" calcext:value-type="float">
            <text:p>6.7493442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.975223" calcext:value-type="float">
            <text:p>5.975223</text:p>
          </table:table-cell>
          <table:table-cell office:value-type="float" office:value="6.7772015" calcext:value-type="float">
            <text:p>6.777201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493322" calcext:value-type="float">
            <text:p>6.493322</text:p>
          </table:table-cell>
          <table:table-cell office:value-type="float" office:value="6.8468217" calcext:value-type="float">
            <text:p>6.8468217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911816" calcext:value-type="float">
            <text:p>6.911816</text:p>
          </table:table-cell>
          <table:table-cell office:value-type="float" office:value="6.8723078" calcext:value-type="float">
            <text:p>6.8723078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115757" calcext:value-type="float">
            <text:p>7.115757</text:p>
          </table:table-cell>
          <table:table-cell office:value-type="float" office:value="6.8527574" calcext:value-type="float">
            <text:p>6.8527574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269975" calcext:value-type="float">
            <text:p>7.269975</text:p>
          </table:table-cell>
          <table:table-cell office:value-type="float" office:value="6.82316555" calcext:value-type="float">
            <text:p>6.8231655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925167" calcext:value-type="float">
            <text:p>6.925167</text:p>
          </table:table-cell>
          <table:table-cell office:value-type="float" office:value="6.7915563" calcext:value-type="float">
            <text:p>6.7915563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390082" calcext:value-type="float">
            <text:p>6.390082</text:p>
          </table:table-cell>
          <table:table-cell office:value-type="float" office:value="6.7916345" calcext:value-type="float">
            <text:p>6.791634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5737" calcext:value-type="float">
            <text:p>6.5737</text:p>
          </table:table-cell>
          <table:table-cell office:value-type="float" office:value="6.82756665" calcext:value-type="float">
            <text:p>6.8275666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92053" calcext:value-type="float">
            <text:p>6.892053</text:p>
          </table:table-cell>
          <table:table-cell office:value-type="float" office:value="6.8590459" calcext:value-type="float">
            <text:p>6.8590459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82997" calcext:value-type="float">
            <text:p>6.682997</text:p>
          </table:table-cell>
          <table:table-cell office:value-type="float" office:value="6.8684839" calcext:value-type="float">
            <text:p>6.8684839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523492" calcext:value-type="float">
            <text:p>6.523492</text:p>
          </table:table-cell>
          <table:table-cell office:value-type="float" office:value="6.8675379" calcext:value-type="float">
            <text:p>6.867537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016795" calcext:value-type="float">
            <text:p>7.016795</text:p>
          </table:table-cell>
          <table:table-cell office:value-type="float" office:value="6.87207785" calcext:value-type="float">
            <text:p>6.87207785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316511" calcext:value-type="float">
            <text:p>7.316511</text:p>
          </table:table-cell>
          <table:table-cell office:value-type="float" office:value="6.84820945" calcext:value-type="float">
            <text:p>6.84820945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50028" calcext:value-type="float">
            <text:p>6.850028</text:p>
          </table:table-cell>
          <table:table-cell office:value-type="float" office:value="6.7831683" calcext:value-type="float">
            <text:p>6.783168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547195" calcext:value-type="float">
            <text:p>6.547195</text:p>
          </table:table-cell>
          <table:table-cell office:value-type="float" office:value="6.7540665" calcext:value-type="float">
            <text:p>6.7540665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100969" calcext:value-type="float">
            <text:p>7.100969</text:p>
          </table:table-cell>
          <table:table-cell office:value-type="float" office:value="6.79383675" calcext:value-type="float">
            <text:p>6.79383675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052013" calcext:value-type="float">
            <text:p>7.052013</text:p>
          </table:table-cell>
          <table:table-cell office:value-type="float" office:value="6.8199429" calcext:value-type="float">
            <text:p>6.8199429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475565" calcext:value-type="float">
            <text:p>6.475565</text:p>
          </table:table-cell>
          <table:table-cell office:value-type="float" office:value="6.8176247" calcext:value-type="float">
            <text:p>6.817624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509242" calcext:value-type="float">
            <text:p>6.509242</text:p>
          </table:table-cell>
          <table:table-cell office:value-type="float" office:value="6.82490695" calcext:value-type="float">
            <text:p>6.82490695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922128" calcext:value-type="float">
            <text:p>6.922128</text:p>
          </table:table-cell>
          <table:table-cell office:value-type="float" office:value="6.8289198" calcext:value-type="float">
            <text:p>6.8289198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367627" calcext:value-type="float">
            <text:p>7.367627</text:p>
          </table:table-cell>
          <table:table-cell office:value-type="float" office:value="6.80711975" calcext:value-type="float">
            <text:p>6.8071197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003044" calcext:value-type="float">
            <text:p>7.003044</text:p>
          </table:table-cell>
          <table:table-cell office:value-type="float" office:value="6.77629085" calcext:value-type="float">
            <text:p>6.7762908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520808" calcext:value-type="float">
            <text:p>6.520808</text:p>
          </table:table-cell>
          <table:table-cell office:value-type="float" office:value="6.7713093" calcext:value-type="float">
            <text:p>6.7713093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52392" calcext:value-type="float">
            <text:p>6.52392</text:p>
          </table:table-cell>
          <table:table-cell office:value-type="float" office:value="6.74804885" calcext:value-type="float">
            <text:p>6.74804885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63779" calcext:value-type="float">
            <text:p>6.63779</text:p>
          </table:table-cell>
          <table:table-cell office:value-type="float" office:value="6.70674405" calcext:value-type="float">
            <text:p>6.7067440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926731" calcext:value-type="float">
            <text:p>6.926731</text:p>
          </table:table-cell>
          <table:table-cell office:value-type="float" office:value="6.69840385" calcext:value-type="float">
            <text:p>6.6984038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108725" calcext:value-type="float">
            <text:p>7.108725</text:p>
          </table:table-cell>
          <table:table-cell office:value-type="float" office:value="6.7270839" calcext:value-type="float">
            <text:p>6.7270839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203285" calcext:value-type="float">
            <text:p>7.203285</text:p>
          </table:table-cell>
          <table:table-cell office:value-type="float" office:value="6.7462484" calcext:value-type="float">
            <text:p>6.7462484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080813" calcext:value-type="float">
            <text:p>7.080813</text:p>
          </table:table-cell>
          <table:table-cell office:value-type="float" office:value="6.66585315" calcext:value-type="float">
            <text:p>6.66585315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664077" calcext:value-type="float">
            <text:p>6.664077</text:p>
          </table:table-cell>
          <table:table-cell office:value-type="float" office:value="6.5420574" calcext:value-type="float">
            <text:p>6.5420574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614291" calcext:value-type="float">
            <text:p>6.614291</text:p>
          </table:table-cell>
          <table:table-cell office:value-type="float" office:value="6.5378874" calcext:value-type="float">
            <text:p>6.5378874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539427" calcext:value-type="float">
            <text:p>6.539427</text:p>
          </table:table-cell>
          <table:table-cell office:value-type="float" office:value="6.60676615" calcext:value-type="float">
            <text:p>6.6067661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015688" calcext:value-type="float">
            <text:p>6.015688</text:p>
          </table:table-cell>
          <table:table-cell office:value-type="float" office:value="6.67564555" calcext:value-type="float">
            <text:p>6.67564555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267992" calcext:value-type="float">
            <text:p>6.267992</text:p>
          </table:table-cell>
          <table:table-cell office:value-type="float" office:value="6.71802205" calcext:value-type="float">
            <text:p>6.7180220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3426" calcext:value-type="float">
            <text:p>7.3426</text:p>
          </table:table-cell>
          <table:table-cell office:value-type="float" office:value="6.6868271" calcext:value-type="float">
            <text:p>6.686827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623092" calcext:value-type="float">
            <text:p>7.623092</text:p>
          </table:table-cell>
          <table:table-cell office:value-type="float" office:value="6.58715685" calcext:value-type="float">
            <text:p>6.58715685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005649" calcext:value-type="float">
            <text:p>7.005649</text:p>
          </table:table-cell>
          <table:table-cell office:value-type="float" office:value="6.47279165" calcext:value-type="float">
            <text:p>6.47279165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2121" calcext:value-type="float">
            <text:p>6.62121</text:p>
          </table:table-cell>
          <table:table-cell office:value-type="float" office:value="6.44464465" calcext:value-type="float">
            <text:p>6.44464465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589499" calcext:value-type="float">
            <text:p>6.589499</text:p>
          </table:table-cell>
          <table:table-cell office:value-type="float" office:value="6.4544064" calcext:value-type="float">
            <text:p>6.454406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486127" calcext:value-type="float">
            <text:p>6.486127</text:p>
          </table:table-cell>
          <table:table-cell office:value-type="float" office:value="6.44405545" calcext:value-type="float">
            <text:p>6.44405545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51049" calcext:value-type="float">
            <text:p>6.751049</text:p>
          </table:table-cell>
          <table:table-cell office:value-type="float" office:value="6.5100566" calcext:value-type="float">
            <text:p>6.5100566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903413" calcext:value-type="float">
            <text:p>6.903413</text:p>
          </table:table-cell>
          <table:table-cell office:value-type="float" office:value="6.5367773" calcext:value-type="float">
            <text:p>6.5367773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055599" calcext:value-type="float">
            <text:p>6.055599</text:p>
          </table:table-cell>
          <table:table-cell office:value-type="float" office:value="6.4874437" calcext:value-type="float">
            <text:p>6.487443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697824" calcext:value-type="float">
            <text:p>5.697824</text:p>
          </table:table-cell>
          <table:table-cell office:value-type="float" office:value="6.52926345" calcext:value-type="float">
            <text:p>6.5292634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470986" calcext:value-type="float">
            <text:p>6.470986</text:p>
          </table:table-cell>
          <table:table-cell office:value-type="float" office:value="6.58897195" calcext:value-type="float">
            <text:p>6.58897195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500332" calcext:value-type="float">
            <text:p>7.500332</text:p>
          </table:table-cell>
          <table:table-cell office:value-type="float" office:value="6.61002235" calcext:value-type="float">
            <text:p>6.6100223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492015" calcext:value-type="float">
            <text:p>7.492015</text:p>
          </table:table-cell>
          <table:table-cell office:value-type="float" office:value="6.57960545" calcext:value-type="float">
            <text:p>6.57960545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59538" calcext:value-type="float">
            <text:p>5.59538</text:p>
          </table:table-cell>
          <table:table-cell office:value-type="float" office:value="6.96392455" calcext:value-type="float">
            <text:p>6.9639245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604898" calcext:value-type="float">
            <text:p>4.604898</text:p>
          </table:table-cell>
          <table:table-cell office:value-type="float" office:value="7.4430754" calcext:value-type="float">
            <text:p>7.4430754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580677" calcext:value-type="float">
            <text:p>6.580677</text:p>
          </table:table-cell>
          <table:table-cell office:value-type="float" office:value="7.97175035" calcext:value-type="float">
            <text:p>7.9717503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991866" calcext:value-type="float">
            <text:p>7.991866</text:p>
          </table:table-cell>
          <table:table-cell office:value-type="float" office:value="8.10452945" calcext:value-type="float">
            <text:p>8.1045294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917015" calcext:value-type="float">
            <text:p>7.917015</text:p>
          </table:table-cell>
          <table:table-cell office:value-type="float" office:value="8.1419153" calcext:value-type="float">
            <text:p>8.1419153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63218" calcext:value-type="float">
            <text:p>6.863218</text:p>
          </table:table-cell>
          <table:table-cell office:value-type="float" office:value="7.97356225" calcext:value-type="float">
            <text:p>7.97356225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.644093" calcext:value-type="float">
            <text:p>5.644093</text:p>
          </table:table-cell>
          <table:table-cell office:value-type="float" office:value="7.8718948" calcext:value-type="float">
            <text:p>7.871894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349195" calcext:value-type="float">
            <text:p>5.349195</text:p>
          </table:table-cell>
          <table:table-cell office:value-type="float" office:value="7.9409834" calcext:value-type="float">
            <text:p>7.9409834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.335788" calcext:value-type="float">
            <text:p>5.335788</text:p>
          </table:table-cell>
          <table:table-cell office:value-type="float" office:value="8.0250337" calcext:value-type="float">
            <text:p>8.0250337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442709" calcext:value-type="float">
            <text:p>6.442709</text:p>
          </table:table-cell>
          <table:table-cell office:value-type="float" office:value="8.0060635" calcext:value-type="float">
            <text:p>8.006063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816445" calcext:value-type="float">
            <text:p>6.816445</text:p>
          </table:table-cell>
          <table:table-cell office:value-type="float" office:value="7.93580675" calcext:value-type="float">
            <text:p>7.93580675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38248" calcext:value-type="float">
            <text:p>6.38248</text:p>
          </table:table-cell>
          <table:table-cell office:value-type="float" office:value="7.94579345" calcext:value-type="float">
            <text:p>7.94579345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80615" calcext:value-type="float">
            <text:p>7.80615</text:p>
          </table:table-cell>
          <table:table-cell office:value-type="float" office:value="7.95198695" calcext:value-type="float">
            <text:p>7.95198695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285463" calcext:value-type="float">
            <text:p>7.285463</text:p>
          </table:table-cell>
          <table:table-cell office:value-type="float" office:value="7.90330765" calcext:value-type="float">
            <text:p>7.9033076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916741" calcext:value-type="float">
            <text:p>5.916741</text:p>
          </table:table-cell>
          <table:table-cell office:value-type="float" office:value="7.9569446" calcext:value-type="float">
            <text:p>7.9569446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891994" calcext:value-type="float">
            <text:p>6.891994</text:p>
          </table:table-cell>
          <table:table-cell office:value-type="float" office:value="8.0056926" calcext:value-type="float">
            <text:p>8.0056926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891994" calcext:value-type="float">
            <text:p>6.891994</text:p>
          </table:table-cell>
          <table:table-cell office:value-type="float" office:value="7.92717145" calcext:value-type="float">
            <text:p>7.92717145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91994" calcext:value-type="float">
            <text:p>6.891994</text:p>
          </table:table-cell>
          <table:table-cell office:value-type="float" office:value="7.8921587" calcext:value-type="float">
            <text:p>7.8921587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91994" calcext:value-type="float">
            <text:p>6.891994</text:p>
          </table:table-cell>
          <table:table-cell office:value-type="float" office:value="7.8767841" calcext:value-type="float">
            <text:p>7.8767841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.178397" calcext:value-type="float">
            <text:p>15.178397</text:p>
          </table:table-cell>
          <table:table-cell office:value-type="float" office:value="7.87776865" calcext:value-type="float">
            <text:p>7.8777686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.178397" calcext:value-type="float">
            <text:p>15.178397</text:p>
          </table:table-cell>
          <table:table-cell office:value-type="float" office:value="7.47156015" calcext:value-type="float">
            <text:p>7.4715601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.178397" calcext:value-type="float">
            <text:p>15.178397</text:p>
          </table:table-cell>
          <table:table-cell office:value-type="float" office:value="7.04616005" calcext:value-type="float">
            <text:p>7.04616005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.236259" calcext:value-type="float">
            <text:p>9.236259</text:p>
          </table:table-cell>
          <table:table-cell office:value-type="float" office:value="6.5968242" calcext:value-type="float">
            <text:p>6.5968242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739583" calcext:value-type="float">
            <text:p>8.739583</text:p>
          </table:table-cell>
          <table:table-cell office:value-type="float" office:value="6.4249909" calcext:value-type="float">
            <text:p>6.4249909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549954" calcext:value-type="float">
            <text:p>4.549954</text:p>
          </table:table-cell>
          <table:table-cell office:value-type="float" office:value="6.3137966" calcext:value-type="float">
            <text:p>6.3137966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829869" calcext:value-type="float">
            <text:p>4.829869</text:p>
          </table:table-cell>
          <table:table-cell office:value-type="float" office:value="6.438444" calcext:value-type="float">
            <text:p>6.438444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025865" calcext:value-type="float">
            <text:p>7.025865</text:p>
          </table:table-cell>
          <table:table-cell office:value-type="float" office:value="6.53516095" calcext:value-type="float">
            <text:p>6.5351609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030201" calcext:value-type="float">
            <text:p>7.030201</text:p>
          </table:table-cell>
          <table:table-cell office:value-type="float" office:value="6.52463395" calcext:value-type="float">
            <text:p>6.5246339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956384" calcext:value-type="float">
            <text:p>4.956384</text:p>
          </table:table-cell>
          <table:table-cell office:value-type="float" office:value="6.50526135" calcext:value-type="float">
            <text:p>6.5052613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037574" calcext:value-type="float">
            <text:p>5.037574</text:p>
          </table:table-cell>
          <table:table-cell office:value-type="float" office:value="6.5634335" calcext:value-type="float">
            <text:p>6.5634335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016179" calcext:value-type="float">
            <text:p>7.016179</text:p>
          </table:table-cell>
          <table:table-cell office:value-type="float" office:value="6.6232892" calcext:value-type="float">
            <text:p>6.6232892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50635" calcext:value-type="float">
            <text:p>6.50635</text:p>
          </table:table-cell>
          <table:table-cell office:value-type="float" office:value="6.6151148" calcext:value-type="float">
            <text:p>6.6151148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832564" calcext:value-type="float">
            <text:p>6.832564</text:p>
          </table:table-cell>
          <table:table-cell office:value-type="float" office:value="6.6532546" calcext:value-type="float">
            <text:p>6.6532546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358202" calcext:value-type="float">
            <text:p>8.358202</text:p>
          </table:table-cell>
          <table:table-cell office:value-type="float" office:value="6.66818245" calcext:value-type="float">
            <text:p>6.6681824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891701" calcext:value-type="float">
            <text:p>6.891701</text:p>
          </table:table-cell>
          <table:table-cell office:value-type="float" office:value="6.58897125" calcext:value-type="float">
            <text:p>6.5889712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321571" calcext:value-type="float">
            <text:p>5.321571</text:p>
          </table:table-cell>
          <table:table-cell office:value-type="float" office:value="6.5783184" calcext:value-type="float">
            <text:p>6.5783184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191739" calcext:value-type="float">
            <text:p>6.191739</text:p>
          </table:table-cell>
          <table:table-cell office:value-type="float" office:value="6.64550775" calcext:value-type="float">
            <text:p>6.6455077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584502" calcext:value-type="float">
            <text:p>6.584502</text:p>
          </table:table-cell>
          <table:table-cell office:value-type="float" office:value="6.66194375" calcext:value-type="float">
            <text:p>6.66194375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911685" calcext:value-type="float">
            <text:p>6.911685</text:p>
          </table:table-cell>
          <table:table-cell office:value-type="float" office:value="6.6856412" calcext:value-type="float">
            <text:p>6.6856412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054227" calcext:value-type="float">
            <text:p>7.054227</text:p>
          </table:table-cell>
          <table:table-cell office:value-type="float" office:value="6.7115705" calcext:value-type="float">
            <text:p>6.711570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670395" calcext:value-type="float">
            <text:p>6.670395</text:p>
          </table:table-cell>
          <table:table-cell office:value-type="float" office:value="6.69695555" calcext:value-type="float">
            <text:p>6.69695555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19168" calcext:value-type="float">
            <text:p>6.19168</text:p>
          </table:table-cell>
          <table:table-cell office:value-type="float" office:value="6.68231955" calcext:value-type="float">
            <text:p>6.6823195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799593" calcext:value-type="float">
            <text:p>5.799593</text:p>
          </table:table-cell>
          <table:table-cell office:value-type="float" office:value="6.70431405" calcext:value-type="float">
            <text:p>6.7043140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515697" calcext:value-type="float">
            <text:p>6.515697</text:p>
          </table:table-cell>
          <table:table-cell office:value-type="float" office:value="6.7449666" calcext:value-type="float">
            <text:p>6.744966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042902" calcext:value-type="float">
            <text:p>7.042902</text:p>
          </table:table-cell>
          <table:table-cell office:value-type="float" office:value="6.75941535" calcext:value-type="float">
            <text:p>6.75941535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64208" calcext:value-type="float">
            <text:p>6.764208</text:p>
          </table:table-cell>
          <table:table-cell office:value-type="float" office:value="6.7678782" calcext:value-type="float">
            <text:p>6.7678782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815325" calcext:value-type="float">
            <text:p>6.815325</text:p>
          </table:table-cell>
          <table:table-cell office:value-type="float" office:value="6.7753879" calcext:value-type="float">
            <text:p>6.7753879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642749" calcext:value-type="float">
            <text:p>6.642749</text:p>
          </table:table-cell>
          <table:table-cell office:value-type="float" office:value="6.75743155" calcext:value-type="float">
            <text:p>6.7574315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119827" calcext:value-type="float">
            <text:p>6.119827</text:p>
          </table:table-cell>
          <table:table-cell office:value-type="float" office:value="6.7784794" calcext:value-type="float">
            <text:p>6.7784794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234688" calcext:value-type="float">
            <text:p>6.234688</text:p>
          </table:table-cell>
          <table:table-cell office:value-type="float" office:value="6.85539975" calcext:value-type="float">
            <text:p>6.85539975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52691" calcext:value-type="float">
            <text:p>6.852691</text:p>
          </table:table-cell>
          <table:table-cell office:value-type="float" office:value="6.89681055" calcext:value-type="float">
            <text:p>6.89681055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269146" calcext:value-type="float">
            <text:p>7.269146</text:p>
          </table:table-cell>
          <table:table-cell office:value-type="float" office:value="6.85664415" calcext:value-type="float">
            <text:p>6.8566441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131121" calcext:value-type="float">
            <text:p>7.131121</text:p>
          </table:table-cell>
          <table:table-cell office:value-type="float" office:value="6.8078523" calcext:value-type="float">
            <text:p>6.8078523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73978" calcext:value-type="float">
            <text:p>6.773978</text:p>
          </table:table-cell>
          <table:table-cell office:value-type="float" office:value="6.8005738" calcext:value-type="float">
            <text:p>6.800573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78644" calcext:value-type="float">
            <text:p>6.678644</text:p>
          </table:table-cell>
          <table:table-cell office:value-type="float" office:value="6.8125038" calcext:value-type="float">
            <text:p>6.8125038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65358" calcext:value-type="float">
            <text:p>6.665358</text:p>
          </table:table-cell>
          <table:table-cell office:value-type="float" office:value="6.8138158" calcext:value-type="float">
            <text:p>6.8138158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20459" calcext:value-type="float">
            <text:p>6.520459</text:p>
          </table:table-cell>
          <table:table-cell office:value-type="float" office:value="6.8145065" calcext:value-type="float">
            <text:p>6.8145065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058451" calcext:value-type="float">
            <text:p>7.058451</text:p>
          </table:table-cell>
          <table:table-cell office:value-type="float" office:value="6.83565495" calcext:value-type="float">
            <text:p>6.83565495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430271" calcext:value-type="float">
            <text:p>7.430271</text:p>
          </table:table-cell>
          <table:table-cell office:value-type="float" office:value="6.83378715" calcext:value-type="float">
            <text:p>6.8337871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61928" calcext:value-type="float">
            <text:p>6.761928</text:p>
          </table:table-cell>
          <table:table-cell office:value-type="float" office:value="6.80307905" calcext:value-type="float">
            <text:p>6.8030790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377675" calcext:value-type="float">
            <text:p>6.377675</text:p>
          </table:table-cell>
          <table:table-cell office:value-type="float" office:value="6.79531975" calcext:value-type="float">
            <text:p>6.79531975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3157" calcext:value-type="float">
            <text:p>6.63157</text:p>
          </table:table-cell>
          <table:table-cell office:value-type="float" office:value="6.8089567" calcext:value-type="float">
            <text:p>6.808956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612644" calcext:value-type="float">
            <text:p>6.612644</text:p>
          </table:table-cell>
          <table:table-cell office:value-type="float" office:value="6.82398745" calcext:value-type="float">
            <text:p>6.82398745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804672" calcext:value-type="float">
            <text:p>6.804672</text:p>
          </table:table-cell>
          <table:table-cell office:value-type="float" office:value="6.84492355" calcext:value-type="float">
            <text:p>6.8449235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212159" calcext:value-type="float">
            <text:p>7.212159</text:p>
          </table:table-cell>
          <table:table-cell office:value-type="float" office:value="6.84464845" calcext:value-type="float">
            <text:p>6.8446484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914402" calcext:value-type="float">
            <text:p>6.914402</text:p>
          </table:table-cell>
          <table:table-cell office:value-type="float" office:value="6.80196935" calcext:value-type="float">
            <text:p>6.8019693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456198" calcext:value-type="float">
            <text:p>6.456198</text:p>
          </table:table-cell>
          <table:table-cell office:value-type="float" office:value="6.7595113" calcext:value-type="float">
            <text:p>6.7595113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063706" calcext:value-type="float">
            <text:p>7.063706</text:p>
          </table:table-cell>
          <table:table-cell office:value-type="float" office:value="6.76549485" calcext:value-type="float">
            <text:p>6.7654948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658234" calcext:value-type="float">
            <text:p>7.658234</text:p>
          </table:table-cell>
          <table:table-cell office:value-type="float" office:value="6.7629997" calcext:value-type="float">
            <text:p>6.762999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062904" calcext:value-type="float">
            <text:p>7.062904</text:p>
          </table:table-cell>
          <table:table-cell office:value-type="float" office:value="6.714476" calcext:value-type="float">
            <text:p>6.714476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049363" calcext:value-type="float">
            <text:p>6.049363</text:p>
          </table:table-cell>
          <table:table-cell office:value-type="float" office:value="6.6800386" calcext:value-type="float">
            <text:p>6.6800386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293309" calcext:value-type="float">
            <text:p>6.293309</text:p>
          </table:table-cell>
          <table:table-cell office:value-type="float" office:value="6.70712325" calcext:value-type="float">
            <text:p>6.7071232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985551" calcext:value-type="float">
            <text:p>6.985551</text:p>
          </table:table-cell>
          <table:table-cell office:value-type="float" office:value="6.75311405" calcext:value-type="float">
            <text:p>6.7531140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012578" calcext:value-type="float">
            <text:p>7.012578</text:p>
          </table:table-cell>
          <table:table-cell office:value-type="float" office:value="6.74493785" calcext:value-type="float">
            <text:p>6.7449378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04884" calcext:value-type="float">
            <text:p>6.704884</text:p>
          </table:table-cell>
          <table:table-cell office:value-type="float" office:value="6.66645295" calcext:value-type="float">
            <text:p>6.66645295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679172" calcext:value-type="float">
            <text:p>6.679172</text:p>
          </table:table-cell>
          <table:table-cell office:value-type="float" office:value="6.61208385" calcext:value-type="float">
            <text:p>6.6120838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943428" calcext:value-type="float">
            <text:p>6.943428</text:p>
          </table:table-cell>
          <table:table-cell office:value-type="float" office:value="6.60342705" calcext:value-type="float">
            <text:p>6.6034270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021095" calcext:value-type="float">
            <text:p>7.021095</text:p>
          </table:table-cell>
          <table:table-cell office:value-type="float" office:value="6.5689319" calcext:value-type="float">
            <text:p>6.5689319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16109" calcext:value-type="float">
            <text:p>6.816109</text:p>
          </table:table-cell>
          <table:table-cell office:value-type="float" office:value="6.58354505" calcext:value-type="float">
            <text:p>6.58354505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606742" calcext:value-type="float">
            <text:p>6.606742</text:p>
          </table:table-cell>
          <table:table-cell office:value-type="float" office:value="6.67060855" calcext:value-type="float">
            <text:p>6.67060855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650414" calcext:value-type="float">
            <text:p>6.650414</text:p>
          </table:table-cell>
          <table:table-cell office:value-type="float" office:value="6.6699225" calcext:value-type="float">
            <text:p>6.669922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932185" calcext:value-type="float">
            <text:p>6.932185</text:p>
          </table:table-cell>
          <table:table-cell office:value-type="float" office:value="6.5900234" calcext:value-type="float">
            <text:p>6.5900234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031366" calcext:value-type="float">
            <text:p>7.031366</text:p>
          </table:table-cell>
          <table:table-cell office:value-type="float" office:value="6.5506478" calcext:value-type="float">
            <text:p>6.5506478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79917" calcext:value-type="float">
            <text:p>6.79917</text:p>
          </table:table-cell>
          <table:table-cell office:value-type="float" office:value="6.4989284" calcext:value-type="float">
            <text:p>6.4989284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358577" calcext:value-type="float">
            <text:p>6.358577</text:p>
          </table:table-cell>
          <table:table-cell office:value-type="float" office:value="6.4533734" calcext:value-type="float">
            <text:p>6.4533734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065241" calcext:value-type="float">
            <text:p>6.065241</text:p>
          </table:table-cell>
          <table:table-cell office:value-type="float" office:value="6.452778" calcext:value-type="float">
            <text:p>6.452778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75869" calcext:value-type="float">
            <text:p>6.575869</text:p>
          </table:table-cell>
          <table:table-cell office:value-type="float" office:value="6.5181021" calcext:value-type="float">
            <text:p>6.518102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013803" calcext:value-type="float">
            <text:p>7.013803</text:p>
          </table:table-cell>
          <table:table-cell office:value-type="float" office:value="6.607563" calcext:value-type="float">
            <text:p>6.607563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8776" calcext:value-type="float">
            <text:p>6.68776</text:p>
          </table:table-cell>
          <table:table-cell office:value-type="float" office:value="6.6198193" calcext:value-type="float">
            <text:p>6.619819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374156" calcext:value-type="float">
            <text:p>6.374156</text:p>
          </table:table-cell>
          <table:table-cell office:value-type="float" office:value="6.64837775" calcext:value-type="float">
            <text:p>6.6483777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591056" calcext:value-type="float">
            <text:p>6.591056</text:p>
          </table:table-cell>
          <table:table-cell office:value-type="float" office:value="6.6926164" calcext:value-type="float">
            <text:p>6.6926164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213125" calcext:value-type="float">
            <text:p>7.213125</text:p>
          </table:table-cell>
          <table:table-cell office:value-type="float" office:value="6.5620703" calcext:value-type="float">
            <text:p>6.5620703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22027" calcext:value-type="float">
            <text:p>6.822027</text:p>
          </table:table-cell>
          <table:table-cell office:value-type="float" office:value="7.01095645" calcext:value-type="float">
            <text:p>7.01095645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44288" calcext:value-type="float">
            <text:p>5.44288</text:p>
          </table:table-cell>
          <table:table-cell office:value-type="float" office:value="8.81283675" calcext:value-type="float">
            <text:p>8.8128367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617502" calcext:value-type="float">
            <text:p>5.617502</text:p>
          </table:table-cell>
          <table:table-cell office:value-type="float" office:value="9.0663659" calcext:value-type="float">
            <text:p>9.0663659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506036" calcext:value-type="float">
            <text:p>6.506036</text:p>
          </table:table-cell>
          <table:table-cell office:value-type="float" office:value="9.19479165" calcext:value-type="float">
            <text:p>9.19479165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253525" calcext:value-type="float">
            <text:p>6.253525</text:p>
          </table:table-cell>
          <table:table-cell office:value-type="float" office:value="9.2787907" calcext:value-type="float">
            <text:p>9.2787907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313358" calcext:value-type="float">
            <text:p>7.313358</text:p>
          </table:table-cell>
          <table:table-cell office:value-type="float" office:value="9.3570977" calcext:value-type="float">
            <text:p>9.3570977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.557379" calcext:value-type="float">
            <text:p>8.557379</text:p>
          </table:table-cell>
          <table:table-cell office:value-type="float" office:value="9.52115495" calcext:value-type="float">
            <text:p>9.5211549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593021" calcext:value-type="float">
            <text:p>6.593021</text:p>
          </table:table-cell>
          <table:table-cell office:value-type="float" office:value="9.46049295" calcext:value-type="float">
            <text:p>9.4604929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.052432" calcext:value-type="float">
            <text:p>5.052432</text:p>
          </table:table-cell>
          <table:table-cell office:value-type="float" office:value="9.3324614" calcext:value-type="float">
            <text:p>9.3324614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144673" calcext:value-type="float">
            <text:p>6.144673</text:p>
          </table:table-cell>
          <table:table-cell office:value-type="float" office:value="9.3490713" calcext:value-type="float">
            <text:p>9.3490713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.996978" calcext:value-type="float">
            <text:p>5.996978</text:p>
          </table:table-cell>
          <table:table-cell office:value-type="float" office:value="9.32580215" calcext:value-type="float">
            <text:p>9.3258021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.88807" calcext:value-type="float">
            <text:p>5.88807</text:p>
          </table:table-cell>
          <table:table-cell office:value-type="float" office:value="9.298836" calcext:value-type="float">
            <text:p>9.298836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346669" calcext:value-type="float">
            <text:p>6.346669</text:p>
          </table:table-cell>
          <table:table-cell office:value-type="float" office:value="9.3135819" calcext:value-type="float">
            <text:p>9.3135819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371723" calcext:value-type="float">
            <text:p>7.371723</text:p>
          </table:table-cell>
          <table:table-cell office:value-type="float" office:value="9.34377195" calcext:value-type="float">
            <text:p>9.34377195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.365087" calcext:value-type="float">
            <text:p>8.365087</text:p>
          </table:table-cell>
          <table:table-cell office:value-type="float" office:value="9.3604458" calcext:value-type="float">
            <text:p>9.3604458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258929" calcext:value-type="float">
            <text:p>7.258929</text:p>
          </table:table-cell>
          <table:table-cell office:value-type="float" office:value="9.31962255" calcext:value-type="float">
            <text:p>9.3196225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258929" calcext:value-type="float">
            <text:p>7.258929</text:p>
          </table:table-cell>
          <table:table-cell office:value-type="float" office:value="9.2625625" calcext:value-type="float">
            <text:p>9.262562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258929" calcext:value-type="float">
            <text:p>7.258929</text:p>
          </table:table-cell>
          <table:table-cell office:value-type="float" office:value="9.16828565" calcext:value-type="float">
            <text:p>9.16828565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980134" calcext:value-type="float">
            <text:p>3.980134</text:p>
          </table:table-cell>
          <table:table-cell office:value-type="float" office:value="9.11901665" calcext:value-type="float">
            <text:p>9.11901665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6.190848" calcext:value-type="float">
            <text:p>16.190848</text:p>
          </table:table-cell>
          <table:table-cell office:value-type="float" office:value="9.2557896" calcext:value-type="float">
            <text:p>9.2557896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2.859633" calcext:value-type="float">
            <text:p>42.859633</text:p>
          </table:table-cell>
          <table:table-cell office:value-type="float" office:value="8.7559997" calcext:value-type="float">
            <text:p>8.7559997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.513463" calcext:value-type="float">
            <text:p>10.513463</text:p>
          </table:table-cell>
          <table:table-cell office:value-type="float" office:value="6.94611185" calcext:value-type="float">
            <text:p>6.9461118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.186017" calcext:value-type="float">
            <text:p>8.186017</text:p>
          </table:table-cell>
          <table:table-cell office:value-type="float" office:value="6.76290725" calcext:value-type="float">
            <text:p>6.76290725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.186017" calcext:value-type="float">
            <text:p>8.186017</text:p>
          </table:table-cell>
          <table:table-cell office:value-type="float" office:value="6.6749662" calcext:value-type="float">
            <text:p>6.6749662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819665" calcext:value-type="float">
            <text:p>7.819665</text:p>
          </table:table-cell>
          <table:table-cell office:value-type="float" office:value="6.5999371" calcext:value-type="float">
            <text:p>6.5999371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.594503" calcext:value-type="float">
            <text:p>10.594503</text:p>
          </table:table-cell>
          <table:table-cell office:value-type="float" office:value="6.5613201" calcext:value-type="float">
            <text:p>6.5613201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344139" calcext:value-type="float">
            <text:p>7.344139</text:p>
          </table:table-cell>
          <table:table-cell office:value-type="float" office:value="6.38174445" calcext:value-type="float">
            <text:p>6.38174445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03239" calcext:value-type="float">
            <text:p>4.03239</text:p>
          </table:table-cell>
          <table:table-cell office:value-type="float" office:value="6.34818485" calcext:value-type="float">
            <text:p>6.3481848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38463" calcext:value-type="float">
            <text:p>5.38463</text:p>
          </table:table-cell>
          <table:table-cell office:value-type="float" office:value="6.457335" calcext:value-type="float">
            <text:p>6.45733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.67929" calcext:value-type="float">
            <text:p>5.67929</text:p>
          </table:table-cell>
          <table:table-cell office:value-type="float" office:value="6.5135122" calcext:value-type="float">
            <text:p>6.5135122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.457655" calcext:value-type="float">
            <text:p>5.457655</text:p>
          </table:table-cell>
          <table:table-cell office:value-type="float" office:value="6.5721602" calcext:value-type="float">
            <text:p>6.5721602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182988" calcext:value-type="float">
            <text:p>6.182988</text:p>
          </table:table-cell>
          <table:table-cell office:value-type="float" office:value="6.64076725" calcext:value-type="float">
            <text:p>6.6407672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95047" calcext:value-type="float">
            <text:p>6.95047</text:p>
          </table:table-cell>
          <table:table-cell office:value-type="float" office:value="6.6880201" calcext:value-type="float">
            <text:p>6.688020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7052" calcext:value-type="float">
            <text:p>7.7052</text:p>
          </table:table-cell>
          <table:table-cell office:value-type="float" office:value="6.6968482" calcext:value-type="float">
            <text:p>6.6968482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548622" calcext:value-type="float">
            <text:p>7.548622</text:p>
          </table:table-cell>
          <table:table-cell office:value-type="float" office:value="6.6246745" calcext:value-type="float">
            <text:p>6.624674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117728" calcext:value-type="float">
            <text:p>6.117728</text:p>
          </table:table-cell>
          <table:table-cell office:value-type="float" office:value="6.5469068" calcext:value-type="float">
            <text:p>6.5469068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.373392" calcext:value-type="float">
            <text:p>5.373392</text:p>
          </table:table-cell>
          <table:table-cell office:value-type="float" office:value="6.5766122" calcext:value-type="float">
            <text:p>6.5766122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273549" calcext:value-type="float">
            <text:p>6.273549</text:p>
          </table:table-cell>
          <table:table-cell office:value-type="float" office:value="6.66893945" calcext:value-type="float">
            <text:p>6.66893945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15593" calcext:value-type="float">
            <text:p>6.715593</text:p>
          </table:table-cell>
          <table:table-cell office:value-type="float" office:value="6.71394045" calcext:value-type="float">
            <text:p>6.71394045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19505" calcext:value-type="float">
            <text:p>6.19505</text:p>
          </table:table-cell>
          <table:table-cell office:value-type="float" office:value="6.7253672" calcext:value-type="float">
            <text:p>6.7253672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61876" calcext:value-type="float">
            <text:p>6.661876</text:p>
          </table:table-cell>
          <table:table-cell office:value-type="float" office:value="6.7670413" calcext:value-type="float">
            <text:p>6.7670413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49371" calcext:value-type="float">
            <text:p>6.849371</text:p>
          </table:table-cell>
          <table:table-cell office:value-type="float" office:value="6.7704951" calcext:value-type="float">
            <text:p>6.770495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427196" calcext:value-type="float">
            <text:p>6.427196</text:p>
          </table:table-cell>
          <table:table-cell office:value-type="float" office:value="6.7305021" calcext:value-type="float">
            <text:p>6.730502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85435" calcext:value-type="float">
            <text:p>6.685435</text:p>
          </table:table-cell>
          <table:table-cell office:value-type="float" office:value="6.73363635" calcext:value-type="float">
            <text:p>6.7336363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047325" calcext:value-type="float">
            <text:p>7.047325</text:p>
          </table:table-cell>
          <table:table-cell office:value-type="float" office:value="6.7730822" calcext:value-type="float">
            <text:p>6.7730822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00299" calcext:value-type="float">
            <text:p>7.00299</text:p>
          </table:table-cell>
          <table:table-cell office:value-type="float" office:value="6.79517725" calcext:value-type="float">
            <text:p>6.79517725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672947" calcext:value-type="float">
            <text:p>6.672947</text:p>
          </table:table-cell>
          <table:table-cell office:value-type="float" office:value="6.7675679" calcext:value-type="float">
            <text:p>6.7675679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215393" calcext:value-type="float">
            <text:p>6.215393</text:p>
          </table:table-cell>
          <table:table-cell office:value-type="float" office:value="6.7451147" calcext:value-type="float">
            <text:p>6.745114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508174" calcext:value-type="float">
            <text:p>6.508174</text:p>
          </table:table-cell>
          <table:table-cell office:value-type="float" office:value="6.7937187" calcext:value-type="float">
            <text:p>6.7937187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5225" calcext:value-type="float">
            <text:p>6.85225</text:p>
          </table:table-cell>
          <table:table-cell office:value-type="float" office:value="6.83963135" calcext:value-type="float">
            <text:p>6.8396313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29796" calcext:value-type="float">
            <text:p>6.829796</text:p>
          </table:table-cell>
          <table:table-cell office:value-type="float" office:value="6.8358319" calcext:value-type="float">
            <text:p>6.8358319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128045" calcext:value-type="float">
            <text:p>7.128045</text:p>
          </table:table-cell>
          <table:table-cell office:value-type="float" office:value="6.8206136" calcext:value-type="float">
            <text:p>6.8206136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127032" calcext:value-type="float">
            <text:p>7.127032</text:p>
          </table:table-cell>
          <table:table-cell office:value-type="float" office:value="6.8179485" calcext:value-type="float">
            <text:p>6.8179485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261726" calcext:value-type="float">
            <text:p>6.261726</text:p>
          </table:table-cell>
          <table:table-cell office:value-type="float" office:value="6.81092805" calcext:value-type="float">
            <text:p>6.81092805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.993268" calcext:value-type="float">
            <text:p>5.993268</text:p>
          </table:table-cell>
          <table:table-cell office:value-type="float" office:value="6.8183835" calcext:value-type="float">
            <text:p>6.818383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11836" calcext:value-type="float">
            <text:p>6.711836</text:p>
          </table:table-cell>
          <table:table-cell office:value-type="float" office:value="6.85359565" calcext:value-type="float">
            <text:p>6.8535956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219937" calcext:value-type="float">
            <text:p>7.219937</text:p>
          </table:table-cell>
          <table:table-cell office:value-type="float" office:value="6.8751433" calcext:value-type="float">
            <text:p>6.8751433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173569" calcext:value-type="float">
            <text:p>7.173569</text:p>
          </table:table-cell>
          <table:table-cell office:value-type="float" office:value="6.8549045" calcext:value-type="float">
            <text:p>6.8549045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944128" calcext:value-type="float">
            <text:p>6.944128</text:p>
          </table:table-cell>
          <table:table-cell office:value-type="float" office:value="6.8116387" calcext:value-type="float">
            <text:p>6.8116387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028532" calcext:value-type="float">
            <text:p>7.028532</text:p>
          </table:table-cell>
          <table:table-cell office:value-type="float" office:value="6.7972027" calcext:value-type="float">
            <text:p>6.7972027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30952" calcext:value-type="float">
            <text:p>6.730952</text:p>
          </table:table-cell>
          <table:table-cell office:value-type="float" office:value="6.80456935" calcext:value-type="float">
            <text:p>6.8045693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049511" calcext:value-type="float">
            <text:p>6.049511</text:p>
          </table:table-cell>
          <table:table-cell office:value-type="float" office:value="6.8267092" calcext:value-type="float">
            <text:p>6.826709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489881" calcext:value-type="float">
            <text:p>6.489881</text:p>
          </table:table-cell>
          <table:table-cell office:value-type="float" office:value="6.8700306" calcext:value-type="float">
            <text:p>6.8700306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474352" calcext:value-type="float">
            <text:p>7.474352</text:p>
          </table:table-cell>
          <table:table-cell office:value-type="float" office:value="6.8833451" calcext:value-type="float">
            <text:p>6.8833451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489226" calcext:value-type="float">
            <text:p>7.489226</text:p>
          </table:table-cell>
          <table:table-cell office:value-type="float" office:value="6.84702375" calcext:value-type="float">
            <text:p>6.8470237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450803" calcext:value-type="float">
            <text:p>6.450803</text:p>
          </table:table-cell>
          <table:table-cell office:value-type="float" office:value="6.7887296" calcext:value-type="float">
            <text:p>6.7887296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223883" calcext:value-type="float">
            <text:p>6.223883</text:p>
          </table:table-cell>
          <table:table-cell office:value-type="float" office:value="6.77910425" calcext:value-type="float">
            <text:p>6.7791042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187473" calcext:value-type="float">
            <text:p>7.187473</text:p>
          </table:table-cell>
          <table:table-cell office:value-type="float" office:value="6.79542065" calcext:value-type="float">
            <text:p>6.7954206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426427" calcext:value-type="float">
            <text:p>7.426427</text:p>
          </table:table-cell>
          <table:table-cell office:value-type="float" office:value="6.76081295" calcext:value-type="float">
            <text:p>6.7608129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76261" calcext:value-type="float">
            <text:p>6.776261</text:p>
          </table:table-cell>
          <table:table-cell office:value-type="float" office:value="6.7201452" calcext:value-type="float">
            <text:p>6.7201452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52543" calcext:value-type="float">
            <text:p>6.52543</text:p>
          </table:table-cell>
          <table:table-cell office:value-type="float" office:value="6.731294" calcext:value-type="float">
            <text:p>6.731294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074743" calcext:value-type="float">
            <text:p>7.074743</text:p>
          </table:table-cell>
          <table:table-cell office:value-type="float" office:value="6.762138" calcext:value-type="float">
            <text:p>6.76213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986623" calcext:value-type="float">
            <text:p>6.986623</text:p>
          </table:table-cell>
          <table:table-cell office:value-type="float" office:value="6.75674685" calcext:value-type="float">
            <text:p>6.7567468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410835" calcext:value-type="float">
            <text:p>6.410835</text:p>
          </table:table-cell>
          <table:table-cell office:value-type="float" office:value="6.72501745" calcext:value-type="float">
            <text:p>6.7250174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697511" calcext:value-type="float">
            <text:p>6.697511</text:p>
          </table:table-cell>
          <table:table-cell office:value-type="float" office:value="6.69399755" calcext:value-type="float">
            <text:p>6.6939975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142789" calcext:value-type="float">
            <text:p>7.142789</text:p>
          </table:table-cell>
          <table:table-cell office:value-type="float" office:value="6.68457585" calcext:value-type="float">
            <text:p>6.6845758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15161" calcext:value-type="float">
            <text:p>6.815161</text:p>
          </table:table-cell>
          <table:table-cell office:value-type="float" office:value="6.68308205" calcext:value-type="float">
            <text:p>6.6830820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308253" calcext:value-type="float">
            <text:p>6.308253</text:p>
          </table:table-cell>
          <table:table-cell office:value-type="float" office:value="6.6663458" calcext:value-type="float">
            <text:p>6.6663458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655408" calcext:value-type="float">
            <text:p>6.655408</text:p>
          </table:table-cell>
          <table:table-cell office:value-type="float" office:value="6.6450635" calcext:value-type="float">
            <text:p>6.645063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175865" calcext:value-type="float">
            <text:p>7.175865</text:p>
          </table:table-cell>
          <table:table-cell office:value-type="float" office:value="6.62583595" calcext:value-type="float">
            <text:p>6.62583595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173749" calcext:value-type="float">
            <text:p>7.173749</text:p>
          </table:table-cell>
          <table:table-cell office:value-type="float" office:value="6.6291289" calcext:value-type="float">
            <text:p>6.6291289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915939" calcext:value-type="float">
            <text:p>6.915939</text:p>
          </table:table-cell>
          <table:table-cell office:value-type="float" office:value="6.6616631" calcext:value-type="float">
            <text:p>6.6616631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56171" calcext:value-type="float">
            <text:p>6.756171</text:p>
          </table:table-cell>
          <table:table-cell office:value-type="float" office:value="6.6704602" calcext:value-type="float">
            <text:p>6.670460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47925" calcext:value-type="float">
            <text:p>6.747925</text:p>
          </table:table-cell>
          <table:table-cell office:value-type="float" office:value="6.60090145" calcext:value-type="float">
            <text:p>6.6009014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323343" calcext:value-type="float">
            <text:p>6.323343</text:p>
          </table:table-cell>
          <table:table-cell office:value-type="float" office:value="6.5337581" calcext:value-type="float">
            <text:p>6.5337581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258296" calcext:value-type="float">
            <text:p>6.258296</text:p>
          </table:table-cell>
          <table:table-cell office:value-type="float" office:value="6.4988855" calcext:value-type="float">
            <text:p>6.4988855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550211" calcext:value-type="float">
            <text:p>6.550211</text:p>
          </table:table-cell>
          <table:table-cell office:value-type="float" office:value="6.40980455" calcext:value-type="float">
            <text:p>6.40980455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495319" calcext:value-type="float">
            <text:p>6.495319</text:p>
          </table:table-cell>
          <table:table-cell office:value-type="float" office:value="6.4055714" calcext:value-type="float">
            <text:p>6.4055714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613072" calcext:value-type="float">
            <text:p>6.613072</text:p>
          </table:table-cell>
          <table:table-cell office:value-type="float" office:value="6.5208717" calcext:value-type="float">
            <text:p>6.5208717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999237" calcext:value-type="float">
            <text:p>6.999237</text:p>
          </table:table-cell>
          <table:table-cell office:value-type="float" office:value="6.64875135" calcext:value-type="float">
            <text:p>6.64875135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14231" calcext:value-type="float">
            <text:p>7.14231</text:p>
          </table:table-cell>
          <table:table-cell office:value-type="float" office:value="6.68208535" calcext:value-type="float">
            <text:p>6.6820853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96692" calcext:value-type="float">
            <text:p>6.96692</text:p>
          </table:table-cell>
          <table:table-cell office:value-type="float" office:value="6.7082657" calcext:value-type="float">
            <text:p>6.708265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352035" calcext:value-type="float">
            <text:p>6.352035</text:p>
          </table:table-cell>
          <table:table-cell office:value-type="float" office:value="6.74321555" calcext:value-type="float">
            <text:p>6.7432155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790437" calcext:value-type="float">
            <text:p>5.790437</text:p>
          </table:table-cell>
          <table:table-cell office:value-type="float" office:value="6.958123" calcext:value-type="float">
            <text:p>6.95812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09077" calcext:value-type="float">
            <text:p>6.509077</text:p>
          </table:table-cell>
          <table:table-cell office:value-type="float" office:value="8.2282395" calcext:value-type="float">
            <text:p>8.228239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112913" calcext:value-type="float">
            <text:p>7.112913</text:p>
          </table:table-cell>
          <table:table-cell office:value-type="float" office:value="8.56621575" calcext:value-type="float">
            <text:p>8.56621575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480436" calcext:value-type="float">
            <text:p>6.480436</text:p>
          </table:table-cell>
          <table:table-cell office:value-type="float" office:value="8.65012175" calcext:value-type="float">
            <text:p>8.6501217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882607" calcext:value-type="float">
            <text:p>5.882607</text:p>
          </table:table-cell>
          <table:table-cell office:value-type="float" office:value="8.64279535" calcext:value-type="float">
            <text:p>8.6427953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270857" calcext:value-type="float">
            <text:p>6.270857</text:p>
          </table:table-cell>
          <table:table-cell office:value-type="float" office:value="8.6368151" calcext:value-type="float">
            <text:p>8.6368151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241724" calcext:value-type="float">
            <text:p>7.241724</text:p>
          </table:table-cell>
          <table:table-cell office:value-type="float" office:value="8.4793727" calcext:value-type="float">
            <text:p>8.4793727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824433" calcext:value-type="float">
            <text:p>7.824433</text:p>
          </table:table-cell>
          <table:table-cell office:value-type="float" office:value="8.362664" calcext:value-type="float">
            <text:p>8.362664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091881" calcext:value-type="float">
            <text:p>7.091881</text:p>
          </table:table-cell>
          <table:table-cell office:value-type="float" office:value="8.3414855" calcext:value-type="float">
            <text:p>8.341485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364996" calcext:value-type="float">
            <text:p>5.364996</text:p>
          </table:table-cell>
          <table:table-cell office:value-type="float" office:value="8.33474355" calcext:value-type="float">
            <text:p>8.3347435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405058" calcext:value-type="float">
            <text:p>5.405058</text:p>
          </table:table-cell>
          <table:table-cell office:value-type="float" office:value="8.38477535" calcext:value-type="float">
            <text:p>8.38477535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.625891" calcext:value-type="float">
            <text:p>5.625891</text:p>
          </table:table-cell>
          <table:table-cell office:value-type="float" office:value="8.4076131" calcext:value-type="float">
            <text:p>8.407613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476677" calcext:value-type="float">
            <text:p>4.476677</text:p>
          </table:table-cell>
          <table:table-cell office:value-type="float" office:value="8.32657995" calcext:value-type="float">
            <text:p>8.3265799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465548" calcext:value-type="float">
            <text:p>6.465548</text:p>
          </table:table-cell>
          <table:table-cell office:value-type="float" office:value="8.3213583" calcext:value-type="float">
            <text:p>8.3213583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.801325" calcext:value-type="float">
            <text:p>8.801325</text:p>
          </table:table-cell>
          <table:table-cell office:value-type="float" office:value="8.41100385" calcext:value-type="float">
            <text:p>8.41100385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.170665" calcext:value-type="float">
            <text:p>9.170665</text:p>
          </table:table-cell>
          <table:table-cell office:value-type="float" office:value="8.46435605" calcext:value-type="float">
            <text:p>8.4643560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665917" calcext:value-type="float">
            <text:p>7.665917</text:p>
          </table:table-cell>
          <table:table-cell office:value-type="float" office:value="8.36215035" calcext:value-type="float">
            <text:p>8.36215035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665917" calcext:value-type="float">
            <text:p>7.665917</text:p>
          </table:table-cell>
          <table:table-cell office:value-type="float" office:value="8.18896035" calcext:value-type="float">
            <text:p>8.1889603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665917" calcext:value-type="float">
            <text:p>7.665917</text:p>
          </table:table-cell>
          <table:table-cell office:value-type="float" office:value="8.10517785" calcext:value-type="float">
            <text:p>8.1051778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.650184" calcext:value-type="float">
            <text:p>10.650184</text:p>
          </table:table-cell>
          <table:table-cell office:value-type="float" office:value="8.0816362" calcext:value-type="float">
            <text:p>8.0816362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1.192767" calcext:value-type="float">
            <text:p>31.192767</text:p>
          </table:table-cell>
          <table:table-cell office:value-type="float" office:value="7.84827965" calcext:value-type="float">
            <text:p>7.84827965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3.268602" calcext:value-type="float">
            <text:p>13.268602</text:p>
          </table:table-cell>
          <table:table-cell office:value-type="float" office:value="6.5511371" calcext:value-type="float">
            <text:p>6.5511371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.791033" calcext:value-type="float">
            <text:p>8.791033</text:p>
          </table:table-cell>
          <table:table-cell office:value-type="float" office:value="6.2072611" calcext:value-type="float">
            <text:p>6.2072611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333908" calcext:value-type="float">
            <text:p>6.333908</text:p>
          </table:table-cell>
          <table:table-cell office:value-type="float" office:value="6.12228075" calcext:value-type="float">
            <text:p>6.1222807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.763002" calcext:value-type="float">
            <text:p>5.763002</text:p>
          </table:table-cell>
          <table:table-cell office:value-type="float" office:value="6.16597305" calcext:value-type="float">
            <text:p>6.1659730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122009" calcext:value-type="float">
            <text:p>3.122009</text:p>
          </table:table-cell>
          <table:table-cell office:value-type="float" office:value="6.20909585" calcext:value-type="float">
            <text:p>6.2090958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90755" calcext:value-type="float">
            <text:p>4.90755</text:p>
          </table:table-cell>
          <table:table-cell office:value-type="float" office:value="6.3724511" calcext:value-type="float">
            <text:p>6.372451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400863" calcext:value-type="float">
            <text:p>7.400863</text:p>
          </table:table-cell>
          <table:table-cell office:value-type="float" office:value="6.46459735" calcext:value-type="float">
            <text:p>6.4645973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957042" calcext:value-type="float">
            <text:p>6.957042</text:p>
          </table:table-cell>
          <table:table-cell office:value-type="float" office:value="6.43647835" calcext:value-type="float">
            <text:p>6.4364783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365632" calcext:value-type="float">
            <text:p>6.365632</text:p>
          </table:table-cell>
          <table:table-cell office:value-type="float" office:value="6.41833085" calcext:value-type="float">
            <text:p>6.41833085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.861813" calcext:value-type="float">
            <text:p>5.861813</text:p>
          </table:table-cell>
          <table:table-cell office:value-type="float" office:value="6.41134445" calcext:value-type="float">
            <text:p>6.41134445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005228" calcext:value-type="float">
            <text:p>4.005228</text:p>
          </table:table-cell>
          <table:table-cell office:value-type="float" office:value="6.44077875" calcext:value-type="float">
            <text:p>6.4407787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372244" calcext:value-type="float">
            <text:p>4.372244</text:p>
          </table:table-cell>
          <table:table-cell office:value-type="float" office:value="6.598353" calcext:value-type="float">
            <text:p>6.598353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.258459" calcext:value-type="float">
            <text:p>8.258459</text:p>
          </table:table-cell>
          <table:table-cell office:value-type="float" office:value="6.7428095" calcext:value-type="float">
            <text:p>6.7428095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.868369" calcext:value-type="float">
            <text:p>9.868369</text:p>
          </table:table-cell>
          <table:table-cell office:value-type="float" office:value="6.66589315" calcext:value-type="float">
            <text:p>6.66589315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126551" calcext:value-type="float">
            <text:p>7.126551</text:p>
          </table:table-cell>
          <table:table-cell office:value-type="float" office:value="6.50217985" calcext:value-type="float">
            <text:p>6.50217985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202117" calcext:value-type="float">
            <text:p>4.202117</text:p>
          </table:table-cell>
          <table:table-cell office:value-type="float" office:value="6.4930348" calcext:value-type="float">
            <text:p>6.4930348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990267" calcext:value-type="float">
            <text:p>5.990267</text:p>
          </table:table-cell>
          <table:table-cell office:value-type="float" office:value="6.62897875" calcext:value-type="float">
            <text:p>6.6289787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195084" calcext:value-type="float">
            <text:p>7.195084</text:p>
          </table:table-cell>
          <table:table-cell office:value-type="float" office:value="6.6645165" calcext:value-type="float">
            <text:p>6.664516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.983053" calcext:value-type="float">
            <text:p>5.983053</text:p>
          </table:table-cell>
          <table:table-cell office:value-type="float" office:value="6.6396966" calcext:value-type="float">
            <text:p>6.6396966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249916" calcext:value-type="float">
            <text:p>5.249916</text:p>
          </table:table-cell>
          <table:table-cell office:value-type="float" office:value="6.6756731" calcext:value-type="float">
            <text:p>6.675673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391082" calcext:value-type="float">
            <text:p>6.391082</text:p>
          </table:table-cell>
          <table:table-cell office:value-type="float" office:value="6.75849385" calcext:value-type="float">
            <text:p>6.7584938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091426" calcext:value-type="float">
            <text:p>7.091426</text:p>
          </table:table-cell>
          <table:table-cell office:value-type="float" office:value="6.7812069" calcext:value-type="float">
            <text:p>6.7812069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207754" calcext:value-type="float">
            <text:p>7.207754</text:p>
          </table:table-cell>
          <table:table-cell office:value-type="float" office:value="6.74112675" calcext:value-type="float">
            <text:p>6.74112675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25458" calcext:value-type="float">
            <text:p>6.625458</text:p>
          </table:table-cell>
          <table:table-cell office:value-type="float" office:value="6.71843905" calcext:value-type="float">
            <text:p>6.71843905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389114" calcext:value-type="float">
            <text:p>6.389114</text:p>
          </table:table-cell>
          <table:table-cell office:value-type="float" office:value="6.75902415" calcext:value-type="float">
            <text:p>6.75902415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50475" calcext:value-type="float">
            <text:p>6.750475</text:p>
          </table:table-cell>
          <table:table-cell office:value-type="float" office:value="6.7859619" calcext:value-type="float">
            <text:p>6.7859619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838483" calcext:value-type="float">
            <text:p>6.838483</text:p>
          </table:table-cell>
          <table:table-cell office:value-type="float" office:value="6.7744187" calcext:value-type="float">
            <text:p>6.7744187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594092" calcext:value-type="float">
            <text:p>6.594092</text:p>
          </table:table-cell>
          <table:table-cell office:value-type="float" office:value="6.7730797" calcext:value-type="float">
            <text:p>6.7730797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225904" calcext:value-type="float">
            <text:p>6.225904</text:p>
          </table:table-cell>
          <table:table-cell office:value-type="float" office:value="6.7969243" calcext:value-type="float">
            <text:p>6.7969243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450499" calcext:value-type="float">
            <text:p>6.450499</text:p>
          </table:table-cell>
          <table:table-cell office:value-type="float" office:value="6.8430357" calcext:value-type="float">
            <text:p>6.8430357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156713" calcext:value-type="float">
            <text:p>7.156713</text:p>
          </table:table-cell>
          <table:table-cell office:value-type="float" office:value="6.8750972" calcext:value-type="float">
            <text:p>6.8750972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261374" calcext:value-type="float">
            <text:p>7.261374</text:p>
          </table:table-cell>
          <table:table-cell office:value-type="float" office:value="6.84980025" calcext:value-type="float">
            <text:p>6.84980025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20132" calcext:value-type="float">
            <text:p>6.720132</text:p>
          </table:table-cell>
          <table:table-cell office:value-type="float" office:value="6.79964305" calcext:value-type="float">
            <text:p>6.7996430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594103" calcext:value-type="float">
            <text:p>6.594103</text:p>
          </table:table-cell>
          <table:table-cell office:value-type="float" office:value="6.794959" calcext:value-type="float">
            <text:p>6.794959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94365" calcext:value-type="float">
            <text:p>6.94365</text:p>
          </table:table-cell>
          <table:table-cell office:value-type="float" office:value="6.82227245" calcext:value-type="float">
            <text:p>6.82227245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920996" calcext:value-type="float">
            <text:p>6.920996</text:p>
          </table:table-cell>
          <table:table-cell office:value-type="float" office:value="6.82009335" calcext:value-type="float">
            <text:p>6.8200933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01022" calcext:value-type="float">
            <text:p>6.701022</text:p>
          </table:table-cell>
          <table:table-cell office:value-type="float" office:value="6.80622455" calcext:value-type="float">
            <text:p>6.80622455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98686" calcext:value-type="float">
            <text:p>6.698686</text:p>
          </table:table-cell>
          <table:table-cell office:value-type="float" office:value="6.81436395" calcext:value-type="float">
            <text:p>6.8143639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02583" calcext:value-type="float">
            <text:p>6.702583</text:p>
          </table:table-cell>
          <table:table-cell office:value-type="float" office:value="6.82549425" calcext:value-type="float">
            <text:p>6.8254942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906331" calcext:value-type="float">
            <text:p>6.906331</text:p>
          </table:table-cell>
          <table:table-cell office:value-type="float" office:value="6.8319632632" calcext:value-type="float">
            <text:p>6.8319632632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845343" calcext:value-type="float">
            <text:p>6.845343</text:p>
          </table:table-cell>
          <table:table-cell office:value-type="float" office:value="6.8278317222" calcext:value-type="float">
            <text:p>6.8278317222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289823" calcext:value-type="float">
            <text:p>6.289823</text:p>
          </table:table-cell>
          <table:table-cell office:value-type="float" office:value="6.8268016471" calcext:value-type="float">
            <text:p>6.826801647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54" calcext:value-type="float">
            <text:p>6.754</text:p>
          </table:table-cell>
          <table:table-cell office:value-type="float" office:value="6.8603628125" calcext:value-type="float">
            <text:p>6.8603628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43716" calcext:value-type="float">
            <text:p>7.43716</text:p>
          </table:table-cell>
          <table:table-cell office:value-type="float" office:value="6.8674536667" calcext:value-type="float">
            <text:p>6.8674536667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927869" calcext:value-type="float">
            <text:p>6.927869</text:p>
          </table:table-cell>
          <table:table-cell office:value-type="float" office:value="6.8267603571" calcext:value-type="float">
            <text:p>6.826760357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519611" calcext:value-type="float">
            <text:p>6.519611</text:p>
          </table:table-cell>
          <table:table-cell office:value-type="float" office:value="6.8189827692" calcext:value-type="float">
            <text:p>6.8189827692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811703" calcext:value-type="float">
            <text:p>6.811703</text:p>
          </table:table-cell>
          <table:table-cell office:value-type="float" office:value="6.8439304167" calcext:value-type="float">
            <text:p>6.84393041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070984" calcext:value-type="float">
            <text:p>7.070984</text:p>
          </table:table-cell>
          <table:table-cell office:value-type="float" office:value="6.8468601818" calcext:value-type="float">
            <text:p>6.8468601818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148132" calcext:value-type="float">
            <text:p>7.148132</text:p>
          </table:table-cell>
          <table:table-cell office:value-type="float" office:value="6.8244478" calcext:value-type="float">
            <text:p>6.8244478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091729" calcext:value-type="float">
            <text:p>7.091729</text:p>
          </table:table-cell>
          <table:table-cell office:value-type="float" office:value="6.7884828889" calcext:value-type="float">
            <text:p>6.7884828889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650774" calcext:value-type="float">
            <text:p>6.650774</text:p>
          </table:table-cell>
          <table:table-cell office:value-type="float" office:value="6.750577125" calcext:value-type="float">
            <text:p>6.7505771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25823" calcext:value-type="float">
            <text:p>6.25823</text:p>
          </table:table-cell>
          <table:table-cell office:value-type="float" office:value="6.7648347143" calcext:value-type="float">
            <text:p>6.7648347143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626451" calcext:value-type="float">
            <text:p>6.626451</text:p>
          </table:table-cell>
          <table:table-cell office:value-type="float" office:value="6.8492688333" calcext:value-type="float">
            <text:p>6.8492688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140372" calcext:value-type="float">
            <text:p>7.140372</text:p>
          </table:table-cell>
          <table:table-cell office:value-type="float" office:value="6.8938324" calcext:value-type="float">
            <text:p>6.8938324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900068" calcext:value-type="float">
            <text:p>6.900068</text:p>
          </table:table-cell>
          <table:table-cell office:value-type="float" office:value="6.8321975" calcext:value-type="float">
            <text:p>6.83219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64362" calcext:value-type="float">
            <text:p>6.64362</text:p>
          </table:table-cell>
          <table:table-cell office:value-type="float" office:value="6.809574" calcext:value-type="float">
            <text:p>6.809574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6381" calcext:value-type="float">
            <text:p>6.86381</text:p>
          </table:table-cell>
          <table:table-cell office:value-type="float" office:value="6.892551" calcext:value-type="float">
            <text:p>6.892551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921292" calcext:value-type="float">
            <text:p>6.92129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7:35.030703922</dc:date>
    <meta:document-statistic meta:table-count="1" meta:cell-count="3148" meta:object-count="0"/>
    <meta:generator>LibreOffice/4.2.7.2$Linux_X86_64 LibreOffice_project/420m0$Build-2</meta:generator>
  </office:meta>
</office:document-meta>
</file>